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4.99cm" table:align="center"/>
    </style:style>
    <style:style style:name="Táboa1.A" style:family="table-column">
      <style:table-column-properties style:column-width="3.207cm"/>
    </style:style>
    <style:style style:name="Táboa1.B" style:family="table-column">
      <style:table-column-properties style:column-width="11.783cm"/>
    </style:style>
    <style:style style:name="Táboa1.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áboa1.B1" style:family="table-cell">
      <style:table-cell-properties style:vertical-align="middle" fo:background-color="#eeeeee" fo:padding="0.049cm" fo:border="0.05pt solid #000000">
        <style:background-image/>
      </style:table-cell-properties>
    </style:style>
    <style:style style:name="Táboa1.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áboa1.B2" style:family="table-cell">
      <style:table-cell-properties style:vertical-align="middle" fo:padding="0.049cm" fo:border-left="0.05pt solid #000000" fo:border-right="0.05pt solid #000000" fo:border-top="none" fo:border-bottom="0.05pt solid #000000"/>
    </style:style>
    <style:style style:name="Táboa1.B3" style:family="table-cell">
      <style:table-cell-properties style:vertical-align="middle" fo:padding="0.049cm" fo:border-left="0.05pt solid #000000" fo:border-right="0.05pt solid #000000" fo:border-top="none" fo:border-bottom="0.05pt solid #000000"/>
    </style:style>
    <style:style style:name="Táboa1.B4" style:family="table-cell">
      <style:table-cell-properties style:vertical-align="middle" fo:padding="0.049cm" fo:border-left="0.05pt solid #000000" fo:border-right="0.05pt solid #000000" fo:border-top="none" fo:border-bottom="0.05pt solid #000000"/>
    </style:style>
    <style:style style:name="Táboa1.B5" style:family="table-cell">
      <style:table-cell-properties style:vertical-align="middle" fo:padding="0.049cm" fo:border-left="0.05pt solid #000000" fo:border-right="0.05pt solid #000000" fo:border-top="none" fo:border-bottom="0.05pt solid #000000"/>
    </style:style>
    <style:style style:name="Táboa1.B6" style:family="table-cell">
      <style:table-cell-properties style:vertical-align="middle" fo:padding="0.049cm" fo:border-left="0.05pt solid #000000" fo:border-right="0.05pt solid #000000" fo:border-top="none" fo:border-bottom="0.05pt solid #000000"/>
    </style:style>
    <style:style style:name="Táboa4" style:family="table">
      <style:table-properties style:width="14.99cm" table:align="center"/>
    </style:style>
    <style:style style:name="Táboa4.A" style:family="table-column">
      <style:table-column-properties style:column-width="2.799cm"/>
    </style:style>
    <style:style style:name="Táboa4.B" style:family="table-column">
      <style:table-column-properties style:column-width="12.19cm"/>
    </style:style>
    <style:style style:name="Táboa4.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áboa4.B1" style:family="table-cell">
      <style:table-cell-properties style:vertical-align="middle" fo:background-color="#eeeeee" fo:padding="0.049cm" fo:border="0.05pt solid #000000">
        <style:background-image/>
      </style:table-cell-properties>
    </style:style>
    <style:style style:name="Táboa4.2" style:family="table-row">
      <style:table-row-properties style:min-row-height="1.651cm"/>
    </style:style>
    <style:style style:name="Táboa4.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áboa4.B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áboa5" style:family="table">
      <style:table-properties style:width="10.73cm" table:align="center"/>
    </style:style>
    <style:style style:name="Táboa5.A" style:family="table-column">
      <style:table-column-properties style:column-width="1.612cm"/>
    </style:style>
    <style:style style:name="Táboa5.B" style:family="table-column">
      <style:table-column-properties style:column-width="3.972cm"/>
    </style:style>
    <style:style style:name="Táboa5.C" style:family="table-column">
      <style:table-column-properties style:column-width="1.586cm"/>
    </style:style>
    <style:style style:name="Táboa5.D" style:family="table-column">
      <style:table-column-properties style:column-width="3.56cm"/>
    </style:style>
    <style:style style:name="Táboa5.A1" style:family="table-cell">
      <style:table-cell-properties fo:background-color="#dddddd" fo:padding="0.049cm" fo:border-left="0.05pt solid #000000" fo:border-right="none" fo:border-top="0.05pt solid #000000" fo:border-bottom="0.05pt solid #000000">
        <style:background-image/>
      </style:table-cell-properties>
    </style:style>
    <style:style style:name="Táboa5.D1" style:family="table-cell">
      <style:table-cell-properties fo:background-color="#dddddd" fo:padding="0.049cm" fo:border="0.05pt solid #000000">
        <style:background-image/>
      </style:table-cell-properties>
    </style:style>
    <style:style style:name="Táboa5.A2" style:family="table-cell">
      <style:table-cell-properties fo:background-color="#dddddd" fo:padding="0.049cm" fo:border-left="0.05pt solid #000000" fo:border-right="none" fo:border-top="none" fo:border-bottom="0.05pt solid #000000">
        <style:background-image/>
      </style:table-cell-properties>
    </style:style>
    <style:style style:name="Táboa5.D2" style:family="table-cell">
      <style:table-cell-properties fo:background-color="#dddddd" fo:padding="0.049cm" fo:border-left="0.05pt solid #000000" fo:border-right="0.05pt solid #000000" fo:border-top="none" fo:border-bottom="0.05pt solid #000000">
        <style:background-image/>
      </style:table-cell-properties>
    </style:style>
    <style:style style:name="Táboa2" style:family="table">
      <style:table-properties style:width="17cm" table:align="left"/>
    </style:style>
    <style:style style:name="Táboa2.A" style:family="table-column">
      <style:table-column-properties style:column-width="1.97cm"/>
    </style:style>
    <style:style style:name="Táboa2.B" style:family="table-column">
      <style:table-column-properties style:column-width="15.03cm"/>
    </style:style>
    <style:style style:name="Táboa2.A1" style:family="table-cell">
      <style:table-cell-properties style:vertical-align="middle" fo:padding="0.049cm" fo:border-left="0.05pt solid #000000" fo:border-right="none" fo:border-top="0.05pt solid #000000" fo:border-bottom="0.05pt solid #000000"/>
    </style:style>
    <style:style style:name="Táboa2.B1" style:family="table-cell">
      <style:table-cell-properties style:vertical-align="middle" fo:padding="0.049cm" fo:border="0.05pt solid #000000"/>
    </style:style>
    <style:style style:name="Táboa2.A2" style:family="table-cell">
      <style:table-cell-properties style:vertical-align="middle" fo:padding="0.049cm" fo:border-left="0.05pt solid #000000" fo:border-right="none" fo:border-top="none" fo:border-bottom="0.05pt solid #000000"/>
    </style:style>
    <style:style style:name="Táboa2.B2" style:family="table-cell">
      <style:table-cell-properties style:vertical-align="middle" fo:padding="0.049cm" fo:border-left="0.05pt solid #000000" fo:border-right="0.05pt solid #000000" fo:border-top="none" fo:border-bottom="0.05pt solid #000000"/>
    </style:style>
    <style:style style:name="Táboa3" style:family="table">
      <style:table-properties style:width="15.75cm" table:align="center"/>
    </style:style>
    <style:style style:name="Táboa3.A" style:family="table-column">
      <style:table-column-properties style:column-width="1.979cm"/>
    </style:style>
    <style:style style:name="Táboa3.B" style:family="table-column">
      <style:table-column-properties style:column-width="13.771cm"/>
    </style:style>
    <style:style style:name="Táboa3.A1" style:family="table-cell">
      <style:table-cell-properties style:vertical-align="middle" fo:padding="0.049cm" fo:border-left="0.05pt solid #000000" fo:border-right="none" fo:border-top="0.05pt solid #000000" fo:border-bottom="0.05pt solid #000000"/>
    </style:style>
    <style:style style:name="Táboa3.B1" style:family="table-cell">
      <style:table-cell-properties style:vertical-align="middle" fo:padding="0.049cm" fo:border="0.05pt solid #000000"/>
    </style:style>
    <style:style style:name="Táboa3.A2" style:family="table-cell">
      <style:table-cell-properties style:vertical-align="middle" fo:padding="0.049cm" fo:border-left="0.05pt solid #000000" fo:border-right="none" fo:border-top="none" fo:border-bottom="0.05pt solid #000000"/>
    </style:style>
    <style:style style:name="Táboa3.B2" style:family="table-cell">
      <style:table-cell-properties style:vertical-align="middle" fo:padding="0.049cm" fo:border-left="0.05pt solid #000000" fo:border-right="0.05pt solid #000000" fo:border-top="none" fo:border-bottom="0.05pt solid #000000"/>
    </style:style>
    <style:style style:name="Táboa6" style:family="table">
      <style:table-properties style:width="13.741cm" table:align="center"/>
    </style:style>
    <style:style style:name="Táboa6.A" style:family="table-column">
      <style:table-column-properties style:column-width="2.032cm"/>
    </style:style>
    <style:style style:name="Táboa6.B" style:family="table-column">
      <style:table-column-properties style:column-width="11.709cm"/>
    </style:style>
    <style:style style:name="Táboa6.A1" style:family="table-cell">
      <style:table-cell-properties style:vertical-align="middle" fo:padding="0.049cm" fo:border-left="0.05pt solid #000000" fo:border-right="none" fo:border-top="0.05pt solid #000000" fo:border-bottom="0.05pt solid #000000"/>
    </style:style>
    <style:style style:name="Táboa6.B1" style:family="table-cell">
      <style:table-cell-properties style:vertical-align="middle" fo:padding="0.049cm" fo:border="0.05pt solid #000000"/>
    </style:style>
    <style:style style:name="Táboa6.A2" style:family="table-cell">
      <style:table-cell-properties style:vertical-align="middle" fo:padding="0.049cm" fo:border-left="0.05pt solid #000000" fo:border-right="none" fo:border-top="none" fo:border-bottom="0.05pt solid #000000"/>
    </style:style>
    <style:style style:name="Táboa6.B2" style:family="table-cell">
      <style:table-cell-properties style:vertical-align="middle" fo:padding="0.049cm" fo:border-left="0.05pt solid #000000" fo:border-right="0.05pt solid #000000" fo:border-top="none" fo:border-bottom="0.05pt solid #000000"/>
    </style:style>
    <style:style style:name="Táboa8" style:family="table">
      <style:table-properties style:width="17cm" table:align="left"/>
    </style:style>
    <style:style style:name="Táboa8.A" style:family="table-column">
      <style:table-column-properties style:column-width="1.954cm"/>
    </style:style>
    <style:style style:name="Táboa8.B" style:family="table-column">
      <style:table-column-properties style:column-width="15.046cm"/>
    </style:style>
    <style:style style:name="Táboa8.A1" style:family="table-cell">
      <style:table-cell-properties style:vertical-align="middle" fo:padding="0.049cm" fo:border-left="0.05pt solid #000000" fo:border-right="none" fo:border-top="0.05pt solid #000000" fo:border-bottom="0.05pt solid #000000"/>
    </style:style>
    <style:style style:name="Táboa8.B1" style:family="table-cell">
      <style:table-cell-properties style:vertical-align="middle" fo:padding="0.049cm" fo:border="0.05pt solid #000000"/>
    </style:style>
    <style:style style:name="Táboa8.A2" style:family="table-cell">
      <style:table-cell-properties style:vertical-align="middle" fo:padding="0.049cm" fo:border-left="0.05pt solid #000000" fo:border-right="none" fo:border-top="none" fo:border-bottom="0.05pt solid #000000"/>
    </style:style>
    <style:style style:name="Táboa8.B2" style:family="table-cell">
      <style:table-cell-properties style:vertical-align="middle" fo:padding="0.049cm" fo:border-left="0.05pt solid #000000" fo:border-right="0.05pt solid #000000" fo:border-top="none" fo:border-bottom="0.05pt solid #000000"/>
    </style:style>
    <style:style style:name="Táboa7" style:family="table">
      <style:table-properties style:width="13.69cm" table:align="center"/>
    </style:style>
    <style:style style:name="Táboa7.A" style:family="table-column">
      <style:table-column-properties style:column-width="2.032cm"/>
    </style:style>
    <style:style style:name="Táboa7.B" style:family="table-column">
      <style:table-column-properties style:column-width="11.658cm"/>
    </style:style>
    <style:style style:name="Táboa7.A1" style:family="table-cell">
      <style:table-cell-properties style:vertical-align="middle" fo:padding="0.049cm" fo:border-left="0.05pt solid #000000" fo:border-right="none" fo:border-top="0.05pt solid #000000" fo:border-bottom="0.05pt solid #000000"/>
    </style:style>
    <style:style style:name="Táboa7.B1" style:family="table-cell">
      <style:table-cell-properties style:vertical-align="middle" fo:padding="0.049cm" fo:border="0.05pt solid #000000"/>
    </style:style>
    <style:style style:name="Táboa7.A2" style:family="table-cell">
      <style:table-cell-properties style:vertical-align="middle" fo:padding="0.049cm" fo:border-left="0.05pt solid #000000" fo:border-right="none" fo:border-top="none" fo:border-bottom="0.05pt solid #000000"/>
    </style:style>
    <style:style style:name="Táboa7.B2" style:family="table-cell">
      <style:table-cell-properties style:vertical-align="middle" fo:padding="0.049cm" fo:border-left="0.05pt solid #000000" fo:border-right="0.05pt solid #000000" fo:border-top="none" fo:border-bottom="0.05pt solid #000000"/>
    </style:style>
    <style:style style:name="Táboa9" style:family="table">
      <style:table-properties style:width="10.37cm" table:align="center"/>
    </style:style>
    <style:style style:name="Táboa9.A" style:family="table-column">
      <style:table-column-properties style:column-width="2.134cm"/>
    </style:style>
    <style:style style:name="Táboa9.B" style:family="table-column">
      <style:table-column-properties style:column-width="8.236cm"/>
    </style:style>
    <style:style style:name="Táboa9.A1" style:family="table-cell">
      <style:table-cell-properties style:vertical-align="middle" fo:background-color="transparent" fo:padding="0.049cm" fo:border-left="0.05pt solid #000000" fo:border-right="none" fo:border-top="0.05pt solid #000000" fo:border-bottom="0.05pt solid #000000">
        <style:background-image/>
      </style:table-cell-properties>
    </style:style>
    <style:style style:name="Táboa9.B1" style:family="table-cell">
      <style:table-cell-properties style:vertical-align="middle" fo:background-color="transparent" fo:padding="0.049cm" fo:border="0.05pt solid #000000">
        <style:background-image/>
      </style:table-cell-properties>
    </style:style>
    <style:style style:name="Táboa9.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áboa9.B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áboa10" style:family="table">
      <style:table-properties style:width="17cm" table:align="left"/>
    </style:style>
    <style:style style:name="Táboa10.A" style:family="table-column">
      <style:table-column-properties style:column-width="1.845cm"/>
    </style:style>
    <style:style style:name="Táboa10.B" style:family="table-column">
      <style:table-column-properties style:column-width="15.155cm"/>
    </style:style>
    <style:style style:name="Táboa10.A1" style:family="table-cell">
      <style:table-cell-properties style:vertical-align="middle" fo:padding="0.049cm" fo:border-left="0.05pt solid #000000" fo:border-right="none" fo:border-top="0.05pt solid #000000" fo:border-bottom="0.05pt solid #000000"/>
    </style:style>
    <style:style style:name="Táboa10.B1" style:family="table-cell">
      <style:table-cell-properties style:vertical-align="middle" fo:padding="0.049cm" fo:border="0.05pt solid #000000"/>
    </style:style>
    <style:style style:name="Táboa10.A2" style:family="table-cell">
      <style:table-cell-properties style:vertical-align="middle" fo:padding="0.049cm" fo:border-left="0.05pt solid #000000" fo:border-right="none" fo:border-top="none" fo:border-bottom="0.05pt solid #000000"/>
    </style:style>
    <style:style style:name="Táboa10.B2" style:family="table-cell">
      <style:table-cell-properties style:vertical-align="middle" fo:padding="0.049cm" fo:border-left="0.05pt solid #000000" fo:border-right="0.05pt solid #000000" fo:border-top="none" fo:border-bottom="0.05pt solid #000000"/>
    </style:style>
    <style:style style:name="Táboa11" style:family="table">
      <style:table-properties style:width="17cm" table:align="left"/>
    </style:style>
    <style:style style:name="Táboa11.A" style:family="table-column">
      <style:table-column-properties style:column-width="1.87cm"/>
    </style:style>
    <style:style style:name="Táboa11.B" style:family="table-column">
      <style:table-column-properties style:column-width="15.131cm"/>
    </style:style>
    <style:style style:name="Táboa11.A1" style:family="table-cell">
      <style:table-cell-properties style:vertical-align="middle" fo:padding="0.049cm" fo:border-left="0.05pt solid #000000" fo:border-right="none" fo:border-top="0.05pt solid #000000" fo:border-bottom="0.05pt solid #000000"/>
    </style:style>
    <style:style style:name="Táboa11.B1" style:family="table-cell">
      <style:table-cell-properties style:vertical-align="middle" fo:padding="0.049cm" fo:border="0.05pt solid #000000"/>
    </style:style>
    <style:style style:name="Táboa11.A2" style:family="table-cell">
      <style:table-cell-properties style:vertical-align="middle" fo:padding="0.049cm" fo:border-left="0.05pt solid #000000" fo:border-right="none" fo:border-top="none" fo:border-bottom="0.05pt solid #000000"/>
    </style:style>
    <style:style style:name="Táboa11.B2" style:family="table-cell">
      <style:table-cell-properties style:vertical-align="middle" fo:padding="0.049cm" fo:border-left="0.05pt solid #000000" fo:border-right="0.05pt solid #000000" fo:border-top="none" fo:border-bottom="0.05pt solid #000000"/>
    </style:style>
    <style:style style:name="Táboa12" style:family="table">
      <style:table-properties style:width="17cm" table:align="left"/>
    </style:style>
    <style:style style:name="Táboa12.A" style:family="table-column">
      <style:table-column-properties style:column-width="1.942cm"/>
    </style:style>
    <style:style style:name="Táboa12.B" style:family="table-column">
      <style:table-column-properties style:column-width="15.058cm"/>
    </style:style>
    <style:style style:name="Táboa12.A1" style:family="table-cell">
      <style:table-cell-properties style:vertical-align="middle" fo:padding="0.049cm" fo:border-left="0.05pt solid #000000" fo:border-right="none" fo:border-top="0.05pt solid #000000" fo:border-bottom="0.05pt solid #000000"/>
    </style:style>
    <style:style style:name="Táboa12.B1" style:family="table-cell">
      <style:table-cell-properties style:vertical-align="middle" fo:padding="0.049cm" fo:border="0.05pt solid #000000"/>
    </style:style>
    <style:style style:name="Táboa12.A2" style:family="table-cell">
      <style:table-cell-properties style:vertical-align="middle" fo:padding="0.049cm" fo:border-left="0.05pt solid #000000" fo:border-right="none" fo:border-top="none" fo:border-bottom="0.05pt solid #000000"/>
    </style:style>
    <style:style style:name="Táboa12.B2" style:family="table-cell">
      <style:table-cell-properties style:vertical-align="middle" fo:padding="0.049cm" fo:border-left="0.05pt solid #000000" fo:border-right="0.05pt solid #000000" fo:border-top="none" fo:border-bottom="0.05pt solid #000000"/>
    </style:style>
    <style:style style:name="Táboa13" style:family="table">
      <style:table-properties style:width="16.376cm" table:align="left"/>
    </style:style>
    <style:style style:name="Táboa13.A" style:family="table-column">
      <style:table-column-properties style:column-width="2.702cm"/>
    </style:style>
    <style:style style:name="Táboa13.B" style:family="table-column">
      <style:table-column-properties style:column-width="1.358cm"/>
    </style:style>
    <style:style style:name="Táboa13.C" style:family="table-column">
      <style:table-column-properties style:column-width="4.627cm"/>
    </style:style>
    <style:style style:name="Táboa13.E" style:family="table-column">
      <style:table-column-properties style:column-width="3.062cm"/>
    </style:style>
    <style:style style:name="Táboa13.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áboa13.E1" style:family="table-cell">
      <style:table-cell-properties style:vertical-align="middle" fo:background-color="#dddddd" fo:padding="0.049cm" fo:border="0.05pt solid #000000">
        <style:background-image/>
      </style:table-cell-properties>
    </style:style>
    <style:style style:name="Táboa13.A2" style:family="table-cell">
      <style:table-cell-properties style:vertical-align="middle" fo:padding="0.049cm" fo:border-left="0.05pt solid #000000" fo:border-right="none" fo:border-top="none" fo:border-bottom="0.05pt solid #000000"/>
    </style:style>
    <style:style style:name="Táboa13.B2" style:family="table-cell">
      <style:table-cell-properties style:vertical-align="middle" fo:padding="0.049cm" fo:border-left="0.05pt solid #000000" fo:border-right="none" fo:border-top="none" fo:border-bottom="0.05pt solid #000000"/>
    </style:style>
    <style:style style:name="Táboa13.C2" style:family="table-cell">
      <style:table-cell-properties style:vertical-align="middle" fo:padding="0.049cm" fo:border-left="0.05pt solid #000000" fo:border-right="none" fo:border-top="none" fo:border-bottom="0.05pt solid #000000"/>
    </style:style>
    <style:style style:name="Táboa13.D2" style:family="table-cell">
      <style:table-cell-properties style:vertical-align="middle" fo:padding="0.049cm" fo:border-left="0.05pt solid #000000" fo:border-right="none" fo:border-top="none" fo:border-bottom="0.05pt solid #000000"/>
    </style:style>
    <style:style style:name="Táboa13.E2" style:family="table-cell">
      <style:table-cell-properties style:vertical-align="middle" fo:padding="0.049cm" fo:border-left="0.05pt solid #000000" fo:border-right="0.05pt solid #000000" fo:border-top="none" fo:border-bottom="0.05pt solid #000000"/>
    </style:style>
    <style:style style:name="Táboa13.A3" style:family="table-cell">
      <style:table-cell-properties style:vertical-align="middle" fo:padding="0.049cm" fo:border-left="0.05pt solid #000000" fo:border-right="none" fo:border-top="none" fo:border-bottom="0.05pt solid #000000"/>
    </style:style>
    <style:style style:name="Táboa13.B3" style:family="table-cell">
      <style:table-cell-properties style:vertical-align="middle" fo:padding="0.049cm" fo:border-left="0.05pt solid #000000" fo:border-right="none" fo:border-top="none" fo:border-bottom="0.05pt solid #000000"/>
    </style:style>
    <style:style style:name="Táboa13.C3" style:family="table-cell">
      <style:table-cell-properties style:vertical-align="middle" fo:padding="0.049cm" fo:border-left="0.05pt solid #000000" fo:border-right="none" fo:border-top="none" fo:border-bottom="0.05pt solid #000000"/>
    </style:style>
    <style:style style:name="Táboa13.D3" style:family="table-cell">
      <style:table-cell-properties style:vertical-align="middle" fo:padding="0.049cm" fo:border-left="0.05pt solid #000000" fo:border-right="none" fo:border-top="none" fo:border-bottom="0.05pt solid #000000"/>
    </style:style>
    <style:style style:name="Táboa13.E3" style:family="table-cell">
      <style:table-cell-properties style:vertical-align="middle" fo:padding="0.049cm" fo:border-left="0.05pt solid #000000" fo:border-right="0.05pt solid #000000" fo:border-top="none" fo:border-bottom="0.05pt solid #000000"/>
    </style:style>
    <style:style style:name="Táboa13.A4" style:family="table-cell">
      <style:table-cell-properties style:vertical-align="middle" fo:padding="0.049cm" fo:border-left="0.05pt solid #000000" fo:border-right="none" fo:border-top="none" fo:border-bottom="0.05pt solid #000000"/>
    </style:style>
    <style:style style:name="Táboa13.B4" style:family="table-cell">
      <style:table-cell-properties style:vertical-align="middle" fo:padding="0.049cm" fo:border-left="0.05pt solid #000000" fo:border-right="none" fo:border-top="none" fo:border-bottom="0.05pt solid #000000"/>
    </style:style>
    <style:style style:name="Táboa13.C4" style:family="table-cell">
      <style:table-cell-properties style:vertical-align="middle" fo:padding="0.049cm" fo:border-left="0.05pt solid #000000" fo:border-right="none" fo:border-top="none" fo:border-bottom="0.05pt solid #000000"/>
    </style:style>
    <style:style style:name="Táboa13.D4" style:family="table-cell">
      <style:table-cell-properties style:vertical-align="middle" fo:padding="0.049cm" fo:border-left="0.05pt solid #000000" fo:border-right="none" fo:border-top="none" fo:border-bottom="0.05pt solid #000000"/>
    </style:style>
    <style:style style:name="Táboa13.E4" style:family="table-cell">
      <style:table-cell-properties style:vertical-align="middle" fo:padding="0.049cm" fo:border-left="0.05pt solid #000000" fo:border-right="0.05pt solid #000000" fo:border-top="none" fo:border-bottom="0.05pt solid #000000"/>
    </style:style>
    <style:style style:name="Táboa13.A5" style:family="table-cell">
      <style:table-cell-properties style:vertical-align="middle" fo:padding="0.049cm" fo:border-left="0.05pt solid #000000" fo:border-right="none" fo:border-top="none" fo:border-bottom="0.05pt solid #000000"/>
    </style:style>
    <style:style style:name="Táboa13.B5" style:family="table-cell">
      <style:table-cell-properties style:vertical-align="middle" fo:padding="0.049cm" fo:border-left="0.05pt solid #000000" fo:border-right="none" fo:border-top="none" fo:border-bottom="0.05pt solid #000000"/>
    </style:style>
    <style:style style:name="Táboa13.C5" style:family="table-cell">
      <style:table-cell-properties style:vertical-align="middle" fo:padding="0.049cm" fo:border-left="0.05pt solid #000000" fo:border-right="none" fo:border-top="none" fo:border-bottom="0.05pt solid #000000"/>
    </style:style>
    <style:style style:name="Táboa13.D5" style:family="table-cell">
      <style:table-cell-properties style:vertical-align="middle" fo:padding="0.049cm" fo:border-left="0.05pt solid #000000" fo:border-right="none" fo:border-top="none" fo:border-bottom="0.05pt solid #000000"/>
    </style:style>
    <style:style style:name="Táboa13.E5" style:family="table-cell">
      <style:table-cell-properties style:vertical-align="middle" fo:padding="0.049cm" fo:border-left="0.05pt solid #000000" fo:border-right="0.05pt solid #000000" fo:border-top="none" fo:border-bottom="0.05pt solid #000000"/>
    </style:style>
    <style:style style:name="Táboa13.A6" style:family="table-cell">
      <style:table-cell-properties style:vertical-align="middle" fo:padding="0.049cm" fo:border-left="0.05pt solid #000000" fo:border-right="none" fo:border-top="none" fo:border-bottom="0.05pt solid #000000"/>
    </style:style>
    <style:style style:name="Táboa13.B6" style:family="table-cell">
      <style:table-cell-properties style:vertical-align="middle" fo:padding="0.049cm" fo:border-left="0.05pt solid #000000" fo:border-right="none" fo:border-top="none" fo:border-bottom="0.05pt solid #000000"/>
    </style:style>
    <style:style style:name="Táboa13.C6" style:family="table-cell">
      <style:table-cell-properties style:vertical-align="middle" fo:padding="0.049cm" fo:border-left="0.05pt solid #000000" fo:border-right="none" fo:border-top="none" fo:border-bottom="0.05pt solid #000000"/>
    </style:style>
    <style:style style:name="Táboa13.D6" style:family="table-cell">
      <style:table-cell-properties style:vertical-align="middle" fo:padding="0.049cm" fo:border-left="0.05pt solid #000000" fo:border-right="none" fo:border-top="none" fo:border-bottom="0.05pt solid #000000"/>
    </style:style>
    <style:style style:name="Táboa13.E6" style:family="table-cell">
      <style:table-cell-properties style:vertical-align="middle" fo:padding="0.049cm" fo:border-left="0.05pt solid #000000" fo:border-right="0.05pt solid #000000" fo:border-top="none" fo:border-bottom="0.05pt solid #000000"/>
    </style:style>
    <style:style style:name="Táboa14" style:family="table">
      <style:table-properties style:width="17cm" table:align="left"/>
    </style:style>
    <style:style style:name="Táboa14.A" style:family="table-column">
      <style:table-column-properties style:column-width="3.949cm"/>
    </style:style>
    <style:style style:name="Táboa14.B" style:family="table-column">
      <style:table-column-properties style:column-width="13.051cm"/>
    </style:style>
    <style:style style:name="Táboa14.A1" style:family="table-cell">
      <style:table-cell-properties style:vertical-align="middle" fo:padding="0.049cm" fo:border-left="0.05pt solid #000000" fo:border-right="none" fo:border-top="0.05pt solid #000000" fo:border-bottom="0.05pt solid #000000"/>
    </style:style>
    <style:style style:name="Táboa14.B1" style:family="table-cell">
      <style:table-cell-properties style:vertical-align="middle" fo:padding="0.049cm" fo:border="0.05pt solid #000000"/>
    </style:style>
    <style:style style:name="Táboa14.A2" style:family="table-cell">
      <style:table-cell-properties style:vertical-align="middle" fo:padding="0.049cm" fo:border-left="0.05pt solid #000000" fo:border-right="none" fo:border-top="none" fo:border-bottom="0.05pt solid #000000"/>
    </style:style>
    <style:style style:name="Táboa14.B2" style:family="table-cell">
      <style:table-cell-properties style:vertical-align="middle" fo:padding="0.049cm" fo:border-left="0.05pt solid #000000" fo:border-right="0.05pt solid #000000" fo:border-top="none" fo:border-bottom="0.05pt solid #000000"/>
    </style:style>
    <style:style style:name="Táboa15" style:family="table">
      <style:table-properties style:width="17cm" table:align="left"/>
    </style:style>
    <style:style style:name="Táboa15.A" style:family="table-column">
      <style:table-column-properties style:column-width="2.009cm"/>
    </style:style>
    <style:style style:name="Táboa15.B" style:family="table-column">
      <style:table-column-properties style:column-width="14.991cm"/>
    </style:style>
    <style:style style:name="Táboa15.A1" style:family="table-cell">
      <style:table-cell-properties style:vertical-align="middle" fo:padding="0.049cm" fo:border-left="0.05pt solid #000000" fo:border-right="none" fo:border-top="0.05pt solid #000000" fo:border-bottom="0.05pt solid #000000"/>
    </style:style>
    <style:style style:name="Táboa15.B1" style:family="table-cell">
      <style:table-cell-properties style:vertical-align="middle" fo:padding="0.049cm" fo:border="0.05pt solid #000000"/>
    </style:style>
    <style:style style:name="Táboa15.A2" style:family="table-cell">
      <style:table-cell-properties style:vertical-align="middle" fo:padding="0.049cm" fo:border-left="0.05pt solid #000000" fo:border-right="none" fo:border-top="none" fo:border-bottom="0.05pt solid #000000"/>
    </style:style>
    <style:style style:name="Táboa15.B2" style:family="table-cell">
      <style:table-cell-properties style:vertical-align="middle" fo:padding="0.049cm" fo:border-left="0.05pt solid #000000" fo:border-right="0.05pt solid #000000" fo:border-top="none" fo:border-bottom="0.05pt solid #000000"/>
    </style:style>
    <style:style style:name="Táboa16" style:family="table">
      <style:table-properties style:width="17cm" table:align="left"/>
    </style:style>
    <style:style style:name="Táboa16.A" style:family="table-column">
      <style:table-column-properties style:column-width="2.577cm"/>
    </style:style>
    <style:style style:name="Táboa16.B" style:family="table-column">
      <style:table-column-properties style:column-width="14.423cm"/>
    </style:style>
    <style:style style:name="Táboa16.A1" style:family="table-cell">
      <style:table-cell-properties style:vertical-align="middle" fo:padding="0.049cm" fo:border-left="0.05pt solid #000000" fo:border-right="none" fo:border-top="0.05pt solid #000000" fo:border-bottom="0.05pt solid #000000"/>
    </style:style>
    <style:style style:name="Táboa16.B1" style:family="table-cell">
      <style:table-cell-properties style:vertical-align="middle" fo:padding="0.049cm" fo:border="0.05pt solid #000000"/>
    </style:style>
    <style:style style:name="Táboa16.A2" style:family="table-cell">
      <style:table-cell-properties style:vertical-align="middle" fo:padding="0.049cm" fo:border-left="0.05pt solid #000000" fo:border-right="none" fo:border-top="none" fo:border-bottom="0.05pt solid #000000"/>
    </style:style>
    <style:style style:name="Táboa16.B2" style:family="table-cell">
      <style:table-cell-properties style:vertical-align="middle" fo:padding="0.049cm" fo:border-left="0.05pt solid #000000" fo:border-right="0.05pt solid #000000" fo:border-top="none" fo:border-bottom="0.05pt solid #000000"/>
    </style:style>
    <style:style style:name="Táboa17" style:family="table">
      <style:table-properties style:width="17cm" table:align="left"/>
    </style:style>
    <style:style style:name="Táboa17.A" style:family="table-column">
      <style:table-column-properties style:column-width="3.392cm"/>
    </style:style>
    <style:style style:name="Táboa17.B" style:family="table-column">
      <style:table-column-properties style:column-width="13.608cm"/>
    </style:style>
    <style:style style:name="Táboa17.A1" style:family="table-cell">
      <style:table-cell-properties style:vertical-align="middle" fo:padding="0.049cm" fo:border-left="0.05pt solid #000000" fo:border-right="none" fo:border-top="0.05pt solid #000000" fo:border-bottom="0.05pt solid #000000"/>
    </style:style>
    <style:style style:name="Táboa17.B1" style:family="table-cell">
      <style:table-cell-properties style:vertical-align="middle" fo:padding="0.049cm" fo:border="0.05pt solid #000000"/>
    </style:style>
    <style:style style:name="Táboa17.A2" style:family="table-cell">
      <style:table-cell-properties style:vertical-align="middle" fo:padding="0.049cm" fo:border-left="0.05pt solid #000000" fo:border-right="none" fo:border-top="none" fo:border-bottom="0.05pt solid #000000"/>
    </style:style>
    <style:style style:name="Táboa17.B2" style:family="table-cell">
      <style:table-cell-properties style:vertical-align="middle" fo:padding="0.049cm" fo:border-left="0.05pt solid #000000" fo:border-right="0.05pt solid #000000" fo:border-top="none" fo:border-bottom="0.05pt solid #000000"/>
    </style:style>
    <style:style style:name="Táboa18" style:family="table">
      <style:table-properties style:width="17cm" table:align="left"/>
    </style:style>
    <style:style style:name="Táboa18.A" style:family="table-column">
      <style:table-column-properties style:column-width="2.836cm"/>
    </style:style>
    <style:style style:name="Táboa18.B" style:family="table-column">
      <style:table-column-properties style:column-width="14.164cm"/>
    </style:style>
    <style:style style:name="Táboa18.A1" style:family="table-cell">
      <style:table-cell-properties style:vertical-align="middle" fo:padding="0.049cm" fo:border-left="0.05pt solid #000000" fo:border-right="none" fo:border-top="0.05pt solid #000000" fo:border-bottom="0.05pt solid #000000"/>
    </style:style>
    <style:style style:name="Táboa18.B1" style:family="table-cell">
      <style:table-cell-properties style:vertical-align="middle" fo:padding="0.049cm" fo:border="0.05pt solid #000000"/>
    </style:style>
    <style:style style:name="Táboa18.A2" style:family="table-cell">
      <style:table-cell-properties style:vertical-align="middle" fo:padding="0.049cm" fo:border-left="0.05pt solid #000000" fo:border-right="none" fo:border-top="none" fo:border-bottom="0.05pt solid #000000"/>
    </style:style>
    <style:style style:name="Táboa18.B2" style:family="table-cell">
      <style:table-cell-properties style:vertical-align="middle" fo:padding="0.049cm" fo:border-left="0.05pt solid #000000" fo:border-right="0.05pt solid #000000" fo:border-top="none" fo:border-bottom="0.05pt solid #000000"/>
    </style:style>
    <style:style style:name="Táboa19" style:family="table">
      <style:table-properties style:width="17cm" table:align="left"/>
    </style:style>
    <style:style style:name="Táboa19.A" style:family="table-column">
      <style:table-column-properties style:column-width="1.856cm"/>
    </style:style>
    <style:style style:name="Táboa19.B" style:family="table-column">
      <style:table-column-properties style:column-width="15.145cm"/>
    </style:style>
    <style:style style:name="Táboa19.A1" style:family="table-cell">
      <style:table-cell-properties style:vertical-align="middle" fo:padding="0.049cm" fo:border-left="0.05pt solid #000000" fo:border-right="none" fo:border-top="0.05pt solid #000000" fo:border-bottom="0.05pt solid #000000"/>
    </style:style>
    <style:style style:name="Táboa19.B1" style:family="table-cell">
      <style:table-cell-properties style:vertical-align="middle" fo:padding="0.049cm" fo:border="0.05pt solid #000000"/>
    </style:style>
    <style:style style:name="Táboa19.A2" style:family="table-cell">
      <style:table-cell-properties style:vertical-align="middle" fo:padding="0.049cm" fo:border-left="0.05pt solid #000000" fo:border-right="none" fo:border-top="none" fo:border-bottom="0.05pt solid #000000"/>
    </style:style>
    <style:style style:name="Táboa19.B2" style:family="table-cell">
      <style:table-cell-properties style:vertical-align="middle" fo:padding="0.049cm" fo:border-left="0.05pt solid #000000" fo:border-right="0.05pt solid #000000" fo:border-top="none" fo:border-bottom="0.05pt solid #000000"/>
    </style:style>
    <style:style style:name="P1" style:family="paragraph" style:parent-style-name="Standard">
      <style:text-properties style:font-name="Liberation Sans" fo:font-size="10pt" style:font-size-asian="10pt" style:font-size-complex="10pt"/>
    </style:style>
    <style:style style:name="P2" style:family="paragraph" style:parent-style-name="Standard">
      <style:text-properties style:font-name="Liberation Sans" fo:font-size="9pt" style:font-size-asian="9pt" style:font-size-complex="9pt"/>
    </style:style>
    <style:style style:name="P3" style:family="paragraph" style:parent-style-name="Heading">
      <style:text-properties style:text-underline-style="solid" style:text-underline-width="auto" style:text-underline-color="font-color" fo:font-weight="bold" style:font-weight-asian="bold" style:font-weight-complex="bold"/>
    </style:style>
    <style:style style:name="P4" style:family="paragraph" style:parent-style-name="Heading">
      <style:text-properties style:font-name="Liberation Sans" style:text-underline-style="solid" style:text-underline-width="auto" style:text-underline-color="font-color" fo:font-weight="bold" style:font-weight-asian="bold" style:font-weight-complex="bold"/>
    </style:style>
    <style:style style:name="P5" style:family="paragraph" style:parent-style-name="Heading">
      <style:paragraph-properties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6" style:family="paragraph" style:parent-style-name="Text_20_body">
      <style:text-properties style:font-name="Liberation Sans"/>
    </style:style>
    <style:style style:name="P7" style:family="paragraph" style:parent-style-name="Text_20_body">
      <style:text-properties style:font-name="Liberation Sans" fo:font-size="10pt" style:font-size-asian="10pt" style:font-size-complex="10pt"/>
    </style:style>
    <style:style style:name="P8" style:family="paragraph" style:parent-style-name="Text_20_body">
      <style:paragraph-properties fo:text-align="center" style:justify-single-word="false"/>
      <style:text-properties style:font-name="Liberation Sans" fo:font-size="10pt" style:font-size-asian="10pt" style:font-size-complex="10pt"/>
    </style:style>
    <style:style style:name="P9" style:family="paragraph" style:parent-style-name="Text_20_body">
      <style:paragraph-properties fo:text-align="center" style:justify-single-word="false"/>
      <style:text-properties style:font-name="Liberation Sans" fo:font-size="10pt" fo:font-style="italic" style:font-size-asian="10pt" style:font-style-asian="italic" style:font-size-complex="10pt" style:font-style-complex="italic"/>
    </style:style>
    <style:style style:name="P10" style:family="paragraph" style:parent-style-name="Text_20_body">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11" style:family="paragraph" style:parent-style-name="Text_20_body">
      <style:paragraph-properties fo:text-align="center" style:justify-single-word="false"/>
      <style:text-properties style:font-name="Liberation San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ext_20_body">
      <style:paragraph-properties fo:text-align="center" style:justify-single-word="false"/>
    </style:style>
    <style:style style:name="P13" style:family="paragraph" style:parent-style-name="Heading_20_2">
      <style:paragraph-properties fo:background-color="#dddddd">
        <style:background-image/>
      </style:paragraph-properties>
      <style:text-properties style:font-name="Liberation Sans"/>
    </style:style>
    <style:style style:name="P14" style:family="paragraph" style:parent-style-name="Table_20_Contents">
      <style:text-properties style:font-name="Liberation Sans" fo:font-size="10pt" style:font-size-asian="10pt" style:font-size-complex="10pt"/>
    </style:style>
    <style:style style:name="P15" style:family="paragraph" style:parent-style-name="Table_20_Contents">
      <style:paragraph-properties fo:text-align="center" style:justify-single-word="false"/>
      <style:text-properties style:font-name="Liberation Sans" fo:font-size="10pt" fo:font-style="italic" style:font-size-asian="10pt" style:font-style-asian="italic" style:font-size-complex="10pt" style:font-style-complex="italic"/>
    </style:style>
    <style:style style:name="P16" style:family="paragraph" style:parent-style-name="Table_20_Heading">
      <style:text-properties style:font-name="Liberation Sans" fo:font-size="10pt" style:font-size-asian="10pt" style:font-size-complex="10pt"/>
    </style:style>
    <style:style style:name="P17" style:family="paragraph" style:parent-style-name="Heading_20_2">
      <style:paragraph-properties fo:background-color="transparent">
        <style:background-image/>
      </style:paragraph-properties>
      <style:text-properties style:font-name="Liberation Sans"/>
    </style:style>
    <style:style style:name="P18" style:family="paragraph" style:parent-style-name="Heading">
      <style:text-properties style:text-underline-style="solid" style:text-underline-width="auto" style:text-underline-color="font-color" fo:font-weight="bold" style:font-weight-asian="bold" style:font-weight-complex="bold"/>
    </style:style>
    <style:style style:name="P19" style:family="paragraph" style:parent-style-name="Heading">
      <style:text-properties style:text-underline-style="solid" style:text-underline-width="auto" style:text-underline-color="font-color" fo:font-weight="bold" officeooo:paragraph-rsid="001ba1bf" style:font-weight-asian="bold" style:font-weight-complex="bold"/>
    </style:style>
    <style:style style:name="P20" style:family="paragraph" style:parent-style-name="Heading">
      <style:text-properties style:text-underline-style="solid" style:text-underline-width="auto" style:text-underline-color="font-color" fo:font-weight="bold" officeooo:paragraph-rsid="001cb88c" style:font-weight-asian="bold" style:font-weight-complex="bold"/>
    </style:style>
    <style:style style:name="P21" style:family="paragraph" style:parent-style-name="Heading">
      <style:text-properties style:font-name="Liberation Sans" fo:font-size="10pt" officeooo:paragraph-rsid="001ba1bf" style:font-size-asian="10pt" style:font-size-complex="10pt"/>
    </style:style>
    <style:style style:name="P22" style:family="paragraph" style:parent-style-name="Heading">
      <style:text-properties style:font-name="Liberation Sans" style:text-underline-style="solid" style:text-underline-width="auto" style:text-underline-color="font-color" fo:font-weight="bold" style:font-weight-asian="bold" style:font-weight-complex="bold"/>
    </style:style>
    <style:style style:name="P23"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P24"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P25" style:family="paragraph" style:parent-style-name="Standard">
      <style:paragraph-properties fo:text-align="end" style:justify-single-word="false"/>
      <style:text-properties style:font-name="FreeSans" fo:font-size="60pt" fo:font-weight="bold" officeooo:rsid="001a489f" officeooo:paragraph-rsid="001cb88c" style:font-size-asian="60pt" style:font-weight-asian="bold" style:font-size-complex="60pt" style:font-weight-complex="bold"/>
    </style:style>
    <style:style style:name="P26" style:family="paragraph" style:parent-style-name="Standard" style:list-style-name="L20"/>
    <style:style style:name="P27" style:family="paragraph" style:parent-style-name="Standard">
      <style:paragraph-properties fo:text-align="end" style:justify-single-word="false"/>
      <style:text-properties style:font-name="Liberation Sans" fo:font-size="60pt" fo:font-weight="bold" officeooo:rsid="001a489f" officeooo:paragraph-rsid="001cb88c" style:font-size-asian="60pt" style:font-weight-asian="bold" style:font-size-complex="60pt" style:font-weight-complex="bold"/>
    </style:style>
    <style:style style:name="P28" style:family="paragraph" style:parent-style-name="Standard">
      <style:paragraph-properties fo:text-align="end" style:justify-single-word="false" fo:background-color="transparent">
        <style:background-image/>
      </style:paragraph-properties>
      <style:text-properties style:font-name="FreeSans" fo:font-size="26pt" officeooo:paragraph-rsid="001cb88c" style:font-size-asian="26pt" style:font-size-complex="26pt"/>
    </style:style>
    <style:style style:name="P29" style:family="paragraph" style:parent-style-name="Footer">
      <style:paragraph-properties fo:text-align="end" style:justify-single-word="false"/>
      <style:text-properties fo:font-size="9pt" officeooo:paragraph-rsid="000d4354" style:font-size-asian="9pt" style:font-size-complex="9pt"/>
    </style:style>
    <style:style style:name="P30" style:family="paragraph" style:parent-style-name="Heading_20_5">
      <style:text-properties fo:font-style="normal" style:font-style-asian="normal" style:font-style-complex="normal"/>
    </style:style>
    <style:style style:name="P31" style:family="paragraph" style:parent-style-name="Heading_20_5">
      <style:text-properties officeooo:paragraph-rsid="001b6cca"/>
    </style:style>
    <style:style style:name="P32" style:family="paragraph" style:parent-style-name="Heading_20_5">
      <style:text-properties style:font-name="Liberation Sans"/>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text-properties style:font-name="Liberation Sans"/>
    </style:style>
    <style:style style:name="P37" style:family="paragraph" style:parent-style-name="Text_20_body" style:list-style-name="L3">
      <style:text-properties style:font-name="Liberation Sans" fo:font-size="10pt" style:font-size-asian="10pt" style:font-size-complex="10pt"/>
    </style:style>
    <style:style style:name="P38" style:family="paragraph" style:parent-style-name="Text_20_body" style:list-style-name="L4">
      <style:text-properties style:font-name="Liberation Sans" fo:font-size="10pt" style:font-size-asian="10pt" style:font-size-complex="10pt"/>
    </style:style>
    <style:style style:name="P39" style:family="paragraph" style:parent-style-name="Text_20_body" style:list-style-name="L4">
      <style:text-properties style:font-name="Liberation Sans" fo:font-size="10pt" officeooo:paragraph-rsid="001b6cca" style:font-size-asian="10pt" style:font-size-complex="10pt"/>
    </style:style>
    <style:style style:name="P40" style:family="paragraph" style:parent-style-name="Text_20_body" style:list-style-name="L5">
      <style:text-properties style:font-name="Liberation Sans" fo:font-size="10pt" style:font-size-asian="10pt" style:font-size-complex="10pt"/>
    </style:style>
    <style:style style:name="P41" style:family="paragraph" style:parent-style-name="Text_20_body" style:list-style-name="L9">
      <style:text-properties style:font-name="Liberation Sans" fo:font-size="10pt" style:font-size-asian="10pt" style:font-size-complex="10pt"/>
    </style:style>
    <style:style style:name="P42" style:family="paragraph" style:parent-style-name="Text_20_body" style:list-style-name="L10">
      <style:text-properties style:font-name="Liberation Sans" fo:font-size="10pt" style:font-size-asian="10pt" style:font-size-complex="10pt"/>
    </style:style>
    <style:style style:name="P43" style:family="paragraph" style:parent-style-name="Text_20_body" style:list-style-name="L11">
      <style:text-properties style:font-name="Liberation Sans" fo:font-size="10pt" style:font-size-asian="10pt" style:font-size-complex="10pt"/>
    </style:style>
    <style:style style:name="P44" style:family="paragraph" style:parent-style-name="Text_20_body" style:list-style-name="L12">
      <style:text-properties style:font-name="Liberation Sans" fo:font-size="10pt" style:font-size-asian="10pt" style:font-size-complex="10pt"/>
    </style:style>
    <style:style style:name="P45" style:family="paragraph" style:parent-style-name="Text_20_body" style:list-style-name="L15">
      <style:text-properties style:font-name="Liberation Sans" fo:font-size="10pt" style:font-size-asian="10pt" style:font-size-complex="10pt"/>
    </style:style>
    <style:style style:name="P46" style:family="paragraph" style:parent-style-name="Text_20_body" style:list-style-name="L15">
      <style:text-properties style:font-name="Liberation Sans" fo:font-size="10pt" officeooo:paragraph-rsid="001273a8" style:font-size-asian="10pt" style:font-size-complex="10pt"/>
    </style:style>
    <style:style style:name="P47" style:family="paragraph" style:parent-style-name="Text_20_body" style:list-style-name="L16">
      <style:text-properties style:font-name="Liberation Sans" fo:font-size="10pt" style:font-size-asian="10pt" style:font-size-complex="10pt"/>
    </style:style>
    <style:style style:name="P48" style:family="paragraph" style:parent-style-name="Text_20_body" style:list-style-name="L17">
      <style:text-properties style:font-name="Liberation Sans" fo:font-size="10pt" style:font-size-asian="10pt" style:font-size-complex="10pt"/>
    </style:style>
    <style:style style:name="P49" style:family="paragraph" style:parent-style-name="Text_20_body" style:list-style-name="L18">
      <style:text-properties style:font-name="Liberation Sans" fo:font-size="10pt" style:font-size-asian="10pt" style:font-size-complex="10pt"/>
    </style:style>
    <style:style style:name="P50" style:family="paragraph" style:parent-style-name="Text_20_body" style:list-style-name="L19">
      <style:text-properties style:font-name="Liberation Sans" fo:font-size="10pt" officeooo:paragraph-rsid="001b6cca" style:font-size-asian="10pt" style:font-size-complex="10pt"/>
    </style:style>
    <style:style style:name="P51" style:family="paragraph" style:parent-style-name="Text_20_body" style:list-style-name="L8">
      <style:text-properties style:font-name="Liberation Sans" fo:font-size="9pt" fo:font-style="italic" style:font-size-asian="9pt" style:font-style-asian="italic" style:font-size-complex="9pt" style:font-style-complex="italic"/>
    </style:style>
    <style:style style:name="P52" style:family="paragraph" style:parent-style-name="Text_20_body" style:list-style-name="L4"/>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text-properties officeooo:paragraph-rsid="001b6cca"/>
    </style:style>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20"/>
    <style:style style:name="P62" style:family="paragraph" style:parent-style-name="Text_20_body" style:list-style-name="L19">
      <style:paragraph-properties fo:margin-top="0cm" fo:margin-bottom="0cm" loext:contextual-spacing="false"/>
      <style:text-properties style:font-name="Liberation Sans" fo:font-size="10pt" style:font-size-asian="10pt" style:font-size-complex="10pt"/>
    </style:style>
    <style:style style:name="P63" style:family="paragraph" style:parent-style-name="Text_20_body">
      <style:paragraph-properties fo:text-align="end" style:justify-single-word="false" fo:background-color="transparent">
        <style:background-image/>
      </style:paragraph-properties>
      <style:text-properties style:font-name="FreeSans" fo:font-size="60pt" fo:font-weight="bold" officeooo:rsid="001a489f" officeooo:paragraph-rsid="001cb88c" style:font-size-asian="60pt" style:font-weight-asian="bold" style:font-size-complex="60pt" style:font-weight-complex="bold"/>
    </style:style>
    <style:style style:name="P64" style:family="paragraph" style:parent-style-name="Heading_20_2">
      <style:paragraph-properties fo:break-before="page" fo:background-color="#eeeeee">
        <style:background-image/>
      </style:paragraph-properties>
      <style:text-properties style:font-name="Liberation Sans" fo:font-size="17.5pt" style:font-size-asian="17.5pt" style:font-size-complex="17.5pt"/>
    </style:style>
    <style:style style:name="P65" style:family="paragraph">
      <style:paragraph-properties fo:text-align="center"/>
    </style:style>
    <style:style style:name="T1" style:family="text">
      <style:text-properties fo:font-size="11pt" fo:font-weight="bold" officeooo:rsid="000e3434" style:font-size-asian="11pt" style:font-weight-asian="bold" style:font-size-complex="11pt" style:font-weight-complex="bold"/>
    </style:style>
    <style:style style:name="T2" style:family="text">
      <style:text-properties style:font-name="FreeSans" fo:font-style="italic" fo:font-weight="normal" officeooo:rsid="000e3434" style:font-style-asian="italic" style:font-weight-asian="normal" style:font-style-complex="italic" style:font-weight-complex="normal"/>
    </style:style>
    <style:style style:name="T3" style:family="text">
      <style:text-properties style:font-name="FreeSans" fo:font-weight="normal" style:font-weight-asian="normal" style:font-weight-complex="normal"/>
    </style:style>
    <style:style style:name="T4" style:family="text">
      <style:text-properties style:font-name="FreeSans" fo:font-weight="normal" officeooo:rsid="000e3434" style:font-weight-asian="normal" style:font-weight-complex="normal"/>
    </style:style>
    <style:style style:name="T5" style:family="text">
      <style:text-properties style:font-name="FreeSans" fo:font-weight="normal" officeooo:rsid="000d4354" style:font-weight-asian="normal" style:font-weight-complex="normal"/>
    </style:style>
    <style:style style:name="T6" style:family="text">
      <style:text-properties style:font-name="FreeSans" fo:font-size="10pt" fo:font-weight="bold" style:font-size-asian="10pt" style:font-weight-asian="bold" style:font-size-complex="10pt" style:font-weight-complex="bold"/>
    </style:style>
    <style:style style:name="T7" style:family="text">
      <style:text-properties fo:font-weight="bold"/>
    </style:style>
    <style:style style:name="T8" style:family="text">
      <style:text-properties style:font-name="Liberation Sans"/>
    </style:style>
    <style:style style:name="T9" style:family="text">
      <style:text-properties style:font-name="Liberation Sans" fo:font-size="10pt" style:font-size-asian="10pt" style:font-size-complex="10pt"/>
    </style:style>
    <style:style style:name="T10" style:family="text">
      <style:text-properties style:font-name="Liberation Sans" fo:font-size="10pt" fo:font-weight="bold" style:font-size-asian="10pt" style:font-weight-asian="bold" style:font-size-complex="10pt" style:font-weight-complex="bold"/>
    </style:style>
    <style:style style:name="T11" style:family="text">
      <style:text-properties officeooo:rsid="001958c1"/>
    </style:style>
    <style:style style:name="T12" style:family="text">
      <style:text-properties officeooo:rsid="001b2fe9"/>
    </style:style>
    <style:style style:name="Sect1" style:family="section">
      <style:section-properties fo:margin-left="0cm" fo:margin-right="0cm"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
      <text:p text:style-name="P27"/>
      <text:p text:style-name="P27"/>
      <text:p text:style-name="P27"/>
      <text:p text:style-name="P27"/>
      <text:p text:style-name="P25">LMSGI</text:p>
      <text:p text:style-name="P63">_<text:span text:style-name="T12">02</text:span></text:p>
      <text:p text:style-name="P28"><draw:line text:anchor-type="paragraph" draw:z-index="0" draw:style-name="gr1" draw:text-style-name="P65" svg:x1="-0.004cm" svg:y1="3.122cm" svg:x2="16.951cm" svg:y2="3.122cm"><text:p/></draw:line>Utilización de lenguajes de marcas en entornos web</text:p>
      <text:h text:style-name="P64" text:outline-level="2">1.- Del HTML al XHTML: evolución y versiones.</text:h>
      <text:section text:style-name="Sect1" text:name="id1">
        <text:section text:style-name="Sect1" text:name="ta1_77">
          <text:p text:style-name="P7">HTML es el lenguaje utilizado para crear la mayor parte de las páginas web. Es un estándar reconocido en todos los navegadores, por lo tanto, todos ellos visualizan una página HTML de forma muy similar independientemente del sistema operativo sobre el que se ejecutan. </text:p>
          <text:p text:style-name="P7">La evolución de sus versiones, desde su creación hasta la creación del XHTML podemos verla a continuación: </text:p>
          <text:p text:style-name="Text_20_body"><text:span text:style-name="T9">El origen de HTML fue un sistema de </text:span><text:a xlink:type="simple" xlink:href="https://www.edu.xunta.es/fpadistancia/pluginfile.php/212079/mod_resource/mod/glossary/showentry.php?displayformat=dictionary&amp;concept=Hipertexto%20%28DAW_LMSGI02%29" text:style-name="Internet_20_link" text:visited-style-name="Visited_20_Internet_20_Link"><text:span text:style-name="T9">hipertexto</text:span></text:a><text:span text:style-name="T9"> para compartir documentos electrónicos en 1980. La primera propuesta oficial para convertir HTML en un estándar se realizó en 1993. Aunque ninguna de las dos propuestas de estándar que se hicieron (HTML y HTML+) consiguieron convertirse en estándar oficial. </text:span></text:p>
          <text:list xml:id="list4715217418916397094" text:style-name="L1">
            <text:list-item>
              <text:p text:style-name="P33"><text:span text:style-name="Strong_20_Emphasis"><text:span text:style-name="T9">HTML 2.0</text:span></text:span><text:span text:style-name="T9"> fue la primera versión oficial de HTML el </text:span><text:a xlink:type="simple" xlink:href="https://www.edu.xunta.es/fpadistancia/pluginfile.php/212079/mod_resource/mod/glossary/showentry.php?displayformat=dictionary&amp;concept=IETF%20%28DAW_LMSGI02%29" text:style-name="Internet_20_link" text:visited-style-name="Visited_20_Internet_20_Link"><text:span text:style-name="T9">IETF</text:span></text:a><text:span text:style-name="T9"> publicó el estándar en septiembre de 1995. </text:span></text:p>
            </text:list-item>
            <text:list-item>
              <text:p text:style-name="P33"><text:span text:style-name="Strong_20_Emphasis"><text:span text:style-name="T9">HTML 3.2</text:span></text:span><text:span text:style-name="T9"> se publicó el 14 de Enero de 1997 por el W3C. Incorpora los </text:span><text:a xlink:type="simple" xlink:href="https://www.edu.xunta.es/fpadistancia/pluginfile.php/212079/mod_resource/mod/glossary/showentry.php?displayformat=dictionary&amp;concept=Applet%20de%20Java%20%28DAW_LMSGI02%29" text:style-name="Internet_20_link" text:visited-style-name="Visited_20_Internet_20_Link"><text:span text:style-name="T9">applets de Java</text:span></text:a><text:span text:style-name="T9"> y texto alrededor de las imágenes. </text:span></text:p>
            </text:list-item>
            <text:list-item>
              <text:p text:style-name="P33"><text:span text:style-name="Strong_20_Emphasis"><text:span text:style-name="T9">HTML 4.0</text:span></text:span><text:span text:style-name="T9"> se publicó el 24 de Abril de 1998. Entre las novedades que presenta se encuentran las hojas de estilos CSS y la posibilidad de incluir pequeños programas en las páginas web. </text:span></text:p>
            </text:list-item>
            <text:list-item>
              <text:p text:style-name="P33"><text:span text:style-name="Strong_20_Emphasis"><text:span text:style-name="T9">HTML 4.01 </text:span></text:span><text:span text:style-name="T9">es la última especificación oficial de HTML se publicó el 24 de diciembre de 1999. Es una actualización de la versión anterior. En ese momento el W3C detuvo la actividad de estandarización de HTML hasta marzo de 2007, momento en que se retoma debido a la fuerza de las empresas que forman el grupo </text:span><text:a xlink:type="simple" xlink:href="https://www.edu.xunta.es/fpadistancia/pluginfile.php/212079/mod_resource/mod/glossary/showentry.php?displayformat=dictionary&amp;concept=WHATWG%20%28DAW_LMSGI02%29" text:style-name="Internet_20_link" text:visited-style-name="Visited_20_Internet_20_Link"><text:span text:style-name="T9">WHATWG</text:span></text:a><text:span text:style-name="T9"> y a la publicación de los borradores de </text:span><text:span text:style-name="Strong_20_Emphasis"><text:span text:style-name="T9">HTML 5.0</text:span></text:span><text:span text:style-name="T9">, que será la siguiente versión de este lenguaje. </text:span></text:p>
            </text:list-item>
          </text:list>
          <text:p text:style-name="P7">Tras la publicación del estándar HTML 4.01 se detecta su incompatibilidad con herramientas basadas en XML. Para evitar estos problemas se crea lenguaje XHTML que combina la sintaxis de HTML 4.0 con la de XML. </text:p>
          <text:list xml:id="list441171191471237606" text:style-name="L2">
            <text:list-item>
              <text:p text:style-name="P34"><text:span text:style-name="Strong_20_Emphasis"><text:span text:style-name="T9">XHTML 1.0</text:span></text:span><text:span text:style-name="T9"> fue la primera versión, se publicó el 26 de Enero de 2000. Es una adaptación de HTML 4.01 al lenguaje XML, por lo que mantiene sus características, y añade algunas restricciones y elementos de XML. </text:span></text:p>
            </text:list-item>
            <text:list-item>
              <text:p text:style-name="P34"><text:span text:style-name="T9">La versión </text:span><text:span text:style-name="Strong_20_Emphasis"><text:span text:style-name="T9">XHTML 1.1</text:span></text:span><text:span text:style-name="T9"> ya ha sido publicada en forma de borrador y pretende modularizar XHTML. </text:span></text:p>
            </text:list-item>
            <text:list-item>
              <text:p text:style-name="P34"><text:span text:style-name="T9">El borrador de </text:span><text:span text:style-name="Strong_20_Emphasis"><text:span text:style-name="T9">XHTML 2.0 ya ha sido publicado</text:span></text:span><text:span text:style-name="T9">, que presenta grandes novedades respecto de las anteriores versiones</text:span></text:p>
            </text:list-item>
          </text:list>
        </text:section>
      </text:section>
      <text:h text:style-name="P13" text:outline-level="2">2.- Estructura de un documento HTML.</text:h>
      <text:section text:style-name="Sect1" text:name="id3">
        <text:p text:style-name="Text_20_body"><text:span text:style-name="T9"><text:s/></text:span><text:span text:style-name="Strong_20_Emphasis"><text:span text:style-name="T9">Caso práctico. Félix</text:span></text:span><text:span text:style-name="T9"> pregunta a </text:span><text:span text:style-name="Strong_20_Emphasis"><text:span text:style-name="T9">Juan</text:span></text:span><text:span text:style-name="T9"> si existen grandes diferencias entre el XML y el HTML. </text:span><text:span text:style-name="Strong_20_Emphasis"><text:span text:style-name="T9">Juan</text:span></text:span><text:span text:style-name="T9"> le explica que ambos lenguajes tienen origen en otro lenguaje que es el SGML y que sus diferencias son, principalmente, funcionales ya que la estructura del documento es semejante. </text:span></text:p>
        <text:section text:style-name="Sect1" text:name="ta3_69">
          <text:p text:style-name="P7">La estructura de una página HTML ha de ser coherente con la que hemos visto en el tema anterior para cualquier documento XML. Por ello tendrá un prólogo y un ejemplar. </text:p>
          <text:p text:style-name="Text_20_body"><text:span text:style-name="Strong_20_Emphasis"><text:span text:style-name="T9">Prólogo: </text:span></text:span><text:span text:style-name="T9">Todo documento HTML ha de tener una declaración del tipo de documento donde se le indica al navegador el tipo de documento que se va a iniciar y la versión de HTML utilizada para la codificación del mismo y, además, le permite interpretarlo correctamente. </text:span></text:p>
          <text:p text:style-name="P7"><text:soft-page-break/>Para la versión HTML 4.0, hay tres prólogos distintos que definen tres tipos de documentos HTML: </text:p>
        </text:section>
      </text:section>
      <text:section text:style-name="Sect1" text:name="id4">
        <text:section text:style-name="Sect1" text:name="ta4_77">
          <text:list xml:id="list494748745086687469" text:style-name="L3">
            <text:list-item>
              <text:list>
                <text:list-item>
                  <text:p text:style-name="P35"><text:span text:style-name="Emphasis"><text:span text:style-name="T9">HTML 4.0 Strict.</text:span></text:span><text:span text:style-name="T9"> Es la DTD utilizada por defecto con HTML 4.0. En estos documentos no se permite el uso de los elementos declarados deprecated en otras versiones o Recomendaciones HTML. La declaración del tipo de documento correspondiente es: </text:span></text:p>
                  <text:p text:style-name="P37">&lt;!DOCTYPE HTML PUBLIC "-//W3C//DTD HTML 4.0 //EN" "http://www.w3.org/TR/REC-html40/strict.dtd"&gt; </text:p>
                </text:list-item>
                <text:list-item>
                  <text:p text:style-name="P35"><text:span text:style-name="Emphasis"><text:span text:style-name="T9">HTML 4.0 Transitional</text:span></text:span><text:span text:style-name="T9">. Permite el uso de todos los elementos que permite el HTML 4.0 Strict, además de los elementos deprecated. La declaración del tipo de documento correspondiente es: </text:span></text:p>
                  <text:p text:style-name="P37">&lt;!DOCTYPE HTML PUBLIC "-//W3C//DTD HTML 4.0 transitional//EN" "http://www.w3.org/TR/REC-html40/loose.dtd"&gt; </text:p>
                </text:list-item>
                <text:list-item>
                  <text:p text:style-name="P35"><text:span text:style-name="Emphasis"><text:span text:style-name="T9">HTML 4.0 Frameset</text:span></text:span><text:span text:style-name="T9">. Es una variante de HTML 4.0 Transitional para documentos que usan </text:span><text:a xlink:type="simple" xlink:href="https://www.edu.xunta.es/fpadistancia/pluginfile.php/212079/mod_resource/mod/glossary/showentry.php?displayformat=dictionary&amp;concept=Frame%20%28DAW_LMSGI02%29" text:style-name="Internet_20_link" text:visited-style-name="Visited_20_Internet_20_Link"><text:span text:style-name="T9">frames</text:span></text:a><text:span text:style-name="T9">. En estos documentos el elemento body hay que reemplazarlo por un elemento frameset. La declaración del tipo de documento correspondiente es: </text:span></text:p>
                  <text:p text:style-name="P37">&lt;!DOCTYPE HTML PUBLIC "-//W3C//DTD HTML 4.0 Frameset//EN" "http://www.w3.org/TR/REC-html40/frameset.dtd"&gt; </text:p>
                </text:list-item>
              </text:list>
            </text:list-item>
            <text:list-item>
              <text:p text:style-name="P35"><text:span text:style-name="Strong_20_Emphasis"><text:span text:style-name="T9">Ejemplar: </text:span></text:span><text:span text:style-name="T9">En un documento HTML está delimitado por las etiquetas &lt;html&gt; y &lt;/html&gt;. El ejemplar puede, a su vez dividirse en dos partes: </text:span></text:p>
              <text:list>
                <text:list-item>
                  <text:p text:style-name="P35"><text:span text:style-name="Emphasis"><text:span text:style-name="T9">La cabecera</text:span></text:span><text:span text:style-name="T9">, delimitada por las etiquetas &lt;head&gt; y &lt;/head&gt;. Contiene la información sobre el título de la página, el autor, palabras clave, etc. Dentro de esta sección es obligatorio definir el título del documento, para ello se usan las etiquetas &lt;title&gt; &lt;/title&gt;. Está información no se presentará en la ventana del navegador, salvo el título que aparecerá en la barra de título de la parte superior. </text:span></text:p>
                </text:list-item>
                <text:list-item>
                  <text:p text:style-name="P35"><text:span text:style-name="Emphasis"><text:span text:style-name="T9">El cuerpo</text:span></text:span><text:span text:style-name="T9">, contiene la información que se va a presentar en la pantalla. Está limitado por las etiquetas &lt;body&gt; y &lt;/body&gt;, salvo en los documentos de tipo HTML 4.0 Frameset donde éstas se sustituyen por &lt;frameset&gt; y &lt;/frameset&gt;. </text:span></text:p>
                </text:list-item>
              </text:list>
            </text:list-item>
          </text:list>
        </text:section>
      </text:section>
      <text:h text:style-name="P13" text:outline-level="2">3.- Identificación de etiquetas y atributos de HTML.</text:h>
      <text:section text:style-name="Sect1" text:name="id6">
        <text:p text:style-name="Text_20_body"><text:span text:style-name="T9"><text:s/></text:span><text:span text:style-name="Strong_20_Emphasis"><text:span text:style-name="T9">Caso práctico</text:span></text:span><text:span text:style-name="T9"> </text:span></text:p>
        <text:section text:style-name="Sect1" text:name="ta6_69">
          <text:p text:style-name="Text_20_body"><text:span text:style-name="Strong_20_Emphasis"><text:span text:style-name="T9">María</text:span></text:span><text:span text:style-name="T9">, tras escuchar que XML y HTML tienen el mismo origen, se interesa por si utilizan las mismas etiquetas. </text:span></text:p>
          <text:p text:style-name="Text_20_body"><text:span text:style-name="Strong_20_Emphasis"><text:span text:style-name="T9">Juan</text:span></text:span><text:span text:style-name="T9"> le contesta que en HTML las etiquetas y los atributos están definidos previamente, mientras que en XML los define el programador. </text:span></text:p>
        </text:section>
      </text:section>
      <text:section text:style-name="Sect1" text:name="id7">
        <text:section text:style-name="Sect1" text:name="ta7_77">
          <text:p text:style-name="P7">Un documento HTML está formado por etiquetas y atributos. </text:p>
          <text:p text:style-name="P7">Al igual que en XML las etiquetas pueden ser de apertura, &lt;etiqueta&gt;, o de cierre, &lt;/etiqueta&gt;. Una de las diferencias con XML es que la cantidad de etiquetas de HTML está limitada a aquellas que están definidas por el lenguaje. </text:p>
          <text:p text:style-name="P7">Aunque HTML define una gran cantidad de etiquetas, estas no son suficientes para crear páginas complejas ya que la definición completa de ciertos elementos, como las imágenes y los enlaces, requiere información adicional. Como no es posible crear una etiqueta por cada elemento diferente, se añade la información <text:soft-page-break/>adicional a las etiquetas mediante los atributos dando lugar a los elementos. </text:p>
          <text:p text:style-name="P7">Para cada uno de los atributos hay definido un conjunto de valores que se le puede asignar, si el valor de un atributo no es válido, el navegador le ignora. </text:p>
          <text:p text:style-name="P7">Cada una de las etiquetas HTML define los atributos que puede utilizar, aunque algunos de ellos son comunes a muchas etiquetas. </text:p>
        </text:section>
      </text:section>
      <text:p text:style-name="P3">3.1.- Clasificación de los atributos comunes según su funcionalidad.</text:p>
      <text:section text:style-name="Sect1" text:name="id9">
        <text:section text:style-name="Sect1" text:name="ta9_77">
          <text:list xml:id="list6899544707375293529" text:style-name="L4">
            <text:list-item>
              <text:p text:style-name="P52"><text:span text:style-name="Strong_20_Emphasis"><text:span text:style-name="T9">Atributos básicos:</text:span></text:span><text:span text:style-name="T9"> Se pueden usar en casi todas las etiquetas HTML. </text:span></text:p>
            </text:list-item>
          </text:list>
          <table:table table:name="Táboa1" table:style-name="Táboa1">
            <table:table-column table:style-name="Táboa1.A"/>
            <table:table-column table:style-name="Táboa1.B"/>
            <table:table-row>
              <table:table-cell table:style-name="Táboa1.A1" office:value-type="string">
                <text:p text:style-name="Table_20_Contents"><text:span text:style-name="Strong_20_Emphasis"><text:span text:style-name="T9">Atributo</text:span></text:span><text:span text:style-name="T9"> </text:span></text:p>
              </table:table-cell>
              <table:table-cell table:style-name="Táboa1.B1" office:value-type="string">
                <text:p text:style-name="Table_20_Contents"><text:span text:style-name="Strong_20_Emphasis"><text:span text:style-name="T9">Descripción</text:span></text:span><text:span text:style-name="T9"> </text:span></text:p>
              </table:table-cell>
            </table:table-row>
            <table:table-row>
              <table:table-cell table:style-name="Táboa1.A2" office:value-type="string">
                <text:p text:style-name="P14">name = "texto" </text:p>
              </table:table-cell>
              <table:table-cell table:style-name="Táboa1.B2" office:value-type="string">
                <text:p text:style-name="P14">Permite asignar el nombre "texto" a un objeto HTML </text:p>
              </table:table-cell>
            </table:table-row>
            <table:table-row>
              <table:table-cell table:style-name="Táboa1.A2" office:value-type="string">
                <text:p text:style-name="P14">title = "texto" </text:p>
              </table:table-cell>
              <table:table-cell table:style-name="Táboa1.B3" office:value-type="string">
                <text:p text:style-name="P14">Asigna un título a un elemento HTML, mejorando así la accesibilidad. Dicho título es mostrado por los navegadores cuando el usuario pasa el ratón por encima del elemento. Es especialmente útil con los elementos: a, link, img, object, abbr y acronym </text:p>
              </table:table-cell>
            </table:table-row>
            <table:table-row>
              <table:table-cell table:style-name="Táboa1.A2" office:value-type="string">
                <text:p text:style-name="P14">id = "texto" </text:p>
              </table:table-cell>
              <table:table-cell table:style-name="Táboa1.B4" office:value-type="string">
                <text:p text:style-name="P14">Permite identificar al elemento HTML sobre el que se aplica de forma única mediante el identificador "texto". Sólo es útil cuando se trabaja con CSS y con Javascript. </text:p>
                <text:p text:style-name="P14">No pueden empezar por números y sólo puede contener letras, números, guiones medios y/o guiones bajos. </text:p>
              </table:table-cell>
            </table:table-row>
            <table:table-row>
              <table:table-cell table:style-name="Táboa1.A2" office:value-type="string">
                <text:p text:style-name="P14">style = "texto" </text:p>
              </table:table-cell>
              <table:table-cell table:style-name="Táboa1.B5" office:value-type="string">
                <text:p text:style-name="P14">Permite aplicar al elemento HTML el estilo "texto" directamente. </text:p>
              </table:table-cell>
            </table:table-row>
            <table:table-row>
              <table:table-cell table:style-name="Táboa1.A2" office:value-type="string">
                <text:p text:style-name="P14">class = "texto" </text:p>
              </table:table-cell>
              <table:table-cell table:style-name="Táboa1.B6" office:value-type="string">
                <text:p text:style-name="P14">Permite aplicar al elemento HTML el estilo "texto" definido en las CSS. </text:p>
                <text:p text:style-name="P14">No pueden empezar por números y sólo puede contener letras, números, guiones medios y/o guiones bajos. </text:p>
              </table:table-cell>
            </table:table-row>
          </table:table>
          <text:p text:style-name="P7"/>
          <text:list xml:id="list154850826581580" text:continue-numbering="true" text:style-name="L4">
            <text:list-item>
              <text:p text:style-name="P52"><text:span text:style-name="Strong_20_Emphasis"><text:span text:style-name="T9">Atributos para internacionalización:</text:span></text:span><text:span text:style-name="T9"> Los utilizan las páginas que muestran sus contenidos en varios idiomas o aquellas que quieren indicar de forma explícita el idioma de sus contenidos </text:span></text:p>
            </text:list-item>
          </text:list>
          <table:table table:name="Táboa4" table:style-name="Táboa4">
            <table:table-column table:style-name="Táboa4.A"/>
            <table:table-column table:style-name="Táboa4.B"/>
            <table:table-row>
              <table:table-cell table:style-name="Táboa4.A1" office:value-type="string">
                <text:p text:style-name="Text_20_body"><text:span text:style-name="Strong_20_Emphasis"><text:span text:style-name="T9">Atributo</text:span></text:span><text:span text:style-name="T9"> </text:span></text:p>
              </table:table-cell>
              <table:table-cell table:style-name="Táboa4.B1" office:value-type="string">
                <text:p text:style-name="Text_20_body"><text:span text:style-name="Strong_20_Emphasis"><text:span text:style-name="T9">Descripción</text:span></text:span><text:span text:style-name="T9"> </text:span></text:p>
              </table:table-cell>
            </table:table-row>
            <table:table-row table:style-name="Táboa4.2">
              <table:table-cell table:style-name="Táboa4.A2" office:value-type="string">
                <text:p text:style-name="P8">dir </text:p>
              </table:table-cell>
              <table:table-cell table:style-name="Táboa4.B2" office:value-type="string">
                <text:p text:style-name="P1">Indica la dirección del texto por lo que sólo puede tomar dos valores: </text:p>
                <text:p text:style-name="P1">ltr (left to right) de izquierda a derecha. Es el valor por defecto. </text:p>
                <text:p text:style-name="P1">rtl (right to left) de derecha a izquierda. </text:p>
              </table:table-cell>
            </table:table-row>
            <table:table-row>
              <table:table-cell table:style-name="Táboa4.A2" office:value-type="string">
                <text:p text:style-name="P1">lang = "codigo" </text:p>
              </table:table-cell>
              <table:table-cell table:style-name="Táboa4.B2" office:value-type="string">
                <text:p text:style-name="P2">Especifica el idioma del elemento mediante un código predefinido. Los posibles valores de este atributo se encuentran en el documento RFC 1766, algunos de los valores posibles son: </text:p>
                <text:p text:style-name="P2"/>
                <table:table table:name="Táboa5" table:style-name="Táboa5">
                  <table:table-column table:style-name="Táboa5.A"/>
                  <table:table-column table:style-name="Táboa5.B"/>
                  <table:table-column table:style-name="Táboa5.C"/>
                  <table:table-column table:style-name="Táboa5.D"/>
                  <table:table-row>
                    <table:table-cell table:style-name="Táboa5.A1" office:value-type="string">
                      <text:p text:style-name="P2">Código </text:p>
                    </table:table-cell>
                    <table:table-cell table:style-name="Táboa5.A1" office:value-type="string">
                      <text:p text:style-name="P2">Idioma </text:p>
                    </table:table-cell>
                    <table:table-cell table:style-name="Táboa5.A1" office:value-type="string">
                      <text:p text:style-name="P2">Código </text:p>
                    </table:table-cell>
                    <table:table-cell table:style-name="Táboa5.D1" office:value-type="string">
                      <text:p text:style-name="P2">Idioma </text:p>
                    </table:table-cell>
                  </table:table-row>
                  <table:table-row>
                    <table:table-cell table:style-name="Táboa5.A2" office:value-type="string">
                      <text:p text:style-name="P2">en </text:p>
                    </table:table-cell>
                    <table:table-cell table:style-name="Táboa5.A2" office:value-type="string">
                      <text:p text:style-name="P2">Inglés (Gran Bretaña) </text:p>
                    </table:table-cell>
                    <table:table-cell table:style-name="Táboa5.A2" office:value-type="string">
                      <text:p text:style-name="P2">es </text:p>
                    </table:table-cell>
                    <table:table-cell table:style-name="Táboa5.D2" office:value-type="string">
                      <text:p text:style-name="P2">Español </text:p>
                    </table:table-cell>
                  </table:table-row>
                  <table:table-row>
                    <table:table-cell table:style-name="Táboa5.A2" office:value-type="string">
                      <text:p text:style-name="P2">en-US </text:p>
                    </table:table-cell>
                    <table:table-cell table:style-name="Táboa5.A2" office:value-type="string">
                      <text:p text:style-name="P2">Inglés americano </text:p>
                    </table:table-cell>
                    <table:table-cell table:style-name="Táboa5.A2" office:value-type="string">
                      <text:p text:style-name="P2">fr </text:p>
                    </table:table-cell>
                    <table:table-cell table:style-name="Táboa5.D2" office:value-type="string">
                      <text:p text:style-name="P2">Francés </text:p>
                    </table:table-cell>
                  </table:table-row>
                  <table:table-row>
                    <table:table-cell table:style-name="Táboa5.A2" office:value-type="string">
                      <text:p text:style-name="P2">ja </text:p>
                    </table:table-cell>
                    <table:table-cell table:style-name="Táboa5.A2" office:value-type="string">
                      <text:p text:style-name="P2">Japones </text:p>
                    </table:table-cell>
                    <table:table-cell table:style-name="Táboa5.A2" office:value-type="string">
                      <text:p text:style-name="P2">fr-CA </text:p>
                    </table:table-cell>
                    <table:table-cell table:style-name="Táboa5.D2" office:value-type="string">
                      <text:p text:style-name="P2">Francés de Canada </text:p>
                    </table:table-cell>
                  </table:table-row>
                </table:table>
                <text:p text:style-name="P2"><text:s/></text:p>
              </table:table-cell>
            </table:table-row>
            <table:table-row>
              <table:table-cell table:style-name="Táboa4.A2" office:value-type="string">
                <text:p text:style-name="P7">xml:lang = "codigo" </text:p>
              </table:table-cell>
              <table:table-cell table:style-name="Táboa4.B2" office:value-type="string">
                <text:p text:style-name="P7">Especifica el idioma del elemento mediante un código definido según la recomendación RFC 1766. </text:p>
              </table:table-cell>
            </table:table-row>
          </table:table>
          <text:list xml:id="list154851136313334" text:continue-numbering="true" text:style-name="L4">
            <text:list-header>
              <text:p text:style-name="P38"/>
            </text:list-header>
            <text:list-item>
              <text:p text:style-name="P39">En las páginas XHTML, el atributo xml:lang tiene más prioridad que lang y es obligatorio incluirlo siempre que se incluye el atributo lang. </text:p>
              <text:p text:style-name="P39"/>
            </text:list-item>
            <text:list-item>
              <text:p text:style-name="P52"><text:soft-page-break/><text:span text:style-name="Strong_20_Emphasis"><text:span text:style-name="T9">Atributos de eventos y atributos para los elementos que pueden obtener el foco: </text:span></text:span><text:span text:style-name="T9">Sólo se utilizan en las páginas web dinámicas creadas con JavaScript. Como no es nuestro objetivo no lo vamos a contemplar. </text:span></text:p>
            </text:list-item>
          </text:list>
        </text:section>
      </text:section>
      <text:p text:style-name="P3">3.2.- Elementos HTML.</text:p>
      <text:section text:style-name="Sect1" text:name="id10">
        <text:section text:style-name="Sect1" text:name="ta10_77">
          <text:p text:style-name="P7">Un elemento HTML está formado por: </text:p>
          <text:list xml:id="list635524946740223720" text:style-name="L5">
            <text:list-item>
              <text:p text:style-name="P40">Una etiqueta de apertura. </text:p>
            </text:list-item>
            <text:list-item>
              <text:p text:style-name="P40">Cero o más atributos. </text:p>
            </text:list-item>
            <text:list-item>
              <text:p text:style-name="P40">Texto encerrado por la etiqueta. Es opcional, no todas las etiquetas pueden encerrar texto. </text:p>
            </text:list-item>
            <text:list-item>
              <text:p text:style-name="P40">Una etiqueta de cierre. </text:p>
            </text:list-item>
          </text:list>
          <text:p text:style-name="P7">Según el modo en que ocupan el espacio disponible en la página los elementos pueden ser de dos tipos: </text:p>
          <text:list xml:id="list6117483689317906090" text:style-name="L6">
            <text:list-item>
              <text:p text:style-name="P53"><text:span text:style-name="Strong_20_Emphasis"><text:span text:style-name="T9">Elementos en línea.</text:span></text:span><text:span text:style-name="T9"> Sólo ocupan el espacio necesario para mostrar sus contenidos. Su contenido puede ser texto u otros elementos en línea. </text:span></text:p>
            </text:list-item>
            <text:list-item>
              <text:p text:style-name="P53"><text:span text:style-name="Strong_20_Emphasis"><text:span text:style-name="T9">Elementos de bloque. </text:span></text:span><text:span text:style-name="T9">Los elementos de bloque siempre empiezan en una nueva línea y ocupan todo el espacio disponible hasta el final de la línea, aunque sus contenidos no lleguen hasta allí. Su contenido puede ser texto, elementos en línea u otros elementos de bloque. </text:span></text:p>
            </text:list-item>
          </text:list>
          <text:p text:style-name="P7">Existen elementos cuyo comportamiento puede ser en línea o de bloque según las circunstancias. </text:p>
        </text:section>
      </text:section>
      <text:h text:style-name="P30" text:outline-level="5">3.2.1.- Elementos de la estructura básica del documento.</text:h>
      <text:section text:style-name="Sect1" text:name="id12">
        <text:section text:style-name="Sect1" text:name="ta12_77">
          <text:p text:style-name="P7">La estructura básica de un documento viene determinada por las siguientes etiquetas: </text:p>
          <table:table table:name="Táboa2" table:style-name="Táboa2">
            <table:table-column table:style-name="Táboa2.A"/>
            <table:table-column table:style-name="Táboa2.B"/>
            <table:table-row>
              <table:table-cell table:style-name="Táboa2.A1" office:value-type="string">
                <text:p text:style-name="P12"><text:span text:style-name="Strong_20_Emphasis"><text:span text:style-name="T10">Elemento</text:span></text:span><text:span text:style-name="T10"> </text:span></text:p>
              </table:table-cell>
              <table:table-cell table:style-name="Táboa2.B1" office:value-type="string">
                <text:p text:style-name="P12"><text:span text:style-name="Strong_20_Emphasis"><text:span text:style-name="T10">Descripción</text:span></text:span><text:span text:style-name="T10"> </text:span></text:p>
              </table:table-cell>
            </table:table-row>
            <table:table-row>
              <table:table-cell table:style-name="Táboa2.A2" office:value-type="string">
                <text:p text:style-name="P9">html </text:p>
              </table:table-cell>
              <table:table-cell table:style-name="Táboa2.B2" office:value-type="string">
                <text:p text:style-name="P7">Documento HTML. </text:p>
              </table:table-cell>
            </table:table-row>
            <table:table-row>
              <table:table-cell table:style-name="Táboa2.A2" office:value-type="string">
                <text:p text:style-name="P9">head </text:p>
              </table:table-cell>
              <table:table-cell table:style-name="Táboa2.B2" office:value-type="string">
                <text:p text:style-name="P7">Cabecera del documento. </text:p>
              </table:table-cell>
            </table:table-row>
            <table:table-row>
              <table:table-cell table:style-name="Táboa2.A2" office:value-type="string">
                <text:p text:style-name="P9">body </text:p>
              </table:table-cell>
              <table:table-cell table:style-name="Táboa2.B2" office:value-type="string">
                <text:p text:style-name="P7">Cuerpo del documento. Permite definir formatos que se aplican a los elementos de la página de manera global, como son el color del fondo del texto, los márgenes, el color de los enlaces, ... </text:p>
              </table:table-cell>
            </table:table-row>
          </table:table>
        </text:section>
      </text:section>
      <text:h text:style-name="Heading_20_5" text:outline-level="5"/>
      <text:h text:style-name="Heading_20_5" text:outline-level="5">3.2.2.- Elementos de la sección de cabecera.</text:h>
      <text:section text:style-name="Sect1" text:name="id14">
        <text:section text:style-name="Sect1" text:name="ta14_77">
          <text:list xml:id="list2461352555031371031" text:style-name="L7">
            <text:list-item>
              <text:p text:style-name="P54"><text:span text:style-name="Strong_20_Emphasis"><text:span text:style-name="T9">Elementos contenedores:</text:span></text:span><text:span text:style-name="T9"> </text:span></text:p>
            </text:list-item>
          </text:list>
          <table:table table:name="Táboa3" table:style-name="Táboa3">
            <table:table-column table:style-name="Táboa3.A"/>
            <table:table-column table:style-name="Táboa3.B"/>
            <table:table-row>
              <table:table-cell table:style-name="Táboa3.A1" office:value-type="string">
                <text:p text:style-name="P12"><text:span text:style-name="Strong_20_Emphasis"><text:span text:style-name="T10">Elemento</text:span></text:span><text:span text:style-name="T10"> </text:span></text:p>
              </table:table-cell>
              <table:table-cell table:style-name="Táboa3.B1" office:value-type="string">
                <text:p text:style-name="P12"><text:span text:style-name="Strong_20_Emphasis"><text:span text:style-name="T10">Descripción</text:span></text:span><text:span text:style-name="T10"> </text:span></text:p>
              </table:table-cell>
            </table:table-row>
            <table:table-row>
              <table:table-cell table:style-name="Táboa3.A2" office:value-type="string">
                <text:p text:style-name="P9">title </text:p>
              </table:table-cell>
              <table:table-cell table:style-name="Táboa3.B2" office:value-type="string">
                <text:p text:style-name="P7">Título del documento. </text:p>
              </table:table-cell>
            </table:table-row>
            <table:table-row>
              <table:table-cell table:style-name="Táboa3.A2" office:value-type="string">
                <text:p text:style-name="P9">script </text:p>
              </table:table-cell>
              <table:table-cell table:style-name="Táboa3.B2" office:value-type="string">
                <text:p text:style-name="P7">Script incrustado. Su contenido ha de ir situado entre las marcas de comentarios ya que no ha de ser interpretado. </text:p>
              </table:table-cell>
            </table:table-row>
            <table:table-row>
              <table:table-cell table:style-name="Táboa3.A2" office:value-type="string">
                <text:p text:style-name="P9">style </text:p>
              </table:table-cell>
              <table:table-cell table:style-name="Táboa3.B2" office:value-type="string">
                <text:p text:style-name="P7">Estilo aplicado al documento utilizando CSS. Su contenido ha de ir situado entre las marcas de comentarios ya que no ha de ser interpretado. </text:p>
              </table:table-cell>
            </table:table-row>
          </table:table>
          <text:p text:style-name="P7"/>
          <text:list xml:id="list154850820869575" text:continue-numbering="true" text:style-name="L7">
            <text:list-item>
              <text:p text:style-name="P55"><text:soft-page-break/><text:span text:style-name="Strong_20_Emphasis"><text:span text:style-name="T9">Elementos no contenedores:</text:span></text:span><text:span text:style-name="T9"> </text:span></text:p>
            </text:list-item>
          </text:list>
          <table:table table:name="Táboa6" table:style-name="Táboa6">
            <table:table-column table:style-name="Táboa6.A"/>
            <table:table-column table:style-name="Táboa6.B"/>
            <table:table-row>
              <table:table-cell table:style-name="Táboa6.A1" office:value-type="string">
                <text:p text:style-name="P12"><text:span text:style-name="Strong_20_Emphasis"><text:span text:style-name="T10">Elemento</text:span></text:span><text:span text:style-name="T10"> </text:span></text:p>
              </table:table-cell>
              <table:table-cell table:style-name="Táboa6.B1" office:value-type="string">
                <text:p text:style-name="P12"><text:span text:style-name="Strong_20_Emphasis"><text:span text:style-name="T10">Descripción</text:span></text:span><text:span text:style-name="T10"> </text:span></text:p>
              </table:table-cell>
            </table:table-row>
            <table:table-row>
              <table:table-cell table:style-name="Táboa6.A2" office:value-type="string">
                <text:p text:style-name="P9">base </text:p>
              </table:table-cell>
              <table:table-cell table:style-name="Táboa6.B2" office:value-type="string">
                <text:p text:style-name="P7">URI base del documento </text:p>
              </table:table-cell>
            </table:table-row>
            <table:table-row>
              <table:table-cell table:style-name="Táboa6.A2" office:value-type="string">
                <text:p text:style-name="P9">isindex </text:p>
              </table:table-cell>
              <table:table-cell table:style-name="Táboa6.B2" office:value-type="string">
                <text:p text:style-name="P7">Prompt de entrada de datos. </text:p>
              </table:table-cell>
            </table:table-row>
            <table:table-row>
              <table:table-cell table:style-name="Táboa6.A2" office:value-type="string">
                <text:p text:style-name="P9">link </text:p>
              </table:table-cell>
              <table:table-cell table:style-name="Táboa6.B2" office:value-type="string">
                <text:p text:style-name="P7">Enlaces a documentos externos de librerías </text:p>
              </table:table-cell>
            </table:table-row>
            <table:table-row>
              <table:table-cell table:style-name="Táboa6.A2" office:value-type="string">
                <text:p text:style-name="P9">meta </text:p>
              </table:table-cell>
              <table:table-cell table:style-name="Táboa6.B2" office:value-type="string">
                <text:p text:style-name="P7">Información que agiliza la búsqueda del documento en buscadores. </text:p>
              </table:table-cell>
            </table:table-row>
          </table:table>
        </text:section>
      </text:section>
      <text:h text:style-name="P31" text:outline-level="5">3.2.3.- Elementos que dan formato al texto de un párrafo.</text:h>
      <text:section text:style-name="Sect1" text:name="id15">
        <text:section text:style-name="Sect1" text:name="ta15_77">
          <text:p text:style-name="P7">Los distintos elementos que podemos utilizar para dar formato a nuestro texto son: </text:p>
          <table:table table:name="Táboa8" table:style-name="Táboa8">
            <table:table-column table:style-name="Táboa8.A"/>
            <table:table-column table:style-name="Táboa8.B"/>
            <table:table-row>
              <table:table-cell table:style-name="Táboa8.A1" office:value-type="string">
                <text:p text:style-name="P10">Elemento </text:p>
              </table:table-cell>
              <table:table-cell table:style-name="Táboa8.B1" office:value-type="string">
                <text:p text:style-name="P10">Descripción </text:p>
              </table:table-cell>
            </table:table-row>
            <table:table-row>
              <table:table-cell table:style-name="Táboa8.A2" office:value-type="string">
                <text:p text:style-name="P9">p</text:p>
              </table:table-cell>
              <table:table-cell table:style-name="Táboa8.B2" office:value-type="string">
                <text:p text:style-name="P7">Delimita los párrafos </text:p>
              </table:table-cell>
            </table:table-row>
            <table:table-row>
              <table:table-cell table:style-name="Táboa8.A2" office:value-type="string">
                <text:p text:style-name="P9">hi </text:p>
              </table:table-cell>
              <table:table-cell table:style-name="Táboa8.B2" office:value-type="string">
                <text:p text:style-name="P7">Encabezado de nivel i, donde i es un número entero entre 1 y 6, ambos inclusive. El tamaño de la letra del encabezado es mayor cuanto menor sea el valor de i. No deben de usarse estas etiquetas para formatear texto. Sólo estarán bien usadas para designar títulos de párrafos. </text:p>
              </table:table-cell>
            </table:table-row>
            <table:table-row>
              <table:table-cell table:style-name="Táboa8.A2" office:value-type="string">
                <text:p text:style-name="P9">b</text:p>
              </table:table-cell>
              <table:table-cell table:style-name="Táboa8.B2" office:value-type="string">
                <text:p text:style-name="P7">Indica que el texto que está en ese elemento se le pondrá en negrita. </text:p>
              </table:table-cell>
            </table:table-row>
            <table:table-row>
              <table:table-cell table:style-name="Táboa8.A2" office:value-type="string">
                <text:p text:style-name="P9">i</text:p>
              </table:table-cell>
              <table:table-cell table:style-name="Táboa8.B2" office:value-type="string">
                <text:p text:style-name="P7">Indica que el texto que está en ese elemento se le pondrá en itálica ó cursiva. </text:p>
              </table:table-cell>
            </table:table-row>
            <table:table-row>
              <table:table-cell table:style-name="Táboa8.A2" office:value-type="string">
                <text:p text:style-name="P9">u</text:p>
              </table:table-cell>
              <table:table-cell table:style-name="Táboa8.B2" office:value-type="string">
                <text:p text:style-name="P7">Indica que el texto que está en ese elemento se le pondrá subrayado. </text:p>
              </table:table-cell>
            </table:table-row>
            <table:table-row>
              <table:table-cell table:style-name="Táboa8.A2" office:value-type="string">
                <text:p text:style-name="P9">sup </text:p>
              </table:table-cell>
              <table:table-cell table:style-name="Táboa8.B2" office:value-type="string">
                <text:p text:style-name="P7">Indica que el texto que está en ese elemento es un supraíndice. </text:p>
              </table:table-cell>
            </table:table-row>
            <table:table-row>
              <table:table-cell table:style-name="Táboa8.A2" office:value-type="string">
                <text:p text:style-name="P9">sub </text:p>
              </table:table-cell>
              <table:table-cell table:style-name="Táboa8.B2" office:value-type="string">
                <text:p text:style-name="P7">Indica que el texto que está en ese elemento es un subíndice. </text:p>
              </table:table-cell>
            </table:table-row>
            <table:table-row>
              <table:table-cell table:style-name="Táboa8.A2" office:value-type="string">
                <text:p text:style-name="P9">strong </text:p>
              </table:table-cell>
              <table:table-cell table:style-name="Táboa8.B2" office:value-type="string">
                <text:p text:style-name="P7">Indica que el texto que está en ese elemento estará resaltado. Habitualmente los navegadores resaltan el texto poniéndolo en negrita aunque podría haber algún navegador que resaltase el texto poniéndolo en cursiva y en naranja. </text:p>
              </table:table-cell>
            </table:table-row>
          </table:table>
        </text:section>
      </text:section>
      <text:p text:style-name="P7"/>
      <text:p text:style-name="P7"/>
      <text:h text:style-name="Heading_20_5" text:outline-level="5">3.2.4.- Elementos de listas.</text:h>
      <text:section text:style-name="Sect1" text:name="id17">
        <text:section text:style-name="Sect1" text:name="ta17_77">
          <text:p text:style-name="P7">Hay tres tipos de listas: ordenadas, desordenadas y listas de definición. </text:p>
          <table:table table:name="Táboa7" table:style-name="Táboa7">
            <table:table-column table:style-name="Táboa7.A"/>
            <table:table-column table:style-name="Táboa7.B"/>
            <table:table-row>
              <table:table-cell table:style-name="Táboa7.A1" office:value-type="string">
                <text:p text:style-name="P10">Elemento </text:p>
              </table:table-cell>
              <table:table-cell table:style-name="Táboa7.B1" office:value-type="string">
                <text:p text:style-name="P10">Descripción </text:p>
              </table:table-cell>
            </table:table-row>
            <table:table-row>
              <table:table-cell table:style-name="Táboa7.A2" office:value-type="string">
                <text:p text:style-name="P9">ul </text:p>
              </table:table-cell>
              <table:table-cell table:style-name="Táboa7.B2" office:value-type="string">
                <text:p text:style-name="P7">Delimita los elementos que forman una lista desordenada </text:p>
              </table:table-cell>
            </table:table-row>
            <table:table-row>
              <table:table-cell table:style-name="Táboa7.A2" office:value-type="string">
                <text:p text:style-name="P9">ol </text:p>
              </table:table-cell>
              <table:table-cell table:style-name="Táboa7.B2" office:value-type="string">
                <text:p text:style-name="P7">Delimita los elementos que forman una lista ordenada </text:p>
              </table:table-cell>
            </table:table-row>
            <table:table-row>
              <table:table-cell table:style-name="Táboa7.A2" office:value-type="string">
                <text:p text:style-name="P9">li </text:p>
              </table:table-cell>
              <table:table-cell table:style-name="Táboa7.B2" office:value-type="string">
                <text:p text:style-name="P7">Indica cada uno de los elementos de una lista </text:p>
              </table:table-cell>
            </table:table-row>
            <table:table-row>
              <table:table-cell table:style-name="Táboa7.A2" office:value-type="string">
                <text:p text:style-name="P9">dl </text:p>
              </table:table-cell>
              <table:table-cell table:style-name="Táboa7.B2" office:value-type="string">
                <text:p text:style-name="P7">Delimita los elementos que forman una lista de definición </text:p>
              </table:table-cell>
            </table:table-row>
            <table:table-row>
              <table:table-cell table:style-name="Táboa7.A2" office:value-type="string">
                <text:p text:style-name="P9">dt </text:p>
              </table:table-cell>
              <table:table-cell table:style-name="Táboa7.B2" office:value-type="string">
                <text:p text:style-name="P7">Cada uno de los términos que se definen de una lista de definición. </text:p>
              </table:table-cell>
            </table:table-row>
            <table:table-row>
              <table:table-cell table:style-name="Táboa7.A2" office:value-type="string">
                <text:p text:style-name="P9">dd </text:p>
              </table:table-cell>
              <table:table-cell table:style-name="Táboa7.B2" office:value-type="string">
                <text:p text:style-name="P7">Cada una de las definiciones de una lista de definición. </text:p>
              </table:table-cell>
            </table:table-row>
          </table:table>
        </text:section>
      </text:section>
      <text:h text:style-name="Heading_20_5" text:outline-level="5"><text:soft-page-break/></text:h>
      <text:h text:style-name="Heading_20_5" text:outline-level="5">3.2.5.- Elementos de tablas.</text:h>
      <text:section text:style-name="Sect1" text:name="id18">
        <text:section text:style-name="Sect1" text:name="ta18_77">
          <text:p text:style-name="P7">Los elementos para definir una tabla son los siguientes: </text:p>
          <table:table table:name="Táboa9" table:style-name="Táboa9">
            <table:table-column table:style-name="Táboa9.A"/>
            <table:table-column table:style-name="Táboa9.B"/>
            <table:table-row>
              <table:table-cell table:style-name="Táboa9.A1" office:value-type="string">
                <text:p text:style-name="P10">Elemento </text:p>
              </table:table-cell>
              <table:table-cell table:style-name="Táboa9.B1" office:value-type="string">
                <text:p text:style-name="P10">Descripción </text:p>
              </table:table-cell>
            </table:table-row>
            <table:table-row>
              <table:table-cell table:style-name="Táboa9.A2" office:value-type="string">
                <text:p text:style-name="P9">table </text:p>
              </table:table-cell>
              <table:table-cell table:style-name="Táboa9.B2" office:value-type="string">
                <text:p text:style-name="P7">Delimita el contenido de una tabla. </text:p>
              </table:table-cell>
            </table:table-row>
            <table:table-row>
              <table:table-cell table:style-name="Táboa9.A2" office:value-type="string">
                <text:p text:style-name="P9">tr </text:p>
              </table:table-cell>
              <table:table-cell table:style-name="Táboa9.B2" office:value-type="string">
                <text:p text:style-name="P7">Delimita cada una de las líneas de la tabla. </text:p>
              </table:table-cell>
            </table:table-row>
            <table:table-row>
              <table:table-cell table:style-name="Táboa9.A2" office:value-type="string">
                <text:p text:style-name="P9">td </text:p>
              </table:table-cell>
              <table:table-cell table:style-name="Táboa9.B2" office:value-type="string">
                <text:p text:style-name="P7">Delimita el contenido de cada celda de la tabla. </text:p>
              </table:table-cell>
            </table:table-row>
            <table:table-row>
              <table:table-cell table:style-name="Táboa9.A2" office:value-type="string">
                <text:p text:style-name="P9">colgroup </text:p>
              </table:table-cell>
              <table:table-cell table:style-name="Táboa9.B2" office:value-type="string">
                <text:p text:style-name="P7">Permite agrupar columnas. </text:p>
              </table:table-cell>
            </table:table-row>
            <table:table-row>
              <table:table-cell table:style-name="Táboa9.A2" office:value-type="string">
                <text:p text:style-name="P9">tbody </text:p>
              </table:table-cell>
              <table:table-cell table:style-name="Táboa9.B2" office:value-type="string">
                <text:p text:style-name="P7">Permite agrupar líneas de la tabla. </text:p>
              </table:table-cell>
            </table:table-row>
            <table:table-row>
              <table:table-cell table:style-name="Táboa9.A2" office:value-type="string">
                <text:p text:style-name="P9">thead </text:p>
              </table:table-cell>
              <table:table-cell table:style-name="Táboa9.B2" office:value-type="string">
                <text:p text:style-name="P7">Define la línea cabecera de la tabla. </text:p>
              </table:table-cell>
            </table:table-row>
            <table:table-row>
              <table:table-cell table:style-name="Táboa9.A2" office:value-type="string">
                <text:p text:style-name="P9">th </text:p>
              </table:table-cell>
              <table:table-cell table:style-name="Táboa9.B2" office:value-type="string">
                <text:p text:style-name="P7">Delimita cada una de las celdas de la cabecera </text:p>
              </table:table-cell>
            </table:table-row>
            <table:table-row>
              <table:table-cell table:style-name="Táboa9.A2" office:value-type="string">
                <text:p text:style-name="P9">tfoot </text:p>
              </table:table-cell>
              <table:table-cell table:style-name="Táboa9.B2" office:value-type="string">
                <text:p text:style-name="P7"/>
              </table:table-cell>
            </table:table-row>
          </table:table>
        </text:section>
      </text:section>
      <text:h text:style-name="Heading_20_5" text:outline-level="5">3.2.6.- Elementos de formularios.</text:h>
      <text:section text:style-name="Sect1" text:name="id19">
        <text:section text:style-name="Sect1" text:name="ta19_77">
          <text:p text:style-name="P7">Lo elementos que puede contener un formulario son los siguientes: </text:p>
          <table:table table:name="Táboa10" table:style-name="Táboa10">
            <table:table-column table:style-name="Táboa10.A"/>
            <table:table-column table:style-name="Táboa10.B"/>
            <table:table-row>
              <table:table-cell table:style-name="Táboa10.A1" office:value-type="string">
                <text:p text:style-name="P12"><text:span text:style-name="Strong_20_Emphasis"><text:span text:style-name="T10">Elemento</text:span></text:span><text:span text:style-name="T10"> </text:span></text:p>
              </table:table-cell>
              <table:table-cell table:style-name="Táboa10.B1" office:value-type="string">
                <text:p text:style-name="P12"><text:span text:style-name="Strong_20_Emphasis"><text:span text:style-name="T10">Descripción</text:span></text:span><text:span text:style-name="T10"> </text:span></text:p>
              </table:table-cell>
            </table:table-row>
            <table:table-row>
              <table:table-cell table:style-name="Táboa10.A2" office:value-type="string">
                <text:p text:style-name="P9">form </text:p>
              </table:table-cell>
              <table:table-cell table:style-name="Táboa10.B2" office:value-type="string">
                <text:p text:style-name="Text_20_body"><text:span text:style-name="T9">Delimita el contenido del </text:span><text:a xlink:type="simple" xlink:href="https://www.edu.xunta.es/fpadistancia/pluginfile.php/212079/mod_resource/mod/glossary/showentry.php?displayformat=dictionary&amp;concept=Formulario%20%28DAW_LMSGI02%29" text:style-name="Internet_20_link" text:visited-style-name="Visited_20_Internet_20_Link"><text:span text:style-name="T9">formulario</text:span></text:a><text:span text:style-name="T9">. </text:span></text:p>
              </table:table-cell>
            </table:table-row>
            <table:table-row>
              <table:table-cell table:style-name="Táboa10.A2" office:value-type="string">
                <text:p text:style-name="P9">input </text:p>
              </table:table-cell>
              <table:table-cell table:style-name="Táboa10.B2" office:value-type="string">
                <text:p text:style-name="P7">Caja de texto para texto corto. Dependiendo del valor que tome el atributo type de este elemento podemos estar ante un texto sin más, un campo de texto donde al escribir no se visualice el contenido si no que escriba asteriscos, un botón de radio que el usuario podrá elegir, una opción que el usuario podrá activar, botones, ... </text:p>
              </table:table-cell>
            </table:table-row>
            <table:table-row>
              <table:table-cell table:style-name="Táboa10.A2" office:value-type="string">
                <text:p text:style-name="P9">textarea </text:p>
              </table:table-cell>
              <table:table-cell table:style-name="Táboa10.B2" office:value-type="string">
                <text:p text:style-name="P7">Caja de texto para texto largo. </text:p>
              </table:table-cell>
            </table:table-row>
            <table:table-row>
              <table:table-cell table:style-name="Táboa10.A2" office:value-type="string">
                <text:p text:style-name="P9">select </text:p>
              </table:table-cell>
              <table:table-cell table:style-name="Táboa10.B2" office:value-type="string">
                <text:p text:style-name="P7">Crea un menú desplegable que permite elegir de una lista de opciones que contiene el elemento. </text:p>
              </table:table-cell>
            </table:table-row>
            <table:table-row>
              <table:table-cell table:style-name="Táboa10.A2" office:value-type="string">
                <text:p text:style-name="P9">option </text:p>
              </table:table-cell>
              <table:table-cell table:style-name="Táboa10.B2" office:value-type="string">
                <text:p text:style-name="P7">Delimita cada una de las opciones de un menú desplegable que le contiene. </text:p>
              </table:table-cell>
            </table:table-row>
            <table:table-row>
              <table:table-cell table:style-name="Táboa10.A2" office:value-type="string">
                <text:p text:style-name="P9">button </text:p>
              </table:table-cell>
              <table:table-cell table:style-name="Táboa10.B2" office:value-type="string">
                <text:p text:style-name="P1">Permite definir un botón. Su principal ventaja frente a los botones hechos con input es que este elemento permite introducir en el botón cualquier otro elemento de HTML, <text:span text:style-name="T11">x</text:span> ejemplo imágenes. </text:p>
              </table:table-cell>
            </table:table-row>
            <table:table-row>
              <table:table-cell table:style-name="Táboa10.A2" office:value-type="string">
                <text:p text:style-name="P9">fieldset </text:p>
              </table:table-cell>
              <table:table-cell table:style-name="Táboa10.B2" office:value-type="string">
                <text:p text:style-name="P7">Permite agrupar elementos de un un formulario. </text:p>
              </table:table-cell>
            </table:table-row>
            <table:table-row>
              <table:table-cell table:style-name="Táboa10.A2" office:value-type="string">
                <text:p text:style-name="P9">legend </text:p>
              </table:table-cell>
              <table:table-cell table:style-name="Táboa10.B2" office:value-type="string">
                <text:p text:style-name="P7">Permite poner un título al fieldset. </text:p>
              </table:table-cell>
            </table:table-row>
            <table:table-row>
              <table:table-cell table:style-name="Táboa10.A2" office:value-type="string">
                <text:p text:style-name="P9">label </text:p>
              </table:table-cell>
              <table:table-cell table:style-name="Táboa10.B2" office:value-type="string">
                <text:p text:style-name="P7">Etiqueta de un campo del formulario. </text:p>
              </table:table-cell>
            </table:table-row>
          </table:table>
        </text:section>
      </text:section>
      <text:h text:style-name="Heading_20_5" text:outline-level="5">3.2.7.- Elementos de frames.</text:h>
      <text:section text:style-name="Sect1" text:name="id22">
        <text:section text:style-name="Sect1" text:name="ta22_77">
          <text:p text:style-name="P7">Los elementos utilizados para trabajar con frames son: </text:p>
          <table:table table:name="Táboa11" table:style-name="Táboa11">
            <table:table-column table:style-name="Táboa11.A"/>
            <table:table-column table:style-name="Táboa11.B"/>
            <table:table-row>
              <table:table-cell table:style-name="Táboa11.A1" office:value-type="string">
                <text:p text:style-name="P12"><text:span text:style-name="Strong_20_Emphasis"><text:span text:style-name="T10">Elemento</text:span></text:span><text:span text:style-name="T10"> </text:span></text:p>
              </table:table-cell>
              <table:table-cell table:style-name="Táboa11.B1" office:value-type="string">
                <text:p text:style-name="P12"><text:span text:style-name="Strong_20_Emphasis"><text:span text:style-name="T10">Descripción</text:span></text:span><text:span text:style-name="T10"> </text:span></text:p>
              </table:table-cell>
            </table:table-row>
            <table:table-row>
              <table:table-cell table:style-name="Táboa11.A2" office:value-type="string">
                <text:p text:style-name="P9">frameset </text:p>
              </table:table-cell>
              <table:table-cell table:style-name="Táboa11.B2" office:value-type="string">
                <text:p text:style-name="P7">Define la partición de la ventana del navegador en marcos. Sólo puede partirse en filas o en columnas. Para partir la ventana del navegador en filas y columnas hay que anidar frames. </text:p>
              </table:table-cell>
            </table:table-row>
            <table:table-row>
              <table:table-cell table:style-name="Táboa11.A2" office:value-type="string">
                <text:p text:style-name="P9">Frame </text:p>
              </table:table-cell>
              <table:table-cell table:style-name="Táboa11.B2" office:value-type="string">
                <text:p text:style-name="P7">Define un marco que contiene información.<text:soft-page-break/></text:p>
              </table:table-cell>
            </table:table-row>
          </table:table>
          <text:h text:style-name="Heading_20_5" text:outline-level="5">3.2.8.- Otros elementos.</text:h>
          <text:section text:style-name="Sect1" text:name="id23">
            <text:section text:style-name="Sect1" text:name="ta23_77">
              <text:p text:style-name="P7">Otros elementos que podemos utilizar son: </text:p>
              <table:table table:name="Táboa12" table:style-name="Táboa12">
                <table:table-column table:style-name="Táboa12.A"/>
                <table:table-column table:style-name="Táboa12.B"/>
                <table:table-row>
                  <table:table-cell table:style-name="Táboa12.A1" office:value-type="string">
                    <text:p text:style-name="P11">Elemento </text:p>
                  </table:table-cell>
                  <table:table-cell table:style-name="Táboa12.B1" office:value-type="string">
                    <text:p text:style-name="P11">Descripción </text:p>
                  </table:table-cell>
                </table:table-row>
                <table:table-row>
                  <table:table-cell table:style-name="Táboa12.A2" office:value-type="string">
                    <text:p text:style-name="P9">a </text:p>
                  </table:table-cell>
                  <table:table-cell table:style-name="Táboa12.B2" office:value-type="string">
                    <text:p text:style-name="P7">Permite definir un enlace a una página web, un archivo o una dirección de correo. </text:p>
                  </table:table-cell>
                </table:table-row>
                <table:table-row>
                  <table:table-cell table:style-name="Táboa12.A2" office:value-type="string">
                    <text:p text:style-name="P9">img </text:p>
                  </table:table-cell>
                  <table:table-cell table:style-name="Táboa12.B2" office:value-type="string">
                    <text:p text:style-name="P7">Permite insertar una imagen en una página web. Es obligatorio utilizar el atributo src para determinar el path del fichero de imagen que queremos insertar. </text:p>
                  </table:table-cell>
                </table:table-row>
                <table:table-row>
                  <table:table-cell table:style-name="Táboa12.A2" office:value-type="string">
                    <text:p text:style-name="P9">abbr </text:p>
                  </table:table-cell>
                  <table:table-cell table:style-name="Táboa12.B2" office:value-type="string">
                    <text:p text:style-name="P7">Indica una forma abreviada. </text:p>
                  </table:table-cell>
                </table:table-row>
                <table:table-row>
                  <table:table-cell table:style-name="Táboa12.A2" office:value-type="string">
                    <text:p text:style-name="P9">acronym </text:p>
                  </table:table-cell>
                  <table:table-cell table:style-name="Táboa12.B2" office:value-type="string">
                    <text:p text:style-name="P7">Indica un acrónimo. </text:p>
                  </table:table-cell>
                </table:table-row>
                <table:table-row>
                  <table:table-cell table:style-name="Táboa12.A2" office:value-type="string">
                    <text:p text:style-name="P9">blockquote </text:p>
                  </table:table-cell>
                  <table:table-cell table:style-name="Táboa12.B2" office:value-type="string">
                    <text:p text:style-name="P7">Contiene un bloque de texto con sangría. </text:p>
                  </table:table-cell>
                </table:table-row>
                <table:table-row>
                  <table:table-cell table:style-name="Táboa12.A2" office:value-type="string">
                    <text:p text:style-name="P9">q </text:p>
                  </table:table-cell>
                  <table:table-cell table:style-name="Táboa12.B2" office:value-type="string">
                    <text:p text:style-name="P7">Contiene una cita por lo que el navegador le añade las marcas de citación </text:p>
                  </table:table-cell>
                </table:table-row>
                <table:table-row>
                  <table:table-cell table:style-name="Táboa12.A2" office:value-type="string">
                    <text:p text:style-name="P9">br </text:p>
                  </table:table-cell>
                  <table:table-cell table:style-name="Táboa12.B2" office:value-type="string">
                    <text:p text:style-name="P7">Inserta una línea en blanco. No tiene etiqueta de cierre, sólo se abre. </text:p>
                  </table:table-cell>
                </table:table-row>
              </table:table>
            </text:section>
          </text:section>
          <text:h text:style-name="P17" text:outline-level="2"/>
          <text:h text:style-name="P13" text:outline-level="2">4.- XHTML frente a HTML.</text:h>
          <text:section text:style-name="Sect1" text:name="id27">
            <text:p text:style-name="Text_20_body"><text:span text:style-name="T9"><text:s/></text:span><text:span text:style-name="Strong_20_Emphasis"><text:span text:style-name="T9">Caso práctico</text:span></text:span><text:span text:style-name="T9"> </text:span></text:p>
            <text:section text:style-name="Sect1" text:name="ta27_69">
              <text:p text:style-name="Text_20_body"><text:span text:style-name="T9">Puesto que </text:span><text:span text:style-name="Strong_20_Emphasis"><text:span text:style-name="T9">Juan</text:span></text:span><text:span text:style-name="T9"> ha aceptado realizar la página web se plantea el hacerla en HTML o en XHTML consulta con </text:span><text:span text:style-name="Strong_20_Emphasis"><text:span text:style-name="T9">Marina</text:span></text:span><text:span text:style-name="T9">, trabajadora de su empresa informática. </text:span></text:p>
              <text:p text:style-name="Text_20_body"><text:span text:style-name="Strong_20_Emphasis"><text:span text:style-name="T9">Marina</text:span></text:span><text:span text:style-name="T9"> opina que, desde un punto de vista formal, no hay diferencias sustanciales entre utilizar uno u otro lenguaje, y siguiendo la evolución lógica le parece que sería más apropiado utilizar XHTML y añade que este lenguaje tiene la ventaja de ser compatible con navegadores antiguos. </text:span></text:p>
              <text:p text:style-name="Text_20_body"><text:span text:style-name="Strong_20_Emphasis"><text:span text:style-name="T9">Juan</text:span></text:span><text:span text:style-name="T9"> opina que es una buena opción, pero que algunos navegadores, a pesar de ser compatibles con el lenguaje no interpretan los formatos. </text:span></text:p>
            </text:section>
          </text:section>
          <text:section text:style-name="Sect1" text:name="id28">
            <text:section text:style-name="Sect1" text:name="ta28_77">
              <text:p text:style-name="P7">El lenguaje XHTML es muy similar al lenguaje HTML. De hecho, no es más que una adaptación de HTML al lenguaje XML, el estándar XHTML 1.0 sólo añade pequeñas mejoras y modificaciones menores al estándar HTML 4.01, por lo que este último está prácticamente incluido en el primero, lo que hace que pasar del HTML 4.01 Strict a XHTML no requiere casi ningún cambio. </text:p>
              <text:p text:style-name="P7">El lenguaje HTML tiene una sintaxis muy permisiva, por lo que es posible escribir sus etiquetas y atributos de muchas formas diferentes. Las etiquetas, por ejemplo, podían escribirse en mayúsculas, en minúsculas e incluso combinando mayúsculas y minúsculas. El valor de los atributos de las etiquetas se pueden indicar con o sin comillas. Además, el orden en el que se abrían y cerraban las etiquetas no era importante. </text:p>
              <text:p text:style-name="P7">La flexibilidad de HTML da lugar a páginas con un código desordenado, difícil de mantener y muy poco profesional. </text:p>
              <text:p text:style-name="P7">XHTML soluciona estos problemas añadiendo ciertas normas en la forma de escribir las etiquetas y atributos. </text:p>
              <text:p text:style-name="P19"><text:soft-page-break/>4.1.- XHTML: diferencias sintácticas y estructurales con HTML. </text:p>
              <text:p text:style-name="P21">El esquema básico del documento, para considerarse conforme a la especificación deberá cumplir las siguientes condiciones: </text:p>
              <text:section text:style-name="Sect1" text:name="id30">
                <text:section text:style-name="Sect1" text:name="ta30_77">
                  <text:list xml:id="list4026269079755765501" text:style-name="L8">
                    <text:list-item>
                      <text:p text:style-name="P51">El elemento raíz del documento debe ser &lt;html&gt;. </text:p>
                    </text:list-item>
                    <text:list-item>
                      <text:p text:style-name="P51">El elemento raíz del documento debe indicar el espacio nominal XHTML usando el atributo xmlns. El espacio nominal para XHTML es http://www.w3.org/1999/xhtml </text:p>
                    </text:list-item>
                    <text:list-item>
                      <text:p text:style-name="P51">Debe haber una declaración DOCTYPE en el prólogo del documento. El identificador público incluido en la declaración DOCTYPE debe hacer referencia a alguna de las tres DTD definidas por el W3C usando el Identificador Formal Público correspondiente: </text:p>
                      <text:p text:style-name="P51">&lt;!DOCTYPE html PUBLIC "-//W3C//DTD XHTML 1.0 Strict//EN" "http://www.w3.org/TR/xhtml1/DTD/xhtml1-strict.dtd"&gt; </text:p>
                      <text:p text:style-name="P51">&lt;!DOCTYPE html PUBLIC "-//W3C//DTD XHTML 1.0 Transitional//EN" "http://www.w3.org/TR/xhtml1/DTD/xhtml1-transitional.dtd"&gt; </text:p>
                      <text:p text:style-name="P51">&lt;!DOCTYPE html PUBLIC "-//W3C//DTD XHTML 1.0 Frameset//EN" "http://www.w3.org/TR/xhtml1/DTD/xhtml1-frameset.dtd"&gt; </text:p>
                    </text:list-item>
                  </text:list>
                  <text:p text:style-name="Text_20_body"><text:span text:style-name="Strong_20_Emphasis"><text:span text:style-name="T9">Restricciones básicas que introduce XHTML respecto a HTML en la sintaxis de sus etiquetas</text:span></text:span><text:span text:style-name="T9">: </text:span></text:p>
                  <text:list xml:id="list4447898738022680427" text:style-name="L9">
                    <text:list-item>
                      <text:p text:style-name="P41">Las etiquetas se tienen que cerrar en orden inverso al que se abren, nunca pueden solaparse. </text:p>
                    </text:list-item>
                    <text:list-item>
                      <text:p text:style-name="P41">Los nombres de las etiquetas y atributos siempre se escriben en minúsculas. </text:p>
                    </text:list-item>
                    <text:list-item>
                      <text:p text:style-name="P41">El valor de los atributos, incluso los numéricos, siempre se encierra entre comillas. </text:p>
                    </text:list-item>
                    <text:list-item>
                      <text:p text:style-name="P41">Los atributos en los que el nombre coincide con su valor, no puede darse el valor por entendido, es decir, no se pueden comprimir. Este tipo de atributos no son muy habituales. </text:p>
                    </text:list-item>
                    <text:list-item>
                      <text:p text:style-name="P41">Todas las etiquetas deben cerrarse siempre. XHTML permite que en lugar de abrir y cerrar de forma consecutiva la etiqueta (&lt;br&gt;&lt;br/&gt;) se puede utilizar la sintaxis &lt;br/&gt; para indicar que es una etiqueta vacía que se abre y se cierra en ese mismo punto. </text:p>
                    </text:list-item>
                  </text:list>
                  <text:p text:style-name="Text_20_body"><text:span text:style-name="Strong_20_Emphasis"><text:span text:style-name="T9">Otras restricciones:</text:span></text:span><text:span text:style-name="T9"> </text:span></text:p>
                  <text:p text:style-name="P7">Además de las cinco restricciones básicas, XHTML incluye otros cambios más avanzados respecto a HTML, entre ellas: </text:p>
                  <text:list xml:id="list3798337764208212084" text:style-name="L10">
                    <text:list-item>
                      <text:p text:style-name="P42">Antes de acceder al valor de un atributo, se eliminan todos los espacios en blanco que se encuentran antes y después del valor. Además, se eliminan todos los espacios en blanco sobrantes dentro del valor de un atributo. </text:p>
                    </text:list-item>
                    <text:list-item>
                      <text:p text:style-name="P42">El código JavaScript debe encerrarse entre unas etiquetas especiales (&lt;![CDATA[ y ]]&gt;) para evitar que el navegador interprete de forma errónea caracteres como &amp; y &lt;. </text:p>
                    </text:list-item>
                    <text:list-item>
                      <text:p text:style-name="P42">Las páginas XHTML deben prescindir del atributo name en su lugar, siempre debe utilizarse el atributo id. </text:p>
                    </text:list-item>
                    <text:list-item>
                      <text:p text:style-name="P42">XHTML es necesario separar el formato del contenido. Los párrafos deben separarse consistentemente y las cabeceras h1-h6 sólo deben usarse para destacar los diferentes apartados. Es recomendable dar el formato a los datos por medio del uso de las CSS.</text:p>
                    </text:list-item>
                  </text:list>
                  <text:p text:style-name="P4"><text:soft-page-break/></text:p>
                  <text:p text:style-name="P4">4.2.- Ventajas e inconvenientes de XHTML sobre HTML.</text:p>
                  <text:section text:style-name="Sect1" text:name="id31">
                    <text:section text:style-name="Sect1" text:name="ta31_77">
                      <text:list xml:id="list4021760027003820740" text:style-name="L11">
                        <text:list-item>
                          <text:p text:style-name="P56"><text:span text:style-name="Strong_20_Emphasis"><text:span text:style-name="T9">Ventajas:</text:span></text:span><text:span text:style-name="T9"> </text:span></text:p>
                          <text:list>
                            <text:list-item>
                              <text:p text:style-name="P43">Compatibilidad parcial con navegadores antiguos: la información se visualiza, aunque sin formato. </text:p>
                            </text:list-item>
                            <text:list-item>
                              <text:p text:style-name="P43">Un mismo documento puede adoptar diseños radicalmente distintos en diferentes apartados. </text:p>
                            </text:list-item>
                            <text:list-item>
                              <text:p text:style-name="P43">Sencillez a la hora de editar y mantener el código. </text:p>
                            </text:list-item>
                            <text:list-item>
                              <text:p text:style-name="P43">Es compatible con los estándares que está desarrollando el W3C como recomendación para futuros agentes de usuario o navegadores. </text:p>
                            </text:list-item>
                            <text:list-item>
                              <text:p text:style-name="P43">Los documentos escritos conforme a XHTML 1.0 presentan mejor rendimiento en las actuales herramientas web que aquellos escritos conforme a HTML. </text:p>
                            </text:list-item>
                            <text:list-item>
                              <text:p text:style-name="P43">La separación de los contenidos y su presentación hace que los documentos XHTML se adapten mejor a las diferentes plataformas: pantallas de ordenador, pantallas de dispositivos móviles, ... </text:p>
                            </text:list-item>
                            <text:list-item>
                              <text:p text:style-name="P43">Como es XML se pueden utilizar fácilmente herramientas creadas para procesar documentos XML genéricos (editores, XSLT, etc.). </text:p>
                            </text:list-item>
                          </text:list>
                        </text:list-item>
                      </text:list>
                      <text:list xml:id="list1340107967886541719" text:style-name="L12">
                        <text:list-item>
                          <text:p text:style-name="P57"><text:span text:style-name="Strong_20_Emphasis"><text:span text:style-name="T9">Inconvenientes:</text:span></text:span><text:span text:style-name="T9"> </text:span></text:p>
                          <text:list>
                            <text:list-item>
                              <text:p text:style-name="P44">Algunos navegadores antiguos no son totalmente compatibles con los estándares, lo que hace que las páginas no siempre se muestren correctamente. Esto cada vez es menos problemático ya que estos navegadores van cayendo en desuso. </text:p>
                            </text:list-item>
                            <text:list-item>
                              <text:p text:style-name="P44">Muchas herramientas de diseño web aún no generan código XHTML correcto. </text:p>
                            </text:list-item>
                          </text:list>
                        </text:list-item>
                      </text:list>
                    </text:section>
                  </text:section>
                  <text:h text:style-name="P13" text:outline-level="2">5.- Herramientas de diseño web.</text:h>
                  <text:section text:style-name="Sect1" text:name="id33">
                    <text:p text:style-name="Text_20_body"><text:span text:style-name="T9"><text:s/></text:span><text:span text:style-name="Strong_20_Emphasis"><text:span text:style-name="T9">Caso práctico</text:span></text:span><text:span text:style-name="T9"> </text:span><text:span text:style-name="Strong_20_Emphasis"><text:span text:style-name="T9">Juan</text:span></text:span><text:span text:style-name="T9"> muestra a </text:span><text:span text:style-name="Strong_20_Emphasis"><text:span text:style-name="T9">María</text:span></text:span><text:span text:style-name="T9"> y </text:span><text:span text:style-name="Strong_20_Emphasis"><text:span text:style-name="T9">Félix</text:span></text:span><text:span text:style-name="T9"> una primera versión de la página web. </text:span></text:p>
                    <text:section text:style-name="Sect1" text:name="ta33_69">
                      <text:p text:style-name="Text_20_body"><text:span text:style-name="T9">Tras verla </text:span><text:span text:style-name="Strong_20_Emphasis"><text:span text:style-name="T9">Félix</text:span></text:span><text:span text:style-name="T9"> tiene la curiosidad de saber si para codificarla hay que utilizar algún software característico o basta con usar un editor de texto plano, como en el caso de XML. </text:span></text:p>
                      <text:p text:style-name="Text_20_body"><text:span text:style-name="Strong_20_Emphasis"><text:span text:style-name="T9">Juan</text:span></text:span><text:span text:style-name="T9"> le cuenta que puede bastar el bloc de notas, pero que existen varios editores que facilitan la tarea. </text:span></text:p>
                    </text:section>
                  </text:section>
                  <text:section text:style-name="Sect1" text:name="id34">
                    <text:section text:style-name="Sect1" text:name="ta34_77">
                      <text:p text:style-name="P7">Actualmente hay herramientas que permiten diseñar un sitio web sin necesidad de saber programar HTML. Las más populares: </text:p>
                      <text:list xml:id="list4900890018055633259" text:style-name="L13">
                        <text:list-item>
                          <text:p text:style-name="P58"><text:span text:style-name="Strong_20_Emphasis"><text:span text:style-name="T9">Macromedia Dreamweaver.</text:span></text:span><text:span text:style-name="T9"> </text:span></text:p>
                        </text:list-item>
                        <text:list-item>
                          <text:p text:style-name="P58"><text:span text:style-name="Strong_20_Emphasis"><text:span text:style-name="T9">Microsoft Front Page.</text:span></text:span><text:span text:style-name="T9"> </text:span></text:p>
                        </text:list-item>
                        <text:list-item>
                          <text:p text:style-name="P58"><text:span text:style-name="Strong_20_Emphasis"><text:span text:style-name="T9">Adobe Go live.</text:span></text:span><text:span text:style-name="T9"> </text:span></text:p>
                        </text:list-item>
                        <text:list-item>
                          <text:p text:style-name="P58"><text:span text:style-name="Strong_20_Emphasis"><text:span text:style-name="T9">NetObjects Fusion.</text:span></text:span><text:span text:style-name="T9"> </text:span></text:p>
                        </text:list-item>
                        <text:list-item>
                          <text:p text:style-name="P58"><text:soft-page-break/><text:span text:style-name="Strong_20_Emphasis"><text:span text:style-name="T9">Amaya</text:span></text:span><text:span text:style-name="T9"> es una herramienta de libre distribución creada por el W3C que permite visualizar y editar páginas HTML y XHTML con hojas de estilo CSS, expresiones </text:span><text:a xlink:type="simple" xlink:href="https://www.edu.xunta.es/fpadistancia/pluginfile.php/212079/mod_resource/mod/glossary/showentry.php?displayformat=dictionary&amp;concept=MathML%20%28DAW_LMSGI02%29" text:style-name="Internet_20_link" text:visited-style-name="Visited_20_Internet_20_Link"><text:span text:style-name="T9">MathML</text:span></text:a><text:span text:style-name="T9"> y dibujos </text:span><text:a xlink:type="simple" xlink:href="https://www.edu.xunta.es/fpadistancia/pluginfile.php/212079/mod_resource/mod/glossary/showentry.php?displayformat=dictionary&amp;concept=SVG%20%28DAW_LMSGI02%29" text:style-name="Internet_20_link" text:visited-style-name="Visited_20_Internet_20_Link"><text:span text:style-name="T9">SVG</text:span></text:a><text:span text:style-name="T9">; además de documentos XML. Está disponible para plataformas Windows, GNU/Linux, Mac OS X, entre otras. La última versión soporta HTML 4.01, XHTML 1.0, XHTML Basic, XHTML 1.1, HTTP 1.1, MathML 2.0, muchas características CSS 2, e incluye soporte para gráficos SVG. </text:span></text:p>
                        </text:list-item>
                      </text:list>
                      <text:p text:style-name="P7">Además de las anteriores, para generar páginas web, es conveniente tener algunas de las siguientes herramientas: </text:p>
                      <text:list xml:id="list9177189737079787475" text:style-name="L14">
                        <text:list-item>
                          <text:p text:style-name="P59"><text:span text:style-name="Strong_20_Emphasis"><text:span text:style-name="T9">Software de diseño</text:span></text:span><text:span text:style-name="T9"> </text:span></text:p>
                          <text:list>
                            <text:list-item>
                              <text:p text:style-name="P59"><text:span text:style-name="Emphasis"><text:span text:style-name="T9">Macromedia Flash</text:span></text:span><text:span text:style-name="T9"> para hacer animaciones, banners o sitios enteros con esta tecnología. </text:span></text:p>
                            </text:list-item>
                            <text:list-item>
                              <text:p text:style-name="P59"><text:span text:style-name="Emphasis"><text:span text:style-name="T9">Macromedia Fireworks </text:span></text:span><text:span text:style-name="T9">o</text:span><text:span text:style-name="Emphasis"><text:span text:style-name="T9"> Adobe Illustrator</text:span></text:span><text:span text:style-name="T9"> para diseñar botones, logos, imágenes, etc. </text:span></text:p>
                            </text:list-item>
                            <text:list-item>
                              <text:p text:style-name="P59"><text:span text:style-name="Emphasis"><text:span text:style-name="T9">Adobe Photoshop</text:span></text:span><text:span text:style-name="T9"> o </text:span><text:span text:style-name="Emphasis"><text:span text:style-name="T9">Gimp</text:span></text:span><text:span text:style-name="T9">, para retocar fotografías y trabajar con imágenes. </text:span></text:p>
                            </text:list-item>
                          </text:list>
                        </text:list-item>
                        <text:list-item>
                          <text:p text:style-name="P59"><text:span text:style-name="Strong_20_Emphasis"><text:span text:style-name="T9">Recursos: diseño web </text:span></text:span></text:p>
                          <text:list>
                            <text:list-item>
                              <text:p text:style-name="P59"><text:span text:style-name="Emphasis"><text:span text:style-name="T9">My Fonts</text:span></text:span><text:span text:style-name="T9">, es un sitio web que nos vende fuentes que pueden ser utilizadas para la web. </text:span></text:p>
                            </text:list-item>
                            <text:list-item>
                              <text:p text:style-name="P59"><text:span text:style-name="Emphasis"><text:span text:style-name="T9">Color Voodoo</text:span></text:span><text:span text:style-name="T9">, tiene interesante información sobre el uso de los colores y su influencia en la web. </text:span></text:p>
                            </text:list-item>
                            <text:list-item>
                              <text:p text:style-name="P59"><text:span text:style-name="Emphasis"><text:span text:style-name="T9">moreCrayons</text:span></text:span><text:span text:style-name="T9">, una paleta de colores web seguros (Pues no todos los colores se ven iguales en distintos sistemas operativos). </text:span></text:p>
                            </text:list-item>
                            <text:list-item>
                              <text:p text:style-name="P59"><text:span text:style-name="Emphasis"><text:span text:style-name="T9">Yafla Color</text:span></text:span><text:span text:style-name="T9">, permite crear la gama a partir del color que se elija como principal además funciona como conversor entre los modelos de color </text:span><text:a xlink:type="simple" xlink:href="https://www.edu.xunta.es/fpadistancia/pluginfile.php/212079/mod_resource/mod/glossary/showentry.php?displayformat=dictionary&amp;concept=RGB%20%28DAW_LMSGI02%29" text:style-name="Internet_20_link" text:visited-style-name="Visited_20_Internet_20_Link"><text:span text:style-name="T9">RGB</text:span></text:a><text:span text:style-name="T9"> y </text:span><text:a xlink:type="simple" xlink:href="https://www.edu.xunta.es/fpadistancia/pluginfile.php/212079/mod_resource/mod/glossary/showentry.php?displayformat=dictionary&amp;concept=HSV%20o%20HSB%20%28DAW_LMSGI02%29" text:style-name="Internet_20_link" text:visited-style-name="Visited_20_Internet_20_Link"><text:span text:style-name="T9">HSV</text:span></text:a><text:span text:style-name="T9">. </text:span></text:p>
                            </text:list-item>
                            <text:list-item>
                              <text:p text:style-name="P59"><text:span text:style-name="Emphasis"><text:span text:style-name="T9">ColorJack</text:span></text:span><text:span text:style-name="T9">, permite crear una gama a partir de un color y además calcula equivalencias de colores entre RGB, HSV y </text:span><text:a xlink:type="simple" xlink:href="https://www.edu.xunta.es/fpadistancia/pluginfile.php/212079/mod_resource/mod/glossary/showentry.php?displayformat=dictionary&amp;concept=CMYK%20%28DAW_LMSGI02%29" text:style-name="Internet_20_link" text:visited-style-name="Visited_20_Internet_20_Link"><text:span text:style-name="T9">CMYK</text:span></text:a><text:span text:style-name="T9">. </text:span></text:p>
                            </text:list-item>
                            <text:list-item>
                              <text:p text:style-name="P59"><text:span text:style-name="Emphasis"><text:span text:style-name="T9">Kuler</text:span></text:span><text:span text:style-name="T9">, es una aplicación online de Adobe Labs en la que se puede elegir una combinación de colores y compartirla con otros usuarios, que pueden votar sus favoritas. Requiere registro. </text:span></text:p>
                            </text:list-item>
                          </text:list>
                        </text:list-item>
                      </text:list>
                    </text:section>
                  </text:section>
                  <text:h text:style-name="P13" text:outline-level="2">6.- Hojas de estilo o CSS.</text:h>
                  <text:section text:style-name="Sect1" text:name="id38">
                    <text:p text:style-name="Text_20_body"><text:span text:style-name="T8"><text:s/></text:span><text:span text:style-name="Strong_20_Emphasis"><text:span text:style-name="T9">Caso práctico_</text:span></text:span><text:span text:style-name="T9"> </text:span><text:span text:style-name="Strong_20_Emphasis"><text:span text:style-name="T9">María</text:span></text:span><text:span text:style-name="T9"> muestra su conformidad con la estructura y contenidos de la futura web corporativa que </text:span><text:span text:style-name="Strong_20_Emphasis"><text:span text:style-name="T9">Juan</text:span></text:span><text:span text:style-name="T9"> ha realizado, aunque le gustaría probar otras gamas de colores y tipos de fuente. </text:span></text:p>
                    <text:section text:style-name="Sect1" text:name="ta38_69">
                      <text:p text:style-name="Text_20_body"><text:span text:style-name="Strong_20_Emphasis"><text:span text:style-name="T9">Félix</text:span></text:span><text:span text:style-name="T9"> plantea que, quizás, resulte un trabajo demasiado laborioso ya que supondría modificar todos los ficheros de la web. </text:span></text:p>
                      <text:p text:style-name="Text_20_body"><text:span text:style-name="Strong_20_Emphasis"><text:span text:style-name="T9">Juan</text:span></text:span><text:span text:style-name="T9">, sonriendo, comenta que de hecho no es exactamente así. En realidad los datos están separados de sus formatos. </text:span></text:p>
                    </text:section>
                  </text:section>
                  <text:section text:style-name="Sect1" text:name="id39">
                    <text:section text:style-name="Sect1" text:name="ta39_77">
                      <text:p text:style-name="P7">CSS (Cascading Style Sheets) permite a los desarrolladores Web controlar el estilo y el formato de múltiples páginas Web al mismo tiempo. </text:p>
                      <text:p text:style-name="P7">Antes del uso de CSS, los diseñadores de páginas web debían definir el aspecto de cada elemento dentro de las etiquetas HTML de la página. El principal problema de esta forma de definir el aspecto de los elementos es que habría que definir el formato de cada uno de los elementos que formen la página, lo cual <text:soft-page-break/>hace que sea muy difícil de actualizar. </text:p>
                      <text:p text:style-name="P7">CSS permite separar los contenidos de la página y su aspecto. Para ello se define en una zona reservada el formato de cada uno de los elementos de la web. Cualquier cambio en el estilo marcado para un elemento en la CSS afectará a todas las páginas vinculadas a ella en las que aparezca ese elemento. Las hojas de estilo están compuestas por una o más reglas de estilo aplicadas a un documento HTML o XML. </text:p>
                      <text:p text:style-name="P7">Al crear una página web, se utiliza en primer lugar el lenguaje HTML/XHTML para marcar los contenidos, es decir, para designar la función de cada elemento dentro de la página: párrafo, cabecera, texto destacado, etc. Una vez creados los contenidos, se utiliza el lenguaje CSS para definir el formato de cada elemento. </text:p>
                      <text:p text:style-name="Text_20_body"><text:span text:style-name="T9">CSS obliga a crear </text:span><text:a xlink:type="simple" xlink:href="https://www.edu.xunta.es/fpadistancia/pluginfile.php/212079/mod_resource/mod/glossary/showentry.php?displayformat=dictionary&amp;concept=Documento%20semántico%20HTML/XHTML%20%28DAW_LMSGI02%29" text:style-name="Internet_20_link" text:visited-style-name="Visited_20_Internet_20_Link"><text:span text:style-name="T9">documentos semánticos HTML/XHTML</text:span></text:a><text:span text:style-name="T9">, mejora la accesibilidad del documento, reduce la complejidad de su mantenimiento y permite visualizar el mismo documento en infinidad de dispositivos diferentes. </text:span></text:p>
                      <text:p text:style-name="P7">Las hojas de estilos aparecieron poco después que el lenguaje de etiquetas SGML, alrededor del año 1970. Desde la creación de SGML, se observó la necesidad de definir un mecanismo que permitiera aplicar estilos a los documentos electrónicos. La guerra de navegadores y la falta de un estándar para la definición de los estilos dificultaban la creación de documentos que tuvieran igual apariencia en distintos navegadores. </text:p>
                      <text:p text:style-name="P7">El organismo W3C propuso la creación de un lenguaje de hojas de estilos específico para el lenguaje HTML. </text:p>
                      <text:p text:style-name="P7">En 1995, el W3C añadió a su grupo de trabajo de HTML el desarrollo y estandarización de CSS. </text:p>
                      <text:p text:style-name="Text_20_body"><text:span text:style-name="Strong_20_Emphasis"><text:span text:style-name="T9">CSS 1</text:span></text:span><text:span text:style-name="T9">, se publicó en 1996, es la primera recomendación oficial. </text:span></text:p>
                      <text:p text:style-name="Text_20_body"><text:span text:style-name="Strong_20_Emphasis"><text:span text:style-name="T9">CSS 2</text:span></text:span><text:span text:style-name="T9">, publicada en 1998, es la segunda recomendación oficial. </text:span></text:p>
                      <text:p text:style-name="Text_20_body"><text:span text:style-name="Strong_20_Emphasis"><text:span text:style-name="T9">CSS 3</text:span></text:span><text:span text:style-name="T9">, continúa en desarrollo desde 1998. </text:span></text:p>
                      <text:p text:style-name="P7">Actualmente se utiliza la versión CSS 2.1, actualizada por última vez el 19 de julio de 2007. </text:p>
                      <text:p text:style-name="P7">El diseño web siempre está limitado por las posibilidades de los navegadores que utilizan los usuarios para acceder a sus páginas. Por este motivo es imprescindible conocer el soporte de CSS en cada uno de los navegadores más utilizados del mercado. </text:p>
                    </text:section>
                  </text:section>
                  <text:p text:style-name="P5">6.1.- Soporte de CSS en los navegadores.</text:p>
                  <text:section text:style-name="Sect1" text:name="id41">
                    <text:section text:style-name="Sect1" text:name="ta41_77">
                      <text:p text:style-name="P7">El soporte de CSS de un navegador viene determinado por el motor del mismo ya que es éste el encargado de interpretar el CSS. </text:p>
                      <text:p text:style-name="P7">La siguiente tabla muestra el soporte de <text:span text:style-name="T7">CSS 1</text:span>, <text:span text:style-name="T7">CSS 2.1</text:span> y <text:span text:style-name="T7">CSS 3</text:span> de los cinco navegadores más utilizados en la actualidad: </text:p>
                      <table:table table:name="Táboa13" table:style-name="Táboa13">
                        <table:table-column table:style-name="Táboa13.A"/>
                        <table:table-column table:style-name="Táboa13.B"/>
                        <table:table-column table:style-name="Táboa13.C" table:number-columns-repeated="2"/>
                        <table:table-column table:style-name="Táboa13.E"/>
                        <table:table-row>
                          <table:table-cell table:style-name="Táboa13.A1" office:value-type="string">
                            <text:p text:style-name="P16"><text:span text:style-name="T7">Navegador</text:span> </text:p>
                          </table:table-cell>
                          <table:table-cell table:style-name="Táboa13.A1" office:value-type="string">
                            <text:p text:style-name="P16"><text:span text:style-name="T7">Motor</text:span> </text:p>
                          </table:table-cell>
                          <table:table-cell table:style-name="Táboa13.A1" office:value-type="string">
                            <text:p text:style-name="P16"><text:span text:style-name="T7">CSS 1</text:span> </text:p>
                          </table:table-cell>
                          <table:table-cell table:style-name="Táboa13.A1" office:value-type="string">
                            <text:p text:style-name="P16"><text:span text:style-name="T7">CSS 2.1</text:span> </text:p>
                          </table:table-cell>
                          <table:table-cell table:style-name="Táboa13.E1" office:value-type="string">
                            <text:p text:style-name="P16"><text:span text:style-name="T7">CSS 3</text:span> </text:p>
                          </table:table-cell>
                        </table:table-row>
                        <table:table-row>
                          <table:table-cell table:style-name="Táboa13.A5" office:value-type="string">
                            <text:p text:style-name="P14">Safari </text:p>
                          </table:table-cell>
                          <table:table-cell table:style-name="Táboa13.B5" office:value-type="string">
                            <text:p text:style-name="P14">WebKit </text:p>
                          </table:table-cell>
                          <table:table-cell table:style-name="Táboa13.C5" office:value-type="string">
                            <text:p text:style-name="P14">Completo </text:p>
                          </table:table-cell>
                          <table:table-cell table:style-name="Táboa13.D5" office:value-type="string">
                            <text:p text:style-name="P14">Casi completo </text:p>
                          </table:table-cell>
                          <table:table-cell table:style-name="Táboa13.E5" office:value-type="string">
                            <text:p text:style-name="P14">Parcial </text:p>
                          </table:table-cell>
                        </table:table-row>
                        <table:table-row>
                          <table:table-cell table:style-name="Táboa13.A5" office:value-type="string">
                            <text:p text:style-name="P14">Opera </text:p>
                          </table:table-cell>
                          <table:table-cell table:style-name="Táboa13.B5" office:value-type="string">
                            <text:p text:style-name="P14">Presto </text:p>
                          </table:table-cell>
                          <table:table-cell table:style-name="Táboa13.C5" office:value-type="string">
                            <text:p text:style-name="P14">Completo </text:p>
                          </table:table-cell>
                          <table:table-cell table:style-name="Táboa13.D5" office:value-type="string">
                            <text:p text:style-name="P14">Casi completo </text:p>
                          </table:table-cell>
                          <table:table-cell table:style-name="Táboa13.E5" office:value-type="string">
                            <text:p text:style-name="P14">Parcial </text:p>
                          </table:table-cell>
                        </table:table-row>
                        <table:table-row>
                          <table:table-cell table:style-name="Táboa13.A5" office:value-type="string">
                            <text:p text:style-name="P14">Firefox </text:p>
                          </table:table-cell>
                          <table:table-cell table:style-name="Táboa13.B5" office:value-type="string">
                            <text:p text:style-name="P14">Gecko </text:p>
                          </table:table-cell>
                          <table:table-cell table:style-name="Táboa13.C5" office:value-type="string">
                            <text:p text:style-name="P14">Completo </text:p>
                          </table:table-cell>
                          <table:table-cell table:style-name="Táboa13.D5" office:value-type="string">
                            <text:p text:style-name="P14">Casi completo </text:p>
                          </table:table-cell>
                          <table:table-cell table:style-name="Táboa13.E5" office:value-type="string">
                            <text:p text:style-name="P14">Parcial </text:p>
                          </table:table-cell>
                        </table:table-row>
                        <table:table-row>
                          <table:table-cell table:style-name="Táboa13.A5" office:value-type="string">
                            <text:p text:style-name="P14">Google Chrome </text:p>
                          </table:table-cell>
                          <table:table-cell table:style-name="Táboa13.B5" office:value-type="string">
                            <text:p text:style-name="P14">WebKit </text:p>
                          </table:table-cell>
                          <table:table-cell table:style-name="Táboa13.C5" office:value-type="string">
                            <text:p text:style-name="P14">Completo </text:p>
                          </table:table-cell>
                          <table:table-cell table:style-name="Táboa13.D5" office:value-type="string">
                            <text:p text:style-name="P14">Casi completo </text:p>
                          </table:table-cell>
                          <table:table-cell table:style-name="Táboa13.E5" office:value-type="string">
                            <text:p text:style-name="P14">Parcial </text:p>
                          </table:table-cell>
                        </table:table-row>
                        <table:table-row>
                          <table:table-cell table:style-name="Táboa13.A6" office:value-type="string">
                            <text:p text:style-name="P14">Internet Explorer </text:p>
                          </table:table-cell>
                          <table:table-cell table:style-name="Táboa13.B6" office:value-type="string">
                            <text:p text:style-name="P14">Trident </text:p>
                          </table:table-cell>
                          <table:table-cell table:style-name="Táboa13.C6" office:value-type="string">
                            <text:p text:style-name="P14">Completo, desde la versión 6.0 </text:p>
                          </table:table-cell>
                          <table:table-cell table:style-name="Táboa13.D6" office:value-type="string">
                            <text:p text:style-name="P14">Completo, desde la versión 8.0 </text:p>
                          </table:table-cell>
                          <table:table-cell table:style-name="Táboa13.E6" office:value-type="string">
                            <text:p text:style-name="P14">Prácticamente nulo </text:p>
                          </table:table-cell>
                        </table:table-row>
                      </table:table>
                    </text:section>
                  </text:section>
                  <text:p text:style-name="P3"><text:soft-page-break/></text:p>
                  <text:p text:style-name="P3"/>
                  <text:p text:style-name="P3">6.2.- Cómo incluir CSS en un documento HTML o XHTML.</text:p>
                  <text:section text:style-name="Sect1" text:name="id42">
                    <text:section text:style-name="Sect1" text:name="ta42_77">
                      <text:p text:style-name="P7">Existen tres opciones para incluir CSS en un documento HTML o XHTML: </text:p>
                      <text:list xml:id="list3017887573984971970" text:style-name="L15">
                        <text:list-item>
                          <text:p text:style-name="P60"><text:span text:style-name="Strong_20_Emphasis"><text:span text:style-name="T9">Definir CSS en un archivo externo.</text:span></text:span><text:span text:style-name="T9"> </text:span></text:p>
                          <text:p text:style-name="P45">En este caso, todos los estilos CSS se incluyen en uno, o varios, archivos de texto plano, cuya extensión es .css, que las páginas HTML enlazan mediante el elemento &lt;link&gt; de la cabecera del fichero HTML. </text:p>
                          <text:p text:style-name="P45">Puesto que una página web puede tener asociados varios ficheros CSS es recomendable agrupar estos últimos en un directorio. </text:p>
                          <text:p text:style-name="P45">El navegador descarga los archivos CSS externos, además de la página web asociada a ellos, y aplica los estilos a los contenidos de la página antes de mostrar sus contenidos. </text:p>
                          <text:p text:style-name="P45">Esta es la forma de incluir CSS en las páginas HTML más utilizada. La principal ventaja es que se puede incluir un mismo archivo CSS en multitud de páginas HTML, por lo que se garantiza la aplicación homogénea de los mismos estilos a todas las páginas que forman un sitio web. </text:p>
                          <text:p text:style-name="P45">Además, el mantenimiento del sitio web se simplifica al máximo, ya que el cambio en un solo archivo CSS permite variar de forma instantánea los estilos de todas las páginas HTML asociadas. </text:p>
                          <text:p text:style-name="P45">Puede hacerse de dos modos diferentes: </text:p>
                          <text:list>
                            <text:list-item>
                              <text:p text:style-name="P60"><text:span text:style-name="Emphasis"><text:span text:style-name="T9">Mediante enlaces.</text:span></text:span><text:span text:style-name="T9"> </text:span></text:p>
                            </text:list-item>
                            <text:list-item>
                              <text:p text:style-name="P60"><text:span text:style-name="Emphasis"><text:span text:style-name="T9">Importando el fichero CSS</text:span></text:span><text:span text:style-name="T9">. </text:span></text:p>
                            </text:list-item>
                          </text:list>
                        </text:list-item>
                        <text:list-item>
                          <text:p text:style-name="P60"><text:span text:style-name="Strong_20_Emphasis"><text:span text:style-name="T9">Incluir CSS en el documento HTML.</text:span></text:span><text:span text:style-name="T9"> </text:span></text:p>
                          <text:p text:style-name="P46">Este método se emplea cuando se definen pocos estilos o cuando se quieren incluir estilos específicos en una determinada página HTML que completen los estilos globales de todas las páginas del sitio web. </text:p>
                          <text:p text:style-name="P46">Tiene el inconveniente de que para modificar los estilos definidos, es necesario modificar todas las páginas que incluyen el estilo que se va a cambiar. </text:p>
                        </text:list-item>
                        <text:list-item>
                          <text:p text:style-name="P60"><text:span text:style-name="Strong_20_Emphasis"><text:span text:style-name="T9">Incluir CSS en los elementos HTML.</text:span></text:span><text:span text:style-name="T9"> </text:span></text:p>
                          <text:p text:style-name="P45">El último método para incluir estilos CSS en documentos HTML es el peor y el menos utilizado, ya que para modificar un formato hay que cambiar todos los elementos que estén asociados a él. </text:p>
                          <text:p text:style-name="P45">Solamente se utiliza en determinadas situaciones en las que se debe incluir un estilo muy específico para un solo elemento concreto. </text:p>
                        </text:list-item>
                      </text:list>
                    </text:section>
                  </text:section>
                  <text:h text:style-name="P32" text:outline-level="5"/>
                  <text:h text:style-name="P32" text:outline-level="5"/>
                  <text:p text:style-name="P6"/>
                  <text:h text:style-name="P32" text:outline-level="5"><text:soft-page-break/>6.2.1.- Definir CSS en un archivo externo enlazado.</text:h>
                  <text:section text:style-name="Sect1" text:name="id44">
                    <text:section text:style-name="Sect1" text:name="ta44_77">
                      <text:p text:style-name="P7">Para realizar una página web usando un archivo CSS externo, se deben seguir los tres pasos siguientes: </text:p>
                      <text:list xml:id="list7342057927402861230" text:style-name="L16">
                        <text:list-item>
                          <text:p text:style-name="P47">Se crea un archivo de texto plano con las definiciones de los formatos. </text:p>
                        </text:list-item>
                        <text:list-item>
                          <text:p text:style-name="P47">Dicho archivo de texto se guarda con extensión .css </text:p>
                        </text:list-item>
                        <text:list-item>
                          <text:p text:style-name="P47">Se enlaza el archivo CSS externo mediante la etiqueta &lt;link&gt; en la cabecera de la página web. </text:p>
                        </text:list-item>
                      </text:list>
                      <text:p text:style-name="P7">El elemento &lt;link&gt; puede tener definidos cuatro atributos cuando se enlaza un archivo CSS: </text:p>
                      <text:list xml:id="list6785804516189098550" text:style-name="L17">
                        <text:list-item>
                          <text:p text:style-name="P48">rel, indica el tipo de relación que tiene el archivo enlazado y la página HTML. Para los archivos CSS, siempre se utiliza el valor stylesheet </text:p>
                        </text:list-item>
                        <text:list-item>
                          <text:p text:style-name="P48">type, indica el tipo de recurso enlazado. Para los archivos CSS su valor siempre es text/css </text:p>
                        </text:list-item>
                        <text:list-item>
                          <text:p text:style-name="P48">href, indica la URL del archivo CSS que contiene los estilos. Puede ser relativa o absoluta y puede referenciar a un recurso interno o externo al sitio web. </text:p>
                        </text:list-item>
                        <text:list-item>
                          <text:p text:style-name="P48">media, indica el medio en el que se van a aplicar los estilos del archivo CSS. </text:p>
                        </text:list-item>
                      </text:list>
                      <text:h text:style-name="P32" text:outline-level="5">6.2.2.- Definir CSS en un archivo externo importado.</text:h>
                      <text:section text:style-name="Sect1" text:name="id45">
                        <text:section text:style-name="Sect1" text:name="ta45_77">
                          <text:p text:style-name="P7">Se puede obtener el mismo resultado anterior utilizando el elemento &lt;style&gt; en lugar de &lt;link&gt;. </text:p>
                          <text:p text:style-name="P7">En este caso, se usa una regla de tipo @import seguida de una cadena de texto encerrada con comillas simples o dobles que se corresponde con la URL del archivo CSS, o de url() conteniendo dicha cadena entre los paréntesis. Las siguientes reglas @import son equivalentes para un fichero formatos.css que está en el directorio css.: </text:p>
                          <text:p text:style-name="P7">@import '/css/formatos.css';<text:line-break/>@import "/css/ formatos.css"<text:line-break/>@import url('/css/ formatos.css');<text:line-break/>@import url("/css/ formatos.css");</text:p>
                        </text:section>
                      </text:section>
                      <text:h text:style-name="Heading_20_5" text:outline-level="5">6.2.3.- Definir CSS en el documento HTML.</text:h>
                      <text:section text:style-name="Sect1" text:name="id46">
                        <text:section text:style-name="Sect1" text:name="ta46_77">
                          <text:p text:style-name="P7">En este caso los formatos de los elementos se definen en la cabecera del documento HTML, dentro del elemento &lt;style&gt;. </text:p>
                          <text:p text:style-name="P3">6.3.- Sintaxis de las reglas de estilo.</text:p>
                          <text:section text:style-name="Sect1" text:name="id48">
                            <text:section text:style-name="Sect1" text:name="ta48_77">
                              <text:p text:style-name="P7">Cada uno de los estilos que componen una hoja de estilos CSS se denomina regla. Cada regla se forma por: </text:p>
                              <text:list xml:id="list2170174162952355108" text:style-name="L18">
                                <text:list-item>
                                  <text:p text:style-name="P49">Selector: indica el elemento o elementos HTML a los que se aplica la regla CSS </text:p>
                                </text:list-item>
                                <text:list-item>
                                  <text:p text:style-name="P49">Llave de apertura, { </text:p>
                                </text:list-item>
                                <text:list-item>
                                  <text:p text:style-name="P49">Declaración: especifica los estilos que se aplican a los elementos. </text:p>
                                  <text:list>
                                    <text:list-item>
                                      <text:p text:style-name="P49">Propiedad: permite modificar el aspecto de un atributo del elemento. </text:p>
                                    </text:list-item>
                                    <text:list-item>
                                      <text:p text:style-name="P49">Valor: indica el nuevo valor del atributo modificado en el elemento. </text:p>
                                    </text:list-item>
                                  </text:list>
                                </text:list-item>
                                <text:list-item>
                                  <text:p text:style-name="P49">Llave de cierre, }. </text:p>
                                </text:list-item>
                              </text:list>
                              <text:p text:style-name="P7">Ejemplo: p{ color : blue; } </text:p>
                              <text:p text:style-name="P7"><text:soft-page-break/>En este caso el selector es "p", la declaración es: "color : blue" y, dentro de ésta, podemos diferenciar la propiedad "color" y el valor "blue". </text:p>
                              <text:p text:style-name="P7">Un archivo CSS puede contener infinitas reglas CSS, cada regla puede contener varios selectores y cada declaración puede estar formada por diferentes declaraciones. </text:p>
                            </text:section>
                          </text:section>
                          <text:p text:style-name="P3">4.- Atributos principales.</text:p>
                          <text:section text:style-name="Sect1" text:name="id50">
                            <text:section text:style-name="Sect1" text:name="ta50_77">
                              <text:p text:style-name="P7">En los siguientes subapartados vamos a ver los atributos principales que se usan en CSS como son: </text:p>
                              <text:section text:style-name="Sect2" text:name="Sección1">
                                <text:list xml:id="list603613446961970394" text:style-name="L19">
                                  <text:list-item>
                                    <text:p text:style-name="P62">Atributos de color y fondo. </text:p>
                                  </text:list-item>
                                  <text:list-item>
                                    <text:p text:style-name="P62">Atributos de fuente. </text:p>
                                  </text:list-item>
                                  <text:list-item>
                                    <text:p text:style-name="P62">Atributos de texto. </text:p>
                                  </text:list-item>
                                  <text:list-item>
                                    <text:p text:style-name="P62">Atributos de caja. </text:p>
                                  </text:list-item>
                                  <text:list-item>
                                    <text:p text:style-name="P50">Atributos de clasificación.</text:p>
                                  </text:list-item>
                                </text:list>
                              </text:section>
                            </text:section>
                          </text:section>
                          <text:h text:style-name="Heading_20_5" text:outline-level="5">6.4.1.- Atributos de color y fondo.</text:h>
                          <text:section text:style-name="Sect1" text:name="id51">
                            <text:section text:style-name="Sect1" text:name="ta51_77">
                              <text:p text:style-name="P7">Los atributos de color y fondo son los que enumeramos a continuación: </text:p>
                              <table:table table:name="Táboa14" table:style-name="Táboa14">
                                <table:table-column table:style-name="Táboa14.A"/>
                                <table:table-column table:style-name="Táboa14.B"/>
                                <table:table-row>
                                  <table:table-cell table:style-name="Táboa14.A1" office:value-type="string">
                                    <text:p text:style-name="P16"><text:span text:style-name="T7">Elemento</text:span> </text:p>
                                  </table:table-cell>
                                  <table:table-cell table:style-name="Táboa14.B1" office:value-type="string">
                                    <text:p text:style-name="P16"><text:span text:style-name="T7">Descripción</text:span> </text:p>
                                  </table:table-cell>
                                </table:table-row>
                                <table:table-row>
                                  <table:table-cell table:style-name="Táboa14.A2" office:value-type="string">
                                    <text:p text:style-name="P15">color </text:p>
                                  </table:table-cell>
                                  <table:table-cell table:style-name="Táboa14.B2" office:value-type="string">
                                    <text:p text:style-name="P14">Indica el color del texto. Lo admiten casi todas las etiquetas de HTML. El valor de este atributo es un color, con su nombre o su valor RGB. </text:p>
                                  </table:table-cell>
                                </table:table-row>
                                <table:table-row>
                                  <table:table-cell table:style-name="Táboa14.A2" office:value-type="string">
                                    <text:p text:style-name="P15">background-color </text:p>
                                  </table:table-cell>
                                  <table:table-cell table:style-name="Táboa14.B2" office:value-type="string">
                                    <text:p text:style-name="P14">Indica el color de fondo del elemento. El valor de este atributo es un color, con su nombre o su valor RGB. </text:p>
                                  </table:table-cell>
                                </table:table-row>
                                <table:table-row>
                                  <table:table-cell table:style-name="Táboa14.A2" office:value-type="string">
                                    <text:p text:style-name="P15">background-image </text:p>
                                  </table:table-cell>
                                  <table:table-cell table:style-name="Táboa14.B2" office:value-type="string">
                                    <text:p text:style-name="P14">Permite colocar una imagen de fondo del elemento. El valor que toma es el nombre de la imagen con su camino relativo o absoluto </text:p>
                                  </table:table-cell>
                                </table:table-row>
                                <table:table-row>
                                  <table:table-cell table:style-name="Táboa14.A2" office:value-type="string">
                                    <text:p text:style-name="P15">background-repeat </text:p>
                                  </table:table-cell>
                                  <table:table-cell table:style-name="Táboa14.B2" office:value-type="string">
                                    <text:p text:style-name="P14">Indica si ha de repetirse la imagen de fondo y, en ese caso, si debe ser horizontal o verticalmente. Los valores que puede tomar son: repeat-x, repeat-y o no-repeat. </text:p>
                                  </table:table-cell>
                                </table:table-row>
                                <table:table-row>
                                  <table:table-cell table:style-name="Táboa14.A2" office:value-type="string">
                                    <text:p text:style-name="P15">background-attachment </text:p>
                                  </table:table-cell>
                                  <table:table-cell table:style-name="Táboa14.B2" office:value-type="string">
                                    <text:p text:style-name="P14">Especifica si la imagen ha de permanecer fija o realizar un scroll. Los valores que pueden tomar son: scroll o fixed. </text:p>
                                  </table:table-cell>
                                </table:table-row>
                                <table:table-row>
                                  <table:table-cell table:style-name="Táboa14.A2" office:value-type="string">
                                    <text:p text:style-name="P15">background-position </text:p>
                                  </table:table-cell>
                                  <table:table-cell table:style-name="Táboa14.B2" office:value-type="string">
                                    <text:p text:style-name="P14">Es una medida, porcentaje o el posicionamiento vertical u horizontal con los valores establecidos que sirve para posicionar una imagen. Los valores que puede tomar son: porcentaje, tamaño, o [top, center, bottom] [left, center, rigth] </text:p>
                                  </table:table-cell>
                                </table:table-row>
                                <table:table-row>
                                  <table:table-cell table:style-name="Táboa14.A2" office:value-type="string">
                                    <text:p text:style-name="P15">background </text:p>
                                  </table:table-cell>
                                  <table:table-cell table:style-name="Táboa14.B2" office:value-type="string">
                                    <text:p text:style-name="P14">Establece en un solo paso cualquiera de las propiedades de background anteriores. Los valores que puede tomar son: background-color, background-image, background-repeat, background-attachment, background-position. </text:p>
                                  </table:table-cell>
                                </table:table-row>
                              </table:table>
                              <text:p text:style-name="P7"> Dado que no todos los nombres de colores son admitidos en el estándar, es aconsejable utilizar el valor RGB. </text:p>
                              <text:h text:style-name="Heading_20_5" text:outline-level="5">6.4.2.- Atributos de fuente.</text:h>
                              <text:section text:style-name="Sect1" text:name="id52">
                                <text:section text:style-name="Sect1" text:name="ta52_77">
                                  <text:p text:style-name="P7">En este apartado vamos a ver los distintos atributos que podemos utilizar referentes a las fuentes de nuestro docuemtno y que son: </text:p>
                                  <table:table table:name="Táboa15" table:style-name="Táboa15">
                                    <table:table-column table:style-name="Táboa15.A"/>
                                    <table:table-column table:style-name="Táboa15.B"/>
                                    <table:table-row>
                                      <table:table-cell table:style-name="Táboa15.A1" office:value-type="string">
                                        <text:p text:style-name="Table_20_Heading"><text:span text:style-name="Strong_20_Emphasis"><text:span text:style-name="T9">Elemento</text:span></text:span><text:span text:style-name="T9"> </text:span></text:p>
                                      </table:table-cell>
                                      <table:table-cell table:style-name="Táboa15.B1" office:value-type="string">
                                        <text:p text:style-name="Table_20_Heading"><text:span text:style-name="Strong_20_Emphasis"><text:span text:style-name="T9">Descripción</text:span></text:span><text:span text:style-name="T9"> </text:span></text:p>
                                      </table:table-cell>
                                    </table:table-row>
                                    <table:table-row>
                                      <table:table-cell table:style-name="Táboa15.A2" office:value-type="string">
                                        <text:p text:style-name="P15">font-size </text:p>
                                      </table:table-cell>
                                      <table:table-cell table:style-name="Táboa15.B2" office:value-type="string">
                                        <text:p text:style-name="P14">Indica el tamaño de la fuente. Puede ser un tamaño absoluto, relativo o en porcentaje. Toma valores de unidades de CSS </text:p>
                                      </table:table-cell>
                                    </table:table-row>
                                    <table:table-row>
                                      <table:table-cell table:style-name="Táboa15.A2" office:value-type="string">
                                        <text:p text:style-name="P15">font-family </text:p>
                                      </table:table-cell>
                                      <table:table-cell table:style-name="Táboa15.B2" office:value-type="string">
                                        <text:p text:style-name="P14">Establece la familia a la que pertenece la fuente. Si el nombre de una fuente tiene espacios se utilizan comillas para que se entienda bien. El valor es el nombre de la familia fuente. </text:p>
                                      </table:table-cell>
                                    </table:table-row>
                                    <table:table-row>
                                      <table:table-cell table:style-name="Táboa15.A2" office:value-type="string">
                                        <text:p text:style-name="P15">font-weight </text:p>
                                      </table:table-cell>
                                      <table:table-cell table:style-name="Táboa15.B2" office:value-type="string">
                                        <text:p text:style-name="P14">Define el grosor de los caracteres. Los valores que puede tomar son: normal, bold, bolder, lighter, 100, 200, 300, 400, 500, 600, 700, 800 o 900 </text:p>
                                      </table:table-cell>
                                    </table:table-row>
                                    <table:table-row>
                                      <table:table-cell table:style-name="Táboa15.A2" office:value-type="string">
                                        <text:p text:style-name="P15">font-style </text:p>
                                      </table:table-cell>
                                      <table:table-cell table:style-name="Táboa15.B2" office:value-type="string">
                                        <text:p text:style-name="P14">Determina si la fuente es normal o cursiva. El estilo oblique es similar al cursiva. Los valores posibles son: normal, italic, oblique. </text:p>
                                      </table:table-cell>
                                    </table:table-row>
                                    <table:table-row>
                                      <table:table-cell table:style-name="Táboa15.A2" office:value-type="string">
                                        <text:p text:style-name="P15">font-variant </text:p>
                                      </table:table-cell>
                                      <table:table-cell table:style-name="Táboa15.B2" office:value-type="string">
                                        <text:p text:style-name="P14">Determina si la fuente es normal o mayúsculas pequeñas. Los valores que puede tomar son: normal o small-caps </text:p>
                                      </table:table-cell>
                                    </table:table-row>
                                    <text:soft-page-break/>
                                    <table:table-row>
                                      <table:table-cell table:style-name="Táboa15.A2" office:value-type="string">
                                        <text:p text:style-name="P15">line-height </text:p>
                                      </table:table-cell>
                                      <table:table-cell table:style-name="Táboa15.B2" office:value-type="string">
                                        <text:p text:style-name="P14">El alto de una línea y por tanto, el espaciado entre líneas. Es una de esas características que no se podían modificar utilizando HTML. </text:p>
                                      </table:table-cell>
                                    </table:table-row>
                                    <table:table-row>
                                      <table:table-cell table:style-name="Táboa15.A2" office:value-type="string">
                                        <text:p text:style-name="P15">font </text:p>
                                      </table:table-cell>
                                      <table:table-cell table:style-name="Táboa15.B2" office:value-type="string">
                                        <text:p text:style-name="P14">Permite establecer todas las propiedades anteriores en el orden que se indica a continuación: font-style, font-variant, font-weight, font-size[line-height], font family. Los valores han de estar separados por espacios. No es obligatorio el uso de todos los valores. </text:p>
                                      </table:table-cell>
                                    </table:table-row>
                                  </table:table>
                                </text:section>
                              </text:section>
                              <text:h text:style-name="Heading_20_5" text:outline-level="5">6.4.3.- Atributos de texto.</text:h>
                              <text:section text:style-name="Sect1" text:name="id53">
                                <text:section text:style-name="Sect1" text:name="ta53_77">
                                  <text:p text:style-name="P7">En el apartado anterior vimos los atributos relacionados con las fuentes y en este vamos a ver los relacionados con el texto en sí y son los siguientes: </text:p>
                                  <table:table table:name="Táboa16" table:style-name="Táboa16">
                                    <table:table-column table:style-name="Táboa16.A"/>
                                    <table:table-column table:style-name="Táboa16.B"/>
                                    <table:table-row>
                                      <table:table-cell table:style-name="Táboa16.A1" office:value-type="string">
                                        <text:p text:style-name="P16"><text:span text:style-name="T7">Elemento</text:span> </text:p>
                                      </table:table-cell>
                                      <table:table-cell table:style-name="Táboa16.B1" office:value-type="string">
                                        <text:p text:style-name="P16"><text:span text:style-name="T7">Descripción</text:span> </text:p>
                                      </table:table-cell>
                                    </table:table-row>
                                    <table:table-row>
                                      <table:table-cell table:style-name="Táboa16.A2" office:value-type="string">
                                        <text:p text:style-name="P15">text-decoration </text:p>
                                      </table:table-cell>
                                      <table:table-cell table:style-name="Táboa16.B2" office:value-type="string">
                                        <text:p text:style-name="P14">Establece si el texto está subrayado, sobrerayado o tachado. los valores que puede tomar son: none, underline, overline, line-through o blink </text:p>
                                      </table:table-cell>
                                    </table:table-row>
                                    <table:table-row>
                                      <table:table-cell table:style-name="Táboa16.A2" office:value-type="string">
                                        <text:p text:style-name="P15">text-align </text:p>
                                      </table:table-cell>
                                      <table:table-cell table:style-name="Táboa16.B2" office:value-type="string">
                                        <text:p text:style-name="P14">Indica la alineación del texto. Aunque las hojas de estilo permiten el justificado de texto no funciona en todos los sistemas. Los valores que puede tomar son: left, right, center o justify </text:p>
                                      </table:table-cell>
                                    </table:table-row>
                                    <table:table-row>
                                      <table:table-cell table:style-name="Táboa16.A2" office:value-type="string">
                                        <text:p text:style-name="P15">text-indent </text:p>
                                      </table:table-cell>
                                      <table:table-cell table:style-name="Táboa16.B2" office:value-type="string">
                                        <text:p text:style-name="P14">Determina la tabulación del texto. Los valores que toma son una longitud, en unidades CSS, o un porcentaje de la establecida. </text:p>
                                      </table:table-cell>
                                    </table:table-row>
                                    <table:table-row>
                                      <table:table-cell table:style-name="Táboa16.A2" office:value-type="string">
                                        <text:p text:style-name="P15">text-transform </text:p>
                                      </table:table-cell>
                                      <table:table-cell table:style-name="Táboa16.B2" office:value-type="string">
                                        <text:p text:style-name="P14">Nos permite transformar el texto, haciendo que tenga la primera letra en mayúsculas de todas las palabras, todo en mayúsculas o minúsculas. Los valores que puede tomar son: capitalize, uppercase, lowercase o none </text:p>
                                      </table:table-cell>
                                    </table:table-row>
                                    <table:table-row>
                                      <table:table-cell table:style-name="Táboa16.A2" office:value-type="string">
                                        <text:p text:style-name="P15">word-spacing </text:p>
                                      </table:table-cell>
                                      <table:table-cell table:style-name="Táboa16.B2" office:value-type="string">
                                        <text:p text:style-name="P14">Determina el espaciado entre las palabras. Los valores que puede tomar es un tamaño. </text:p>
                                      </table:table-cell>
                                    </table:table-row>
                                    <table:table-row>
                                      <table:table-cell table:style-name="Táboa16.A2" office:value-type="string">
                                        <text:p text:style-name="P15">letter-spacing </text:p>
                                      </table:table-cell>
                                      <table:table-cell table:style-name="Táboa16.B2" office:value-type="string">
                                        <text:p text:style-name="P14">Determina el espaciado entre letras. Los valores que puede tomar es un tamaño. </text:p>
                                      </table:table-cell>
                                    </table:table-row>
                                    <table:table-row>
                                      <table:table-cell table:style-name="Táboa16.A2" office:value-type="string">
                                        <text:p text:style-name="P15">vertical-align </text:p>
                                      </table:table-cell>
                                      <table:table-cell table:style-name="Táboa16.B2" office:value-type="string">
                                        <text:p text:style-name="P14">Establece la alineación vertical del texto. Sus valores posibles son: baseline, sub, super, top, text-top, middle, bottom, text-bottom o un porcentaje. </text:p>
                                      </table:table-cell>
                                    </table:table-row>
                                    <table:table-row>
                                      <table:table-cell table:style-name="Táboa16.A2" office:value-type="string">
                                        <text:p text:style-name="P15">line-height </text:p>
                                      </table:table-cell>
                                      <table:table-cell table:style-name="Táboa16.B2" office:value-type="string">
                                        <text:p text:style-name="P14">Altura de la línea. Puede establecerse mediante un tamaño o un porcentaje </text:p>
                                      </table:table-cell>
                                    </table:table-row>
                                  </table:table>
                                </text:section>
                              </text:section>
                              <text:h text:style-name="Heading_20_5" text:outline-level="5">6.4.4.- Atributos de caja.</text:h>
                              <text:section text:style-name="Sect1" text:name="id54">
                                <text:section text:style-name="Sect1" text:name="ta54_77">
                                  <text:p text:style-name="P7">Ahora vamos a ver otros atributos muy importantes y que utilizaremos muy a menudo. tributos de caja: </text:p>
                                  <table:table table:name="Táboa17" table:style-name="Táboa17">
                                    <table:table-column table:style-name="Táboa17.A"/>
                                    <table:table-column table:style-name="Táboa17.B"/>
                                    <table:table-row>
                                      <table:table-cell table:style-name="Táboa17.A1" office:value-type="string">
                                        <text:p text:style-name="P16"><text:span text:style-name="T7">Elemento</text:span> </text:p>
                                      </table:table-cell>
                                      <table:table-cell table:style-name="Táboa17.B1" office:value-type="string">
                                        <text:p text:style-name="P16"><text:span text:style-name="T7">Descripción</text:span> </text:p>
                                      </table:table-cell>
                                    </table:table-row>
                                    <table:table-row>
                                      <table:table-cell table:style-name="Táboa17.A2" office:value-type="string">
                                        <text:p text:style-name="P15">margin-left </text:p>
                                      </table:table-cell>
                                      <table:table-cell table:style-name="Táboa17.B2" office:value-type="string">
                                        <text:p text:style-name="P14">Indica el tamaño del margen izquierdo. Puede usarse una longitud, en unidades CSS, o un porcentaje. </text:p>
                                      </table:table-cell>
                                    </table:table-row>
                                    <table:table-row>
                                      <table:table-cell table:style-name="Táboa17.A2" office:value-type="string">
                                        <text:p text:style-name="P15">margin-rigth </text:p>
                                      </table:table-cell>
                                      <table:table-cell table:style-name="Táboa17.B2" office:value-type="string">
                                        <text:p text:style-name="P14">Indica el tamaño del margen derecho. Puede usarse una longitud, en unidades CSS, o un porcentaje. </text:p>
                                      </table:table-cell>
                                    </table:table-row>
                                    <table:table-row>
                                      <table:table-cell table:style-name="Táboa17.A2" office:value-type="string">
                                        <text:p text:style-name="P15">margin-top </text:p>
                                      </table:table-cell>
                                      <table:table-cell table:style-name="Táboa17.B2" office:value-type="string">
                                        <text:p text:style-name="P14">Indica el tamaño del margen superior. Puede usarse una longitud, en unidades CSS, o un porcentaje. </text:p>
                                      </table:table-cell>
                                    </table:table-row>
                                    <table:table-row>
                                      <table:table-cell table:style-name="Táboa17.A2" office:value-type="string">
                                        <text:p text:style-name="P15">margin-bottom </text:p>
                                      </table:table-cell>
                                      <table:table-cell table:style-name="Táboa17.B2" office:value-type="string">
                                        <text:p text:style-name="P14">Indica el tamaño del margen inferior. Puede usarse una longitud, en unidades CSS, o un porcentaje. </text:p>
                                      </table:table-cell>
                                    </table:table-row>
                                    <table:table-row>
                                      <table:table-cell table:style-name="Táboa17.A2" office:value-type="string">
                                        <text:p text:style-name="P15">margin </text:p>
                                      </table:table-cell>
                                      <table:table-cell table:style-name="Táboa17.B2" office:value-type="string">
                                        <text:p text:style-name="P14">Permite establecer los márgenes de una vez. Hay que seguir el orden: superior, derecho, inferior e izquierdo. </text:p>
                                      </table:table-cell>
                                    </table:table-row>
                                    <table:table-row>
                                      <table:table-cell table:style-name="Táboa17.A2" office:value-type="string">
                                        <text:p text:style-name="P15">padding-left </text:p>
                                      </table:table-cell>
                                      <table:table-cell table:style-name="Táboa17.B2" office:value-type="string">
                                        <text:p text:style-name="P14">Indica el espacio izquierdo entre el borde y el contenido. Puede usarse una longitud, en unidades CSS, o un porcentaje. </text:p>
                                      </table:table-cell>
                                    </table:table-row>
                                    <table:table-row>
                                      <table:table-cell table:style-name="Táboa17.A2" office:value-type="string">
                                        <text:p text:style-name="P15">padding -rigth </text:p>
                                      </table:table-cell>
                                      <table:table-cell table:style-name="Táboa17.B2" office:value-type="string">
                                        <text:p text:style-name="P14">Indica el espacio derecho entre el borde y el contenido. Puede usarse una longitud, en unidades CSS, o un porcentaje. </text:p>
                                      </table:table-cell>
                                    </table:table-row>
                                    <table:table-row>
                                      <table:table-cell table:style-name="Táboa17.A2" office:value-type="string">
                                        <text:p text:style-name="P15">padding -top </text:p>
                                      </table:table-cell>
                                      <table:table-cell table:style-name="Táboa17.B2" office:value-type="string">
                                        <text:p text:style-name="P14">Indica el espacio superior entre el borde y el contenido. Puede usarse una longitud, en unidades CSS, o un porcentaje. </text:p>
                                      </table:table-cell>
                                    </table:table-row>
                                    <table:table-row>
                                      <table:table-cell table:style-name="Táboa17.A2" office:value-type="string">
                                        <text:p text:style-name="P15">padding -bottom </text:p>
                                      </table:table-cell>
                                      <table:table-cell table:style-name="Táboa17.B2" office:value-type="string">
                                        <text:p text:style-name="P14">Indica el espacio inferior entre el borde y el contenido. Puede usarse una longitud, en unidades CSS, o un porcentaje. </text:p>
                                      </table:table-cell>
                                    </table:table-row>
                                    <table:table-row>
                                      <table:table-cell table:style-name="Táboa17.A2" office:value-type="string">
                                        <text:p text:style-name="P15">padding </text:p>
                                      </table:table-cell>
                                      <table:table-cell table:style-name="Táboa17.B2" office:value-type="string">
                                        <text:p text:style-name="P14">Establece el espacio entre los bordes y el contenido de una sola vez. Hay que respetar el orden superior, derecho, inferior e izquierdo. </text:p>
                                      </table:table-cell>
                                    </table:table-row>
                                    <table:table-row>
                                      <table:table-cell table:style-name="Táboa17.A2" office:value-type="string">
                                        <text:p text:style-name="P15">border-left-color </text:p>
                                      </table:table-cell>
                                      <table:table-cell table:style-name="Táboa17.B2" office:value-type="string">
                                        <text:p text:style-name="P14">Establece el color del borde izquierdo del elemento. Su valor es un color RGB o el nombre del color. </text:p>
                                      </table:table-cell>
                                    </table:table-row>
                                    <table:table-row>
                                      <table:table-cell table:style-name="Táboa17.A2" office:value-type="string">
                                        <text:p text:style-name="P15">border-rigth-color </text:p>
                                      </table:table-cell>
                                      <table:table-cell table:style-name="Táboa17.B2" office:value-type="string">
                                        <text:p text:style-name="P14">Establece el color del borde derecho del elemento. Su valor es un color RGB o el <text:soft-page-break/>nombre del color. </text:p>
                                      </table:table-cell>
                                    </table:table-row>
                                    <table:table-row>
                                      <table:table-cell table:style-name="Táboa17.A2" office:value-type="string">
                                        <text:p text:style-name="P15">border-top-color </text:p>
                                      </table:table-cell>
                                      <table:table-cell table:style-name="Táboa17.B2" office:value-type="string">
                                        <text:p text:style-name="P14">Establece el color del borde superior del elemento. Su valor es un color RGB o el nombre del color. </text:p>
                                      </table:table-cell>
                                    </table:table-row>
                                    <table:table-row>
                                      <table:table-cell table:style-name="Táboa17.A2" office:value-type="string">
                                        <text:p text:style-name="P15">border-bottom-color </text:p>
                                      </table:table-cell>
                                      <table:table-cell table:style-name="Táboa17.B2" office:value-type="string">
                                        <text:p text:style-name="P14">Establece el color del borde inferior del elemento. Su valor es un color RGB o el nombre del color. </text:p>
                                      </table:table-cell>
                                    </table:table-row>
                                    <table:table-row>
                                      <table:table-cell table:style-name="Táboa17.A2" office:value-type="string">
                                        <text:p text:style-name="P15">border-color </text:p>
                                      </table:table-cell>
                                      <table:table-cell table:style-name="Táboa17.B2" office:value-type="string">
                                        <text:p text:style-name="P14">Establece el color de los bordes del elemento de una sola vez. Hay que seguir el orden superior, derecho, inferior e izquierdo. Su valor es un color RGB o el nombre del color. </text:p>
                                      </table:table-cell>
                                    </table:table-row>
                                    <table:table-row>
                                      <table:table-cell table:style-name="Táboa17.A2" office:value-type="string">
                                        <text:p text:style-name="P15">border-style </text:p>
                                      </table:table-cell>
                                      <table:table-cell table:style-name="Táboa17.B2" office:value-type="string">
                                        <text:p text:style-name="P14">Establece el estilo del borde, los valores significan: none=ningun borde, dotted=punteado (no funciona siempre), solid=solido, double=doble borde, los valores groove, ridge, inset y outset son bordes con varios efectos 3D. </text:p>
                                      </table:table-cell>
                                    </table:table-row>
                                    <table:table-row>
                                      <table:table-cell table:style-name="Táboa17.A2" office:value-type="string">
                                        <text:p text:style-name="P15">border-left-width </text:p>
                                      </table:table-cell>
                                      <table:table-cell table:style-name="Táboa17.B2" office:value-type="string">
                                        <text:p text:style-name="P14">Grosor del borde izquierdo. Sus valores posibles son: thin, médium, thick o un tamaño. </text:p>
                                      </table:table-cell>
                                    </table:table-row>
                                    <table:table-row>
                                      <table:table-cell table:style-name="Táboa17.A2" office:value-type="string">
                                        <text:p text:style-name="P15">border-rigth-width </text:p>
                                      </table:table-cell>
                                      <table:table-cell table:style-name="Táboa17.B2" office:value-type="string">
                                        <text:p text:style-name="P14">Grosor del borde derecho. Sus valores posibles son: thin, médium, thick o un tamaño. </text:p>
                                      </table:table-cell>
                                    </table:table-row>
                                    <table:table-row>
                                      <table:table-cell table:style-name="Táboa17.A2" office:value-type="string">
                                        <text:p text:style-name="P15">border-top-width </text:p>
                                      </table:table-cell>
                                      <table:table-cell table:style-name="Táboa17.B2" office:value-type="string">
                                        <text:p text:style-name="P14">Grosor del borde superior. Sus valores posibles son: thin, médium, thick o un tamaño. </text:p>
                                      </table:table-cell>
                                    </table:table-row>
                                    <table:table-row>
                                      <table:table-cell table:style-name="Táboa17.A2" office:value-type="string">
                                        <text:p text:style-name="P15">border-bottom-width </text:p>
                                      </table:table-cell>
                                      <table:table-cell table:style-name="Táboa17.B2" office:value-type="string">
                                        <text:p text:style-name="P14">Grosor del borde inferior. Sus valores posibles son: thin, médium, thick o un tamaño. </text:p>
                                      </table:table-cell>
                                    </table:table-row>
                                    <table:table-row>
                                      <table:table-cell table:style-name="Táboa17.A2" office:value-type="string">
                                        <text:p text:style-name="P15">border-width </text:p>
                                      </table:table-cell>
                                      <table:table-cell table:style-name="Táboa17.B2" office:value-type="string">
                                        <text:p text:style-name="P14">Establece el tamaño de los bordes del elemento al que lo aplicamos. Hay que seguir el orden superior, derecho, inferior, izquierdo. </text:p>
                                      </table:table-cell>
                                    </table:table-row>
                                    <table:table-row>
                                      <table:table-cell table:style-name="Táboa17.A2" office:value-type="string">
                                        <text:p text:style-name="P15">width </text:p>
                                      </table:table-cell>
                                      <table:table-cell table:style-name="Táboa17.B2" office:value-type="string">
                                        <text:p text:style-name="P14">Establece el ancho del contenido del elemento. El valor es un porcentaje o un tamaño. </text:p>
                                      </table:table-cell>
                                    </table:table-row>
                                    <table:table-row>
                                      <table:table-cell table:style-name="Táboa17.A2" office:value-type="string">
                                        <text:p text:style-name="P15">height </text:p>
                                      </table:table-cell>
                                      <table:table-cell table:style-name="Táboa17.B2" office:value-type="string">
                                        <text:p text:style-name="P14">Establece la altura del contenido del elemento. El valor es un porcentaje o un tamaño. </text:p>
                                      </table:table-cell>
                                    </table:table-row>
                                    <table:table-row>
                                      <table:table-cell table:style-name="Táboa17.A2" office:value-type="string">
                                        <text:p text:style-name="P15">float </text:p>
                                      </table:table-cell>
                                      <table:table-cell table:style-name="Táboa17.B2" office:value-type="string">
                                        <text:p text:style-name="P14">Sirve para alinear un elemento a la izquierda o la derecha haciendo que el texto se agrupe alrededor de dicho elemento. Toma los valores none, left o right </text:p>
                                      </table:table-cell>
                                    </table:table-row>
                                    <table:table-row>
                                      <table:table-cell table:style-name="Táboa17.A2" office:value-type="string">
                                        <text:p text:style-name="P15">clear </text:p>
                                      </table:table-cell>
                                      <table:table-cell table:style-name="Táboa17.B2" office:value-type="string">
                                        <text:p text:style-name="P14">Establece si un elemento tiene a su altura imágenes u otros elementos alineados a la derecha o la izquierda. Sus valores posibles son: none, left, right o both. </text:p>
                                      </table:table-cell>
                                    </table:table-row>
                                  </table:table>
                                  <text:h text:style-name="Heading_20_5" text:outline-level="5"> 6.4.5.- Atributos de clasificación.</text:h>
                                  <text:section text:style-name="Sect1" text:name="id57">
                                    <text:section text:style-name="Sect1" text:name="ta57_77">
                                      <text:p text:style-name="P7">En este apartado vamos a ver otros atributos que hemos etiquetado como atributos de clasificación y que son los siguientes: </text:p>
                                      <table:table table:name="Táboa18" table:style-name="Táboa18">
                                        <table:table-column table:style-name="Táboa18.A"/>
                                        <table:table-column table:style-name="Táboa18.B"/>
                                        <table:table-row>
                                          <table:table-cell table:style-name="Táboa18.A1" office:value-type="string">
                                            <text:p text:style-name="P16"><text:span text:style-name="T7">Elemento</text:span> </text:p>
                                          </table:table-cell>
                                          <table:table-cell table:style-name="Táboa18.B1" office:value-type="string">
                                            <text:p text:style-name="P16"><text:span text:style-name="T7">Descripción</text:span> </text:p>
                                          </table:table-cell>
                                        </table:table-row>
                                        <table:table-row>
                                          <table:table-cell table:style-name="Táboa18.A2" office:value-type="string">
                                            <text:p text:style-name="P15">display </text:p>
                                          </table:table-cell>
                                          <table:table-cell table:style-name="Táboa18.B2" office:value-type="string">
                                            <text:p text:style-name="P14">Determina si el elemento es de bloque, línea, lista o ninguno de ellos. Los valores que puede tomar son: block, inline, list-item o none. </text:p>
                                          </table:table-cell>
                                        </table:table-row>
                                        <table:table-row>
                                          <table:table-cell table:style-name="Táboa18.A2" office:value-type="string">
                                            <text:p text:style-name="P15">white-space </text:p>
                                          </table:table-cell>
                                          <table:table-cell table:style-name="Táboa18.B2" office:value-type="string">
                                            <text:p text:style-name="P14">Indica el modo en que se ha de gestionar los espacios en blanco que hay en el elemento, es decir, si se mantienen todos los existentes tal y como estén en el documento o si se anulan a uno las secuencias de blancos, es el valor por defecto y el de la opción normal. Valores que puede tomar son: pre, nowrap, normal. </text:p>
                                          </table:table-cell>
                                        </table:table-row>
                                        <table:table-row>
                                          <table:table-cell table:style-name="Táboa18.A2" office:value-type="string">
                                            <text:p text:style-name="P15">list-style-type </text:p>
                                          </table:table-cell>
                                          <table:table-cell table:style-name="Táboa18.B2" office:value-type="string">
                                            <text:p text:style-name="P14">Indica cual es el símbolo que se utiliza como marcador en las listas. Valores que puede tomar son: disc, circle, square, decimal, lower-roman, upper-roman, lower-alpha, upper-alpha, none. </text:p>
                                          </table:table-cell>
                                        </table:table-row>
                                        <table:table-row>
                                          <table:table-cell table:style-name="Táboa18.A2" office:value-type="string">
                                            <text:p text:style-name="P15">list-style-image </text:p>
                                          </table:table-cell>
                                          <table:table-cell table:style-name="Táboa18.B2" office:value-type="string">
                                            <text:p text:style-name="P14">Permite utilizar el uso de una imagen como marcador en una lista. El valor que toma es la ruta del fichero imagen </text:p>
                                          </table:table-cell>
                                        </table:table-row>
                                        <table:table-row>
                                          <table:table-cell table:style-name="Táboa18.A2" office:value-type="string">
                                            <text:p text:style-name="P15">list-style-position </text:p>
                                          </table:table-cell>
                                          <table:table-cell table:style-name="Táboa18.B2" office:value-type="string">
                                            <text:p text:style-name="P14">Determinan la posición del marcador en una lista. Puede tomar los valores: outside o inside. </text:p>
                                          </table:table-cell>
                                        </table:table-row>
                                        <table:table-row>
                                          <table:table-cell table:style-name="Táboa18.A2" office:value-type="string">
                                            <text:p text:style-name="P15">list-style </text:p>
                                          </table:table-cell>
                                          <table:table-cell table:style-name="Táboa18.B2" office:value-type="string">
                                            <text:p text:style-name="P14">Permite establecer de una única vez todas las características de una lista. Hay que seguir el orden siguiente: list-style-type, list-style-position y list-style-image. </text:p>
                                          </table:table-cell>
                                        </table:table-row>
                                      </table:table>
                                    </text:section>
                                  </text:section>
                                  <text:p text:style-name="P20"><text:soft-page-break/>6.5.- CSS de posicionamiento.</text:p>
                                  <text:section text:style-name="Sect1" text:name="id58">
                                    <text:section text:style-name="Sect1" text:name="ta58_77">
                                      <text:p text:style-name="P7">Es un añadido a CSS que permite determinar el modo en que se ha de colocar un determinado elemento. Las propiedades definidas en CSS-P son las siguientes: </text:p>
                                      <table:table table:name="Táboa19" table:style-name="Táboa19">
                                        <table:table-column table:style-name="Táboa19.A"/>
                                        <table:table-column table:style-name="Táboa19.B"/>
                                        <table:table-row>
                                          <table:table-cell table:style-name="Táboa19.A1" office:value-type="string">
                                            <text:p text:style-name="P16"><text:span text:style-name="T7">Elemento</text:span> </text:p>
                                          </table:table-cell>
                                          <table:table-cell table:style-name="Táboa19.B1" office:value-type="string">
                                            <text:p text:style-name="P16"><text:span text:style-name="T7">Descripción</text:span> </text:p>
                                          </table:table-cell>
                                        </table:table-row>
                                        <table:table-row>
                                          <table:table-cell table:style-name="Táboa19.A2" office:value-type="string">
                                            <text:p text:style-name="P15">clip </text:p>
                                          </table:table-cell>
                                          <table:table-cell table:style-name="Táboa19.B2" office:value-type="string">
                                            <text:p text:style-name="P14">Permite seleccionar una zona. Los valores que puede tomar son: shape o auto. </text:p>
                                          </table:table-cell>
                                        </table:table-row>
                                        <table:table-row>
                                          <table:table-cell table:style-name="Táboa19.A2" office:value-type="string">
                                            <text:p text:style-name="P15">height </text:p>
                                          </table:table-cell>
                                          <table:table-cell table:style-name="Táboa19.B2" office:value-type="string">
                                            <text:p text:style-name="P14">Permite establecer la altura de un elemento. Los valores que puede tomar son: auto o un tamaño. </text:p>
                                          </table:table-cell>
                                        </table:table-row>
                                        <table:table-row>
                                          <table:table-cell table:style-name="Táboa19.A2" office:value-type="string">
                                            <text:p text:style-name="P15">width </text:p>
                                          </table:table-cell>
                                          <table:table-cell table:style-name="Táboa19.B2" office:value-type="string">
                                            <text:p text:style-name="P14">Permite establecer la anchura de un elemento. Los valores que puede tomar son: auto o un tamaño o porcentaje. </text:p>
                                          </table:table-cell>
                                        </table:table-row>
                                        <table:table-row>
                                          <table:table-cell table:style-name="Táboa19.A2" office:value-type="string">
                                            <text:p text:style-name="P15">visibility </text:p>
                                          </table:table-cell>
                                          <table:table-cell table:style-name="Táboa19.B2" office:value-type="string">
                                            <text:p text:style-name="P14">Indica si el elemento sobre el que actúa será visible o no. Los valores que puede tomar son: </text:p>
                                          </table:table-cell>
                                        </table:table-row>
                                        <table:table-row>
                                          <table:table-cell table:style-name="Táboa19.A2" office:value-type="string">
                                            <text:p text:style-name="P15">left </text:p>
                                          </table:table-cell>
                                          <table:table-cell table:style-name="Táboa19.B2" office:value-type="string">
                                            <text:p text:style-name="P14">Indica la posición del lado izquierdo del elemento. Los valores que puede tomar son: auto o un tamaño o porcentaje. </text:p>
                                          </table:table-cell>
                                        </table:table-row>
                                        <table:table-row>
                                          <table:table-cell table:style-name="Táboa19.A2" office:value-type="string">
                                            <text:p text:style-name="P15">top </text:p>
                                          </table:table-cell>
                                          <table:table-cell table:style-name="Táboa19.B2" office:value-type="string">
                                            <text:p text:style-name="P14">Indica la posición del lado superior del elemento. Los valores que puede tomar son: auto o un tamaño o porcentaje. </text:p>
                                          </table:table-cell>
                                        </table:table-row>
                                        <table:table-row>
                                          <table:table-cell table:style-name="Táboa19.A2" office:value-type="string">
                                            <text:p text:style-name="P15">overflow </text:p>
                                          </table:table-cell>
                                          <table:table-cell table:style-name="Táboa19.B2" office:value-type="string">
                                            <text:p text:style-name="P14">Indica si el elemento será visible o no en caso de superar los límites del contenedor. Los valores que pueden tomar son: visible, hidden, scroll o auto. </text:p>
                                          </table:table-cell>
                                        </table:table-row>
                                        <table:table-row>
                                          <table:table-cell table:style-name="Táboa19.A2" office:value-type="string">
                                            <text:p text:style-name="P15">position </text:p>
                                          </table:table-cell>
                                          <table:table-cell table:style-name="Táboa19.B2" office:value-type="string">
                                            <text:p text:style-name="P14">Determinan si el posicionamiento de un elemento es absoluto, relativo o estático. Los valores que puede tomar son: absolute, relative o static. </text:p>
                                          </table:table-cell>
                                        </table:table-row>
                                        <table:table-row>
                                          <table:table-cell table:style-name="Táboa19.A2" office:value-type="string">
                                            <text:p text:style-name="P15">z-index </text:p>
                                          </table:table-cell>
                                          <table:table-cell table:style-name="Táboa19.B2" office:value-type="string">
                                            <text:p text:style-name="P14">Define la posición del elemento en el tercer eje de coordenadas, permitiendo superponer unos elementos sobre otros como si fueran capas. </text:p>
                                          </table:table-cell>
                                        </table:table-row>
                                      </table:table>
                                    </text:section>
                                  </text:section>
                                  <text:p text:style-name="P3">6.6.- Unidades de tamaño.</text:p>
                                  <text:section text:style-name="Sect1" text:name="id59">
                                    <text:section text:style-name="Sect1" text:name="ta59_77">
                                      <text:p text:style-name="P7">Las distintas unidades que podemos utilizar para indicar tamaños son las siguientes: </text:p>
                                      <text:list xml:id="list2392106705938985172" text:style-name="L20">
                                        <text:list-item>
                                          <text:p text:style-name="P61"><text:span text:style-name="Strong_20_Emphasis"><text:span text:style-name="T9">Relativas</text:span></text:span><text:span text:style-name="T9"> </text:span></text:p>
                                          <text:list>
                                            <text:list-item>
                                              <text:p text:style-name="P26"><text:span text:style-name="Emphasis"><text:span text:style-name="T9">Element (em): </text:span></text:span><text:span text:style-name="T9">Expresa el tamaño relativo al tamaño de la fuente utilizada. </text:span></text:p>
                                            </text:list-item>
                                            <text:list-item>
                                              <text:p text:style-name="P26"><text:span text:style-name="Emphasis"><text:span text:style-name="T9">X-height (ex): </text:span></text:span><text:span text:style-name="T9">Expresa el tamaño relativo al de la letra "x". </text:span></text:p>
                                            </text:list-item>
                                            <text:list-item>
                                              <text:p text:style-name="P26"><text:span text:style-name="Emphasis"><text:span text:style-name="T9">Pixel (px): </text:span></text:span><text:span text:style-name="T9">Expresa el tamaño relativo a la resolución del monitor. </text:span></text:p>
                                            </text:list-item>
                                          </text:list>
                                        </text:list-item>
                                        <text:list-item>
                                          <text:p text:style-name="P61"><text:span text:style-name="Strong_20_Emphasis"><text:span text:style-name="T9">Absolutas</text:span></text:span><text:span text:style-name="T9"> </text:span></text:p>
                                          <text:list>
                                            <text:list-item>
                                              <text:p text:style-name="P26"><text:span text:style-name="Emphasis"><text:span text:style-name="T9">Milímetros (mm).</text:span></text:span><text:span text:style-name="T9"> </text:span></text:p>
                                            </text:list-item>
                                            <text:list-item>
                                              <text:p text:style-name="P26"><text:span text:style-name="Emphasis"><text:span text:style-name="T9">Centímetros (cm): </text:span></text:span><text:span text:style-name="T9">Cada centímetro son 10 mm. </text:span></text:p>
                                            </text:list-item>
                                            <text:list-item>
                                              <text:p text:style-name="P26"><text:span text:style-name="Emphasis"><text:span text:style-name="T9">Pulgadas (in): </text:span></text:span><text:span text:style-name="T9">Cada pulgada equivale a 2,54 cm. </text:span></text:p>
                                            </text:list-item>
                                            <text:list-item>
                                              <text:p text:style-name="P26"><text:span text:style-name="Emphasis"><text:span text:style-name="T9">Puntos (pt):</text:span></text:span><text:span text:style-name="T9"> Cada punto son 1/72 in. </text:span></text:p>
                                            </text:list-item>
                                            <text:list-item>
                                              <text:p text:style-name="P26"><text:span text:style-name="Emphasis"><text:span text:style-name="T9">Picas (pc): </text:span></text:span><text:span text:style-name="T9">Cada pica son 12 pt. </text:span></text:p>
                                            </text:list-item>
                                          </text:list>
                                        </text:list-item>
                                      </text:list>
                                    </text:section>
                                  </text:section>
                                  <text:p text:style-name="P3"/>
                                  <text:p text:style-name="P3">6.7.- Definición y uso de clases.</text:p>
                                  <text:section text:style-name="Sect1" text:name="id61">
                                    <text:section text:style-name="Sect1" text:name="ta61_77">
                                      <text:p text:style-name="P7">Cuando las reglas de estilos se asocian a un documento HTML utilizando un fichero externo o incluyéndolas en el contenido de la etiqueta STYLE en la cabecera del documento, pueden definirse estilos y asociarlos a determinados elementos del documento. </text:p>
                                      <text:p text:style-name="P7">Para definir una clase hay que usar la sintaxis siguiente: </text:p>
                                      <text:p text:style-name="Text_20_body"><text:span text:style-name="Strong_20_Emphasis"><text:span text:style-name="T9">.clase_azul{color:blue}</text:span></text:span><text:span text:style-name="T9"> </text:span></text:p>
                                      <text:p text:style-name="P7">Para asociar un elemento HTML a una clase habrá que usar el atributo CLASS al usar dicho elemento en el <text:soft-page-break/>documento HTML del siguiente modo: </text:p>
                                      <text:p text:style-name="Text_20_body"><text:span text:style-name="Strong_20_Emphasis"><text:span text:style-name="T9">&lt;h3 class="clase_azul"&gt;El encabezado de tercer nivel es ahora azul&lt;/h3&gt;</text:span></text:span></text:p>
                                      <text:p text:style-name="P7">Para restringir la clase a un determinado elemento basta poner el elemento delante del punto al definir la regla. Por ejemplo, para restringir el uso de la clase a párrafos tendremos: </text:p>
                                      <text:p text:style-name="Text_20_body"><text:span text:style-name="Strong_20_Emphasis"><text:span text:style-name="T9">p.clase_azul{color:blue}</text:span></text:span><text:span text:style-name="T9"> </text:span></text:p>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MP2"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MP3" style:family="paragraph" style:parent-style-name="Footer">
      <style:paragraph-properties fo:text-align="end" style:justify-single-word="false"/>
      <style:text-properties fo:font-size="9pt" officeooo:paragraph-rsid="000d4354" style:font-size-asian="9pt" style:font-size-complex="9pt"/>
    </style:style>
    <style:style style:name="MT1" style:family="text">
      <style:text-properties fo:font-size="11pt" fo:font-weight="bold" officeooo:rsid="000e3434" style:font-size-asian="11pt" style:font-weight-asian="bold" style:font-size-complex="11pt" style:font-weight-complex="bold"/>
    </style:style>
    <style:style style:name="MT2" style:family="text">
      <style:text-properties style:font-name="FreeSans" fo:font-style="italic" fo:font-weight="normal" officeooo:rsid="000e3434" style:font-style-asian="italic" style:font-weight-asian="normal" style:font-style-complex="italic" style:font-weight-complex="normal"/>
    </style:style>
    <style:style style:name="MT3" style:family="text">
      <style:text-properties style:font-name="FreeSans" fo:font-weight="normal" officeooo:rsid="000e3434" style:font-weight-asian="normal" style:font-weight-complex="normal"/>
    </style:style>
    <style:style style:name="MT4" style:family="text">
      <style:text-properties style:font-name="FreeSans" fo:font-weight="normal" officeooo:rsid="000d4354" style:font-weight-asian="normal" style:font-weight-complex="normal"/>
    </style:style>
    <style:style style:name="MT5" style:family="text">
      <style:text-properties style:font-name="FreeSans" fo:font-weight="normal" style:font-weight-asian="normal" style:font-weight-complex="normal"/>
    </style:style>
    <style:style style:name="MT6" style:family="text">
      <style:text-properties style:font-name="FreeSan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235cm" fo:margin-bottom="1.63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09cm" fo:margin-left="0cm" fo:margin-right="0cm" fo:margin-bottom="0.499cm" style:dynamic-spacing="false"/>
      </style:header-style>
      <style:footer-style>
        <style:header-footer-properties svg:height="1.099cm" fo:margin-left="0cm" fo:margin-right="0cm" fo:margin-top="0.499cm" style:dynamic-spacing="false"/>
      </style:footer-style>
    </style:page-layout>
  </office:automatic-styles>
  <office:master-styles>
    <style:master-page style:name="Standard" style:page-layout-name="Mpm1">
      <style:header>
        <text:p text:style-name="MP1">LMSGI</text:p>
        <text:p text:style-name="MP2">Utilización de lenguajes de marcas en entornos web_<text:span text:style-name="MT1">02</text:span></text:p>
      </style:header>
      <style:header-first>
        <text:p text:style-name="MP1"/>
        <text:p text:style-name="MP2"><text:span text:style-name="MT1"/></text:p>
      </style:header-first>
      <style:footer>
        <text:p text:style-name="MP3"><text:span text:style-name="MT2">:::Adrián Álvarez Lois:::</text:span><text:span text:style-name="MT3"><text:tab/><text:tab/> <text:s text:c="2"/></text:span><text:span text:style-name="MT4">LMSGI02_Contenidos</text:span><text:span text:style-name="MT5">_ </text:span><text:span text:style-name="MT6"><text:page-number text:select-page="current">19</text:page-number></text:span></text:p>
      </style:footer>
      <style:footer-first>
        <text:p text:style-name="MP3"><text:span text:style-name="MT6"/></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5:07:19.322377040</meta:creation-date>
    <dc:date>2016-10-29T15:48:48.083531081</dc:date>
    <meta:editing-duration>PT1H21M13S</meta:editing-duration>
    <meta:editing-cycles>19</meta:editing-cycles>
    <meta:generator>LibreOffice/4.3.3.2$Linux_X86_64 LibreOffice_project/430m0$Build-2</meta:generator>
    <meta:print-date>2016-10-29T15:44:37.442608222</meta:print-date>
    <meta:document-statistic meta:table-count="19" meta:image-count="0" meta:object-count="0" meta:page-count="19" meta:paragraph-count="566" meta:word-count="6830" meta:character-count="41793" meta:non-whitespace-character-count="35104"/>
  </office:meta>
</office:document-meta>
</file>